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-Mono" svg:font-family="Liberation-Mono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-Sans-CJK-SC" svg:font-family="Noto-Sans-CJK-SC"/>
    <style:font-face style:name="NotoSansCJKSC" svg:font-family="NotoSansCJKSC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20202" loext:decorative="false"/>
    </style:style>
    <style:style style:name="gr2" style:family="graphic" style:parent-style-name="standard">
      <style:graphic-properties draw:stroke="none" draw:fill="solid" draw:fill-color="#010101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solid" svg:stroke-width="0.021cm" svg:stroke-color="#1a472a" draw:stroke-linejoin="miter" svg:stroke-linecap="butt" draw:fill="none" fo:padding-top="0.01cm" fo:padding-bottom="0.01cm" fo:padding-left="0.01cm" fo:padding-right="0.01cm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f5f5f5" loext:decorative="false"/>
    </style:style>
    <style:style style:name="gr11" style:family="graphic" style:parent-style-name="standard">
      <style:graphic-properties draw:stroke="none" draw:fill="solid" draw:fill-color="#e0e0e0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229cm" fo:min-width="15.64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449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020202"/>
    </style:style>
    <style:style style:name="P2" style:family="paragraph">
      <loext:graphic-properties draw:fill="solid" draw:fill-color="#010101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20pt" style:font-size-asian="20pt" style:font-size-complex="20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="solid" draw:fill-color="#f5f5f5"/>
    </style:style>
    <style:style style:name="P12" style:family="paragraph">
      <loext:graphic-properties draw:fill="solid" draw:fill-color="#e0e0e0"/>
    </style:style>
    <style:style style:name="P13" style:family="paragraph">
      <loext:graphic-properties draw:fill="none"/>
      <style:text-properties fo:font-size="11pt" style:font-size-asian="11pt" style:font-size-complex="11pt"/>
    </style:style>
    <style:style style:name="P14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T1" style:family="text">
      <style:text-properties fo:color="#000000" loext:opacity="100%" style:font-name="NotoSansCJKSC" fo:font-size="24pt" fo:font-weight="bold" style:font-name-asian="NotoSansCJKSC" style:font-size-asian="24pt" style:font-weight-asian="bold" style:font-name-complex="NotoSansCJKSC" style:font-size-complex="24pt" style:font-weight-complex="bold"/>
    </style:style>
    <style:style style:name="T2" style:family="text">
      <style:text-properties fo:color="#000000" loext:opacity="100%" style:font-name="NotoSansCJKSC" fo:font-size="12pt" fo:font-weight="bold" style:font-name-asian="NotoSansCJKSC" style:font-size-asian="12pt" style:font-weight-asian="bold" style:font-name-complex="NotoSansCJKSC" style:font-size-complex="12pt" style:font-weight-complex="bold"/>
    </style:style>
    <style:style style:name="T3" style:family="text">
      <style:text-properties fo:color="#1a1a1a" loext:opacity="100%" style:font-name="Noto-Sans-CJK-SC" fo:font-size="12pt" fo:font-weight="normal" style:font-name-asian="Noto-Sans-CJK-SC" style:font-size-asian="12pt" style:font-weight-asian="normal" style:font-name-complex="Noto-Sans-CJK-SC" style:font-size-complex="12pt" style:font-weight-complex="normal"/>
    </style:style>
    <style:style style:name="T4" style:family="text">
      <style:text-properties fo:color="#000000" loext:opacity="100%" style:font-name="NotoSansCJKSC" fo:font-size="20pt" fo:font-weight="bold" style:font-name-asian="NotoSansCJKSC" style:font-size-asian="20pt" style:font-weight-asian="bold" style:font-name-complex="NotoSansCJKSC" style:font-size-complex="20pt" style:font-weight-complex="bold"/>
    </style:style>
    <style:style style:name="T5" style:family="text">
      <style:text-properties fo:color="#1a472a" loext:opacity="100%" style:font-name="Noto-Sans-CJK-SC" fo:font-size="12pt" fo:font-weight="normal" style:font-name-asian="Noto-Sans-CJK-SC" style:font-size-asian="12pt" style:font-weight-asian="normal" style:font-name-complex="Noto-Sans-CJK-SC" style:font-size-complex="12pt" style:font-weight-complex="normal"/>
    </style:style>
    <style:style style:name="T6" style:family="text">
      <style:text-properties fo:color="#666666" loext:opacity="100%" style:font-name="Noto-Sans-CJK-SC" fo:font-size="10pt" fo:font-weight="normal" style:font-name-asian="Noto-Sans-CJK-SC" style:font-size-asian="10pt" style:font-weight-asian="normal" style:font-name-complex="Noto-Sans-CJK-SC" style:font-size-complex="10pt" style:font-weight-complex="normal"/>
    </style:style>
    <style:style style:name="T7" style:family="text">
      <style:text-properties fo:color="#000000" loext:opacity="100%" style:font-name="NotoSansCJKSC" fo:font-size="16pt" fo:font-weight="bold" style:font-name-asian="NotoSansCJKSC" style:font-size-asian="16pt" style:font-weight-asian="bold" style:font-name-complex="NotoSansCJKSC" style:font-size-complex="16pt" style:font-weight-complex="bold"/>
    </style:style>
    <style:style style:name="T8" style:family="text">
      <style:text-properties fo:color="#000000" loext:opacity="100%" style:font-name="NotoSansCJKSC" fo:font-size="14pt" fo:font-weight="bold" style:font-name-asian="NotoSansCJKSC" style:font-size-asian="14pt" style:font-weight-asian="bold" style:font-name-complex="NotoSansCJKSC" style:font-size-complex="14pt" style:font-weight-complex="bold"/>
    </style:style>
    <style:style style:name="T9" style:family="text">
      <style:text-properties fo:color="#2d2d2d" loext:opacity="100%" style:font-name="Liberation-Mono" fo:font-size="11pt" fo:font-weight="normal" style:font-name-asian="Liberation-Mono" style:font-size-asian="11pt" style:font-weight-asian="normal" style:font-name-complex="Liberation-Mono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577cm" svg:height="0.027cm" svg:x="2.211cm" svg:y="8.672cm" svg:viewBox="0 0 16578 28" draw:points="16578,28 0,28 27,0 16551,0">
          <text:p/>
        </draw:polygon>
        <draw:polygon draw:style-name="gr2" draw:text-style-name="P2" draw:layer="layout" svg:width="0.027cm" svg:height="0.053cm" svg:x="2.211cm" svg:y="8.646cm" svg:viewBox="0 0 28 54" draw:points="0,54 0,0 28,27">
          <text:p/>
        </draw:polygon>
        <draw:polygon draw:style-name="gr1" draw:text-style-name="P1" draw:layer="layout" svg:width="0.027cm" svg:height="0.053cm" svg:x="18.761cm" svg:y="8.646cm" svg:viewBox="0 0 28 54" draw:points="0,27 28,0 28,54">
          <text:p/>
        </draw:polygon>
        <draw:polygon draw:style-name="gr2" draw:text-style-name="P2" draw:layer="layout" svg:width="16.577cm" svg:height="0.026cm" svg:x="2.211cm" svg:y="8.646cm" svg:viewBox="0 0 16578 27" draw:points="16551,27 27,27 0,0 16578,0">
          <text:p/>
        </draw:polygon>
        <draw:polygon draw:style-name="gr1" draw:text-style-name="P1" draw:layer="layout" svg:width="16.577cm" svg:height="0.027cm" svg:x="2.211cm" svg:y="18.25cm" svg:viewBox="0 0 16578 28" draw:points="16578,28 0,28 27,0 16551,0">
          <text:p/>
        </draw:polygon>
        <draw:polygon draw:style-name="gr2" draw:text-style-name="P2" draw:layer="layout" svg:width="0.027cm" svg:height="0.053cm" svg:x="2.211cm" svg:y="18.224cm" svg:viewBox="0 0 28 54" draw:points="0,54 0,0 28,27">
          <text:p/>
        </draw:polygon>
        <draw:polygon draw:style-name="gr1" draw:text-style-name="P1" draw:layer="layout" svg:width="0.027cm" svg:height="0.053cm" svg:x="18.761cm" svg:y="18.224cm" svg:viewBox="0 0 28 54" draw:points="0,27 28,0 28,54">
          <text:p/>
        </draw:polygon>
        <draw:polygon draw:style-name="gr2" draw:text-style-name="P2" draw:layer="layout" svg:width="16.577cm" svg:height="0.026cm" svg:x="2.211cm" svg:y="18.224cm" svg:viewBox="0 0 16578 27" draw:points="16551,27 27,27 0,0 16578,0">
          <text:p/>
        </draw:polygon>
        <draw:frame draw:style-name="gr3" draw:text-style-name="P4" draw:layer="layout" svg:width="16.247cm" svg:height="1.229cm" svg:x="2.212cm" svg:y="3.334cm">
          <draw:text-box>
            <text:p text:style-name="P3"><text:span text:style-name="T1">DOC</text:span><text:span text:style-name="T1">UME</text:span><text:span text:style-name="T1">NTAÇ</text:span><text:span text:style-name="T1">ÃO </text:span><text:span text:style-name="T1">TÉCN</text:span><text:span text:style-name="T1">ICA </text:span><text:span text:style-name="T1">DO </text:span><text:span text:style-name="T1">SIST</text:span><text:span text:style-name="T1">EMA</text:span></text:p>
          </draw:text-box>
        </draw:frame>
        <draw:frame draw:style-name="gr3" draw:text-style-name="P4" draw:layer="layout" svg:width="16.02cm" svg:height="1.229cm" svg:x="2.212cm" svg:y="4.689cm">
          <draw:text-box>
            <text:p text:style-name="P3"><text:span text:style-name="T1">DE </text:span><text:span text:style-name="T1">CON</text:span><text:span text:style-name="T1">TROL</text:span><text:span text:style-name="T1">E DE </text:span><text:span text:style-name="T1">AÇÕE</text:span><text:span text:style-name="T1">S </text:span><text:span text:style-name="T1">FINA</text:span><text:span text:style-name="T1">NCEI</text:span><text:span text:style-name="T1">RAS</text:span></text:p>
          </draw:text-box>
        </draw:frame>
        <draw:frame draw:style-name="gr4" draw:text-style-name="P5" draw:layer="layout" svg:width="4.123cm" svg:height="0.615cm" svg:x="2.212cm" svg:y="6.435cm">
          <draw:text-box>
            <text:p text:style-name="P3"><text:span text:style-name="T2">Autor:</text:span><text:span text:style-name="T3"> </text:span><text:span text:style-name="T3">Matheus </text:span><text:span text:style-name="T3">Maia</text:span></text:p>
          </draw:text-box>
        </draw:frame>
        <draw:frame draw:style-name="gr4" draw:text-style-name="P5" draw:layer="layout" svg:width="2.653cm" svg:height="0.615cm" svg:x="2.212cm" svg:y="7.112cm">
          <draw:text-box>
            <text:p text:style-name="P3"><text:span text:style-name="T2">Local:</text:span><text:span text:style-name="T3"> </text:span><text:span text:style-name="T3">Online</text:span></text:p>
          </draw:text-box>
        </draw:frame>
        <draw:frame draw:style-name="gr4" draw:text-style-name="P5" draw:layer="layout" svg:width="5.143cm" svg:height="0.615cm" svg:x="2.212cm" svg:y="7.789cm">
          <draw:text-box>
            <text:p text:style-name="P3"><text:span text:style-name="T2">Data:</text:span><text:span text:style-name="T3"> 24 de </text:span><text:span text:style-name="T3">junho de </text:span><text:span text:style-name="T3">2025</text:span></text:p>
          </draw:text-box>
        </draw:frame>
        <draw:frame draw:style-name="gr5" draw:text-style-name="P6" draw:layer="layout" svg:width="3.288cm" svg:height="1.025cm" svg:x="2.212cm" svg:y="9.811cm">
          <draw:text-box>
            <text:p text:style-name="P3"><text:span text:style-name="T4">SUMÁ</text:span><text:span text:style-name="T4">RIO</text:span></text:p>
          </draw:text-box>
        </draw:frame>
        <draw:line draw:style-name="gr6" draw:text-style-name="P7" draw:layer="layout" svg:x1="2.541cm" svg:y1="11.825cm" svg:x2="5.241cm" svg:y2="11.825cm">
          <text:p/>
        </draw:line>
        <draw:frame draw:style-name="gr4" draw:text-style-name="P5" draw:layer="layout" svg:width="3.037cm" svg:height="0.615cm" svg:x="2.212cm" svg:y="11.271cm">
          <draw:text-box>
            <text:p text:style-name="P3"><text:span text:style-name="T3">1 </text:span><text:span text:style-name="T5">INTRODUÇ</text:span><text:span text:style-name="T5">ÃO</text:span></text:p>
          </draw:text-box>
        </draw:frame>
        <draw:line draw:style-name="gr6" draw:text-style-name="P7" draw:layer="layout" svg:x1="2.541cm" svg:y1="12.503cm" svg:x2="5.501cm" svg:y2="12.503cm">
          <text:p/>
        </draw:line>
        <draw:frame draw:style-name="gr4" draw:text-style-name="P5" draw:layer="layout" svg:width="3.315cm" svg:height="0.615cm" svg:x="2.212cm" svg:y="11.949cm">
          <draw:text-box>
            <text:p text:style-name="P3"><text:span text:style-name="T3">2 </text:span><text:span text:style-name="T5">METODOLO</text:span><text:span text:style-name="T5">GIA</text:span></text:p>
          </draw:text-box>
        </draw:frame>
        <draw:line draw:style-name="gr6" draw:text-style-name="P7" draw:layer="layout" svg:x1="2.541cm" svg:y1="13.18cm" svg:x2="7.578cm" svg:y2="13.18cm">
          <text:p/>
        </draw:line>
        <draw:frame draw:style-name="gr4" draw:text-style-name="P5" draw:layer="layout" svg:width="5.384cm" svg:height="0.615cm" svg:x="2.212cm" svg:y="12.626cm">
          <draw:text-box>
            <text:p text:style-name="P3"><text:span text:style-name="T3">3 </text:span><text:span text:style-name="T5">DESCRIÇÃO </text:span><text:span text:style-name="T5">DAS </text:span><text:span text:style-name="T5">CLASSES</text:span></text:p>
          </draw:text-box>
        </draw:frame>
        <draw:line draw:style-name="gr6" draw:text-style-name="P7" draw:layer="layout" svg:x1="2.894cm" svg:y1="13.857cm" svg:x2="8.689cm" svg:y2="13.857cm">
          <text:p/>
        </draw:line>
        <draw:frame draw:style-name="gr4" draw:text-style-name="P5" draw:layer="layout" svg:width="6.479cm" svg:height="0.615cm" svg:x="2.212cm" svg:y="13.303cm">
          <draw:text-box>
            <text:p text:style-name="P3"><text:span text:style-name="T3">3.1 </text:span><text:span text:style-name="T5">Camada </text:span><text:span text:style-name="T5">de Modelos </text:span><text:span text:style-name="T5">(Models)</text:span></text:p>
          </draw:text-box>
        </draw:frame>
        <draw:line draw:style-name="gr6" draw:text-style-name="P7" draw:layer="layout" svg:x1="2.894cm" svg:y1="14.535cm" svg:x2="9.23cm" svg:y2="14.535cm">
          <text:p/>
        </draw:line>
        <draw:frame draw:style-name="gr4" draw:text-style-name="P5" draw:layer="layout" svg:width="7.033cm" svg:height="0.615cm" svg:x="2.212cm" svg:y="13.981cm">
          <draw:text-box>
            <text:p text:style-name="P3"><text:span text:style-name="T3">3.2 </text:span><text:span text:style-name="T5">Camada </text:span><text:span text:style-name="T5">de </text:span><text:span text:style-name="T5">Formulário</text:span><text:span text:style-name="T5">s (Forms)</text:span></text:p>
          </draw:text-box>
        </draw:frame>
        <draw:line draw:style-name="gr6" draw:text-style-name="P7" draw:layer="layout" svg:x1="2.894cm" svg:y1="15.212cm" svg:x2="7.982cm" svg:y2="15.212cm">
          <text:p/>
        </draw:line>
        <draw:frame draw:style-name="gr4" draw:text-style-name="P5" draw:layer="layout" svg:width="5.77cm" svg:height="0.615cm" svg:x="2.212cm" svg:y="14.658cm">
          <draw:text-box>
            <text:p text:style-name="P3"><text:span text:style-name="T3">3.3 </text:span><text:span text:style-name="T5">Camada </text:span><text:span text:style-name="T5">de Visões </text:span><text:span text:style-name="T5">(Views)</text:span></text:p>
          </draw:text-box>
        </draw:frame>
        <draw:line draw:style-name="gr6" draw:text-style-name="P7" draw:layer="layout" svg:x1="2.541cm" svg:y1="15.889cm" svg:x2="10.175cm" svg:y2="15.889cm">
          <text:p/>
        </draw:line>
        <draw:frame draw:style-name="gr4" draw:text-style-name="P5" draw:layer="layout" svg:width="7.985cm" svg:height="0.615cm" svg:x="2.212cm" svg:y="15.335cm">
          <draw:text-box>
            <text:p text:style-name="P3"><text:span text:style-name="T3">4 </text:span><text:span text:style-name="T5">RELACIONA</text:span><text:span text:style-name="T5">MENTOS E </text:span><text:span text:style-name="T5">CARDINALI</text:span><text:span text:style-name="T5">DADE</text:span></text:p>
          </draw:text-box>
        </draw:frame>
        <draw:line draw:style-name="gr6" draw:text-style-name="P7" draw:layer="layout" svg:x1="2.541cm" svg:y1="16.567cm" svg:x2="7.013cm" svg:y2="16.567cm">
          <text:p/>
        </draw:line>
        <draw:frame draw:style-name="gr4" draw:text-style-name="P5" draw:layer="layout" svg:width="4.858cm" svg:height="0.615cm" svg:x="2.212cm" svg:y="16.013cm">
          <draw:text-box>
            <text:p text:style-name="P3"><text:span text:style-name="T3">5 </text:span><text:span text:style-name="T5">PADRÕES </text:span><text:span text:style-name="T5">DE </text:span><text:span text:style-name="T5">PROJETO</text:span></text:p>
          </draw:text-box>
        </draw:frame>
        <draw:line draw:style-name="gr6" draw:text-style-name="P7" draw:layer="layout" svg:x1="2.541cm" svg:y1="17.244cm" svg:x2="5.024cm" svg:y2="17.244cm">
          <text:p/>
        </draw:line>
        <draw:frame draw:style-name="gr4" draw:text-style-name="P5" draw:layer="layout" svg:width="2.851cm" svg:height="0.615cm" svg:x="2.212cm" svg:y="16.69cm">
          <draw:text-box>
            <text:p text:style-name="P3"><text:span text:style-name="T3">6 </text:span><text:span text:style-name="T5">CONCLUSÃ</text:span><text:span text:style-name="T5">O</text:span></text:p>
          </draw:text-box>
        </draw:frame>
        <draw:line draw:style-name="gr6" draw:text-style-name="P7" draw:layer="layout" svg:x1="2.541cm" svg:y1="17.921cm" svg:x2="5.27cm" svg:y2="17.921cm">
          <text:p/>
        </draw:line>
        <draw:frame draw:style-name="gr4" draw:text-style-name="P5" draw:layer="layout" svg:width="3.061cm" svg:height="0.615cm" svg:x="2.212cm" svg:y="17.367cm">
          <draw:text-box>
            <text:p text:style-name="P3"><text:span text:style-name="T3">7 </text:span><text:span text:style-name="T5">REFERÊNCI</text:span><text:span text:style-name="T5">AS</text:span></text:p>
          </draw:text-box>
        </draw:frame>
        <draw:frame draw:style-name="gr5" draw:text-style-name="P6" draw:layer="layout" svg:width="5.306cm" svg:height="1.025cm" svg:x="2.212cm" svg:y="19.389cm">
          <draw:text-box>
            <text:p text:style-name="P3"><text:span text:style-name="T4">1 </text:span><text:span text:style-name="T4">INTRO</text:span><text:span text:style-name="T4">DUÇÃ</text:span><text:span text:style-name="T4">O</text:span></text:p>
          </draw:text-box>
        </draw:frame>
        <draw:frame draw:style-name="gr4" draw:text-style-name="P5" draw:layer="layout" svg:width="16.912cm" svg:height="0.615cm" svg:x="2.212cm" svg:y="20.849cm">
          <draw:text-box>
            <text:p text:style-name="P3"><text:span text:style-name="T3">Este <text:s text:c="2"/></text:span><text:span text:style-name="T3">documento </text:span><text:span text:style-name="T3"><text:s text:c="2"/>apresenta <text:s/></text:span><text:span text:style-name="T3"><text:s/>a <text:s text:c="2"/></text:span><text:span text:style-name="T3">documenta</text:span><text:span text:style-name="T3">ção <text:s text:c="2"/></text:span><text:span text:style-name="T3">técnica <text:s text:c="2"/></text:span><text:span text:style-name="T3">detalhada <text:s text:c="2"/></text:span><text:span text:style-name="T3">do <text:s text:c="2"/></text:span><text:span text:style-name="T3">sistema <text:s text:c="2"/>de</text:span></text:p>
          </draw:text-box>
        </draw:frame>
        <draw:frame draw:style-name="gr4" draw:text-style-name="P5" draw:layer="layout" svg:width="16.625cm" svg:height="0.615cm" svg:x="2.212cm" svg:y="21.527cm">
          <draw:text-box>
            <text:p text:style-name="P3"><text:span text:style-name="T3">controle de </text:span><text:span text:style-name="T3">ações </text:span><text:span text:style-name="T3">financeiras </text:span><text:span text:style-name="T3">desenvolvi</text:span><text:span text:style-name="T3">do na </text:span><text:span text:style-name="T3">plataforma </text:span><text:span text:style-name="T3">Django. O </text:span><text:span text:style-name="T3">sistema </text:span><text:span text:style-name="T3">oferece</text:span></text:p>
          </draw:text-box>
        </draw:frame>
        <draw:frame draw:style-name="gr4" draw:text-style-name="P5" draw:layer="layout" svg:width="16.893cm" svg:height="0.615cm" svg:x="2.212cm" svg:y="22.204cm">
          <draw:text-box>
            <text:p text:style-name="P3"><text:span text:style-name="T3">aos <text:s text:c="2"/></text:span><text:span text:style-name="T3">usuários <text:s text:c="2"/></text:span><text:span text:style-name="T3">funcionalid</text:span><text:span text:style-name="T3">ades <text:s text:c="2"/></text:span><text:span text:style-name="T3">essenciais <text:s text:c="2"/></text:span><text:span text:style-name="T3">para <text:s text:c="2"/>a <text:s text:c="2"/></text:span><text:span text:style-name="T3">gestão <text:s text:c="2"/>de <text:s text:c="2"/></text:span><text:span text:style-name="T3">seus <text:s text:c="2"/></text:span><text:span text:style-name="T3">investimen</text:span><text:span text:style-name="T3">tos,</text:span></text:p>
          </draw:text-box>
        </draw:frame>
        <draw:frame draw:style-name="gr4" draw:text-style-name="P5" draw:layer="layout" svg:width="17.088cm" svg:height="0.615cm" svg:x="2.212cm" svg:y="22.881cm">
          <draw:text-box>
            <text:p text:style-name="P3"><text:span text:style-name="T3">incluindo <text:s text:c="2"/></text:span><text:span text:style-name="T3">a <text:s text:c="2"/></text:span><text:span text:style-name="T3">capacidade </text:span><text:span text:style-name="T3"><text:s text:c="2"/>de <text:s text:c="2"/></text:span><text:span text:style-name="T3">realizar <text:s text:c="2"/></text:span><text:span text:style-name="T3">transferênc</text:span><text:span text:style-name="T3">ias <text:s text:c="2"/></text:span><text:span text:style-name="T3">bancárias, <text:s text:c="2"/></text:span><text:span text:style-name="T3">comprar <text:s text:c="2"/>e <text:s/></text:span><text:span text:style-name="T3"><text:s/>vender</text:span></text:p>
          </draw:text-box>
        </draw:frame>
        <draw:frame draw:style-name="gr4" draw:text-style-name="P5" draw:layer="layout" svg:width="16.673cm" svg:height="0.615cm" svg:x="2.212cm" svg:y="23.559cm">
          <draw:text-box>
            <text:p text:style-name="P3"><text:span text:style-name="T3">ações, <text:s text:c="2"/></text:span><text:span text:style-name="T3">marcar <text:s text:c="2"/></text:span><text:span text:style-name="T3">ações <text:s text:c="2"/></text:span><text:span text:style-name="T3">como <text:s text:c="2"/></text:span><text:span text:style-name="T3">favoritas <text:s text:c="2"/></text:span><text:span text:style-name="T3">para <text:s text:c="2"/></text:span><text:span text:style-name="T3">acompanh</text:span><text:span text:style-name="T3">amento <text:s text:c="2"/>e <text:s text:c="2"/></text:span><text:span text:style-name="T3">uma <text:s text:c="2"/></text:span><text:span text:style-name="T3">interface</text:span></text:p>
          </draw:text-box>
        </draw:frame>
        <draw:frame draw:style-name="gr4" draw:text-style-name="P5" draw:layer="layout" svg:width="9.339cm" svg:height="0.615cm" svg:x="2.212cm" svg:y="24.236cm">
          <draw:text-box>
            <text:p text:style-name="P3"><text:span text:style-name="T3">administrat</text:span><text:span text:style-name="T3">iva para </text:span><text:span text:style-name="T3">gerenciam</text:span><text:span text:style-name="T3">ento do </text:span><text:span text:style-name="T3">sistema.</text:span></text:p>
          </draw:text-box>
        </draw:frame>
        <draw:frame draw:style-name="gr4" draw:text-style-name="P5" draw:layer="layout" svg:width="16.962cm" svg:height="0.615cm" svg:x="2.212cm" svg:y="25.125cm">
          <draw:text-box>
            <text:p text:style-name="P3"><text:span text:style-name="T3">O <text:s text:c="2"/>objetivo <text:s/></text:span><text:span text:style-name="T3"><text:s/>desta <text:s text:c="2"/></text:span><text:span text:style-name="T3">documenta</text:span><text:span text:style-name="T3">ção <text:s text:c="2"/>é <text:s text:c="2"/></text:span><text:span text:style-name="T3">fornecer <text:s text:c="2"/></text:span><text:span text:style-name="T3">uma <text:s text:c="2"/>visão <text:s/></text:span><text:span text:style-name="T3"><text:s/>clara <text:s text:c="2"/>e <text:s text:c="2"/></text:span><text:span text:style-name="T3">abrangente </text:span><text:span text:style-name="T3"><text:s text:c="2"/>da</text:span></text:p>
          </draw:text-box>
        </draw:frame>
        <draw:frame draw:style-name="gr4" draw:text-style-name="P5" draw:layer="layout" svg:width="16.348cm" svg:height="0.615cm" svg:x="2.212cm" svg:y="25.802cm">
          <draw:text-box>
            <text:p text:style-name="P3"><text:span text:style-name="T3">arquitetura </text:span><text:span text:style-name="T3">do </text:span><text:span text:style-name="T3">software, </text:span><text:span text:style-name="T3">detalhando </text:span><text:span text:style-name="T3">as classes, </text:span><text:span text:style-name="T3">seus </text:span><text:span text:style-name="T3">relacionam</text:span><text:span text:style-name="T3">entos e os </text:span><text:span text:style-name="T3">padrões</text:span></text:p>
          </draw:text-box>
        </draw:frame>
        <draw:frame draw:style-name="gr7" draw:text-style-name="P8" draw:layer="layout" svg:width="0.687cm" svg:height="0.509cm" svg:x="10.156cm" svg:y="28.445cm">
          <draw:text-box>
            <text:p text:style-name="P3"><text:span text:style-name="T6">1 / 9</text:span></text:p>
          </draw:text-box>
        </draw:frame>
      </draw:page>
      <draw:page draw:name="page2" draw:style-name="dp1" draw:master-page-name="master-page38">
        <draw:frame draw:style-name="gr4" draw:text-style-name="P5" draw:layer="layout" svg:width="17.279cm" svg:height="0.615cm" svg:x="2.212cm" svg:y="2.032cm">
          <draw:text-box>
            <text:p text:style-name="P3"><text:span text:style-name="T3">de <text:s text:c="2"/>projeto </text:span><text:span text:style-name="T3"><text:s text:c="2"/></text:span><text:span text:style-name="T3">empregado</text:span><text:span text:style-name="T3">s. <text:s text:c="2"/>A <text:s text:c="2"/></text:span><text:span text:style-name="T3">análise <text:s text:c="2"/></text:span><text:span text:style-name="T3">aqui <text:s text:c="2"/></text:span><text:span text:style-name="T3">apresentad</text:span><text:span text:style-name="T3">a <text:s text:c="2"/>serve <text:s text:c="2"/></text:span><text:span text:style-name="T3">como <text:s text:c="2"/>um <text:s text:c="2"/></text:span><text:span text:style-name="T3">guia <text:s text:c="2"/>para</text:span></text:p>
          </draw:text-box>
        </draw:frame>
        <draw:frame draw:style-name="gr4" draw:text-style-name="P5" draw:layer="layout" svg:width="3.666cm" svg:height="0.615cm" svg:x="2.212cm" svg:y="2.709cm">
          <draw:text-box>
            <text:p text:style-name="P3"><text:span text:style-name="T3">desenvolve</text:span><text:span text:style-name="T3">dores, <text:s/></text:span></text:p>
          </draw:text-box>
        </draw:frame>
        <draw:frame draw:style-name="gr4" draw:text-style-name="P5" draw:layer="layout" svg:width="2.238cm" svg:height="0.615cm" svg:x="6.068cm" svg:y="2.709cm">
          <draw:text-box>
            <text:p text:style-name="P3"><text:span text:style-name="T3">arquitetos <text:s/></text:span></text:p>
          </draw:text-box>
        </draw:frame>
        <draw:frame draw:style-name="gr4" draw:text-style-name="P5" draw:layer="layout" svg:width="0.689cm" svg:height="0.615cm" svg:x="8.484cm" svg:y="2.709cm">
          <draw:text-box>
            <text:p text:style-name="P3"><text:span text:style-name="T3">de <text:s/></text:span></text:p>
          </draw:text-box>
        </draw:frame>
        <draw:frame draw:style-name="gr4" draw:text-style-name="P5" draw:layer="layout" svg:width="1.92cm" svg:height="0.615cm" svg:x="9.371cm" svg:y="2.709cm">
          <draw:text-box>
            <text:p text:style-name="P3"><text:span text:style-name="T3">software <text:s/></text:span></text:p>
          </draw:text-box>
        </draw:frame>
        <draw:frame draw:style-name="gr4" draw:text-style-name="P5" draw:layer="layout" svg:width="0.426cm" svg:height="0.615cm" svg:x="11.481cm" svg:y="2.709cm">
          <draw:text-box>
            <text:p text:style-name="P3"><text:span text:style-name="T3">e <text:s/></text:span></text:p>
          </draw:text-box>
        </draw:frame>
        <draw:frame draw:style-name="gr4" draw:text-style-name="P5" draw:layer="layout" svg:width="1.465cm" svg:height="0.615cm" svg:x="12.106cm" svg:y="2.709cm">
          <draw:text-box>
            <text:p text:style-name="P3"><text:span text:style-name="T3">outras <text:s/></text:span></text:p>
          </draw:text-box>
        </draw:frame>
        <draw:frame draw:style-name="gr4" draw:text-style-name="P5" draw:layer="layout" svg:width="1.449cm" svg:height="0.615cm" svg:x="13.759cm" svg:y="2.709cm">
          <draw:text-box>
            <text:p text:style-name="P3"><text:span text:style-name="T3">partes <text:s/></text:span></text:p>
          </draw:text-box>
        </draw:frame>
        <draw:frame draw:style-name="gr4" draw:text-style-name="P5" draw:layer="layout" svg:width="2.693cm" svg:height="0.615cm" svg:x="15.393cm" svg:y="2.709cm">
          <draw:text-box>
            <text:p text:style-name="P3"><text:span text:style-name="T3">interessada</text:span><text:span text:style-name="T3">s <text:s/></text:span></text:p>
          </draw:text-box>
        </draw:frame>
        <draw:frame draw:style-name="gr4" draw:text-style-name="P5" draw:layer="layout" svg:width="0.517cm" svg:height="0.615cm" svg:x="18.274cm" svg:y="2.709cm">
          <draw:text-box>
            <text:p text:style-name="P3"><text:span text:style-name="T3">no</text:span></text:p>
          </draw:text-box>
        </draw:frame>
        <draw:frame draw:style-name="gr4" draw:text-style-name="P5" draw:layer="layout" svg:width="11.084cm" svg:height="0.615cm" svg:x="2.212cm" svg:y="3.387cm">
          <draw:text-box>
            <text:p text:style-name="P3"><text:span text:style-name="T3">entendime</text:span><text:span text:style-name="T3">nto, <text:s text:c="2"/></text:span><text:span text:style-name="T3">manutençã</text:span><text:span text:style-name="T3">o <text:s text:c="2"/>e <text:s text:c="2"/></text:span><text:span text:style-name="T3">evolução <text:s text:c="2"/></text:span><text:span text:style-name="T3">do <text:s text:c="2"/></text:span><text:span text:style-name="T3">sistema.</text:span></text:p>
          </draw:text-box>
        </draw:frame>
        <draw:frame draw:style-name="gr5" draw:text-style-name="P6" draw:layer="layout" svg:width="5.799cm" svg:height="1.025cm" svg:x="2.212cm" svg:y="5.821cm">
          <draw:text-box>
            <text:p text:style-name="P3"><text:span text:style-name="T4">2 </text:span><text:span text:style-name="T4">ME</text:span><text:span text:style-name="T4">TO</text:span><text:span text:style-name="T4">DO</text:span><text:span text:style-name="T4">LO</text:span><text:span text:style-name="T4">GIA</text:span></text:p>
          </draw:text-box>
        </draw:frame>
        <draw:frame draw:style-name="gr4" draw:text-style-name="P5" draw:layer="layout" svg:width="16.13cm" svg:height="0.615cm" svg:x="2.212cm" svg:y="7.281cm">
          <draw:text-box>
            <text:p text:style-name="P3"><text:span text:style-name="T3">Para a </text:span><text:span text:style-name="T3">elaboração </text:span><text:span text:style-name="T3">desta </text:span><text:span text:style-name="T3">document</text:span><text:span text:style-name="T3">ação, foi </text:span><text:span text:style-name="T3">utilizada a </text:span><text:span text:style-name="T3">abordage</text:span><text:span text:style-name="T3">m de </text:span><text:span text:style-name="T3">modelage</text:span><text:span text:style-name="T3">m</text:span></text:p>
          </draw:text-box>
        </draw:frame>
        <draw:frame draw:style-name="gr4" draw:text-style-name="P5" draw:layer="layout" svg:width="17.293cm" svg:height="0.615cm" svg:x="2.212cm" svg:y="7.959cm">
          <draw:text-box>
            <text:p text:style-name="P3"><text:span text:style-name="T3">visual <text:s text:c="2"/></text:span><text:span text:style-name="T3">através <text:s text:c="2"/></text:span><text:span text:style-name="T3">da <text:s text:c="2"/></text:span><text:span text:style-name="T3">Linguage</text:span><text:span text:style-name="T3">m <text:s text:c="2"/>de <text:s text:c="2"/></text:span><text:span text:style-name="T3">Modelag</text:span><text:span text:style-name="T3">em <text:s text:c="2"/></text:span><text:span text:style-name="T3">Unificada </text:span><text:span text:style-name="T3"><text:s text:c="2"/>(UML <text:s text:c="2"/>- <text:s text:c="2"/></text:span><text:span text:style-name="T3">Unified <text:s text:c="2"/></text:span><text:span text:style-name="T3">Modeling</text:span></text:p>
          </draw:text-box>
        </draw:frame>
        <draw:frame draw:style-name="gr4" draw:text-style-name="P5" draw:layer="layout" svg:width="2.197cm" svg:height="0.615cm" svg:x="2.212cm" svg:y="8.636cm">
          <draw:text-box>
            <text:p text:style-name="P3"><text:span text:style-name="T3">Langua</text:span><text:span text:style-name="T3">ge).</text:span></text:p>
          </draw:text-box>
        </draw:frame>
        <draw:frame draw:style-name="gr4" draw:text-style-name="P5" draw:layer="layout" svg:width="0.422cm" svg:height="0.615cm" svg:x="4.695cm" svg:y="8.636cm">
          <draw:text-box>
            <text:p text:style-name="P3"><text:span text:style-name="T3"><text:s/></text:span></text:p>
          </draw:text-box>
        </draw:frame>
        <draw:frame draw:style-name="gr4" draw:text-style-name="P5" draw:layer="layout" svg:width="0.506cm" svg:height="0.615cm" svg:x="5.071cm" svg:y="8.636cm">
          <draw:text-box>
            <text:p text:style-name="P3"><text:span text:style-name="T3">O <text:s/></text:span></text:p>
          </draw:text-box>
        </draw:frame>
        <draw:frame draw:style-name="gr4" draw:text-style-name="P5" draw:layer="layout" svg:width="2.081cm" svg:height="0.615cm" svg:x="6.055cm" svg:y="8.636cm">
          <draw:text-box>
            <text:p text:style-name="P3"><text:span text:style-name="T3">diagrama <text:s/></text:span></text:p>
          </draw:text-box>
        </draw:frame>
        <draw:frame draw:style-name="gr4" draw:text-style-name="P5" draw:layer="layout" svg:width="0.689cm" svg:height="0.615cm" svg:x="8.603cm" svg:y="8.636cm">
          <draw:text-box>
            <text:p text:style-name="P3"><text:span text:style-name="T3">de </text:span><text:span text:style-name="T3"><text:s/></text:span></text:p>
          </draw:text-box>
        </draw:frame>
        <draw:frame draw:style-name="gr4" draw:text-style-name="P5" draw:layer="layout" svg:width="1.405cm" svg:height="0.615cm" svg:x="9.771cm" svg:y="8.636cm">
          <draw:text-box>
            <text:p text:style-name="P3"><text:span text:style-name="T3">classes</text:span></text:p>
          </draw:text-box>
        </draw:frame>
        <draw:frame draw:style-name="gr4" draw:text-style-name="P5" draw:layer="layout" svg:width="0.422cm" svg:height="0.615cm" svg:x="11.469cm" svg:y="8.636cm">
          <draw:text-box>
            <text:p text:style-name="P3"><text:span text:style-name="T3"><text:s/></text:span></text:p>
          </draw:text-box>
        </draw:frame>
        <draw:frame draw:style-name="gr4" draw:text-style-name="P5" draw:layer="layout" svg:width="0.999cm" svg:height="0.615cm" svg:x="11.844cm" svg:y="8.636cm">
          <draw:text-box>
            <text:p text:style-name="P3"><text:span text:style-name="T3">UM</text:span><text:span text:style-name="T3">L,</text:span></text:p>
          </draw:text-box>
        </draw:frame>
        <draw:frame draw:style-name="gr4" draw:text-style-name="P5" draw:layer="layout" svg:width="0.422cm" svg:height="0.615cm" svg:x="13.136cm" svg:y="8.636cm">
          <draw:text-box>
            <text:p text:style-name="P3"><text:span text:style-name="T3"><text:s/></text:span></text:p>
          </draw:text-box>
        </draw:frame>
        <draw:frame draw:style-name="gr4" draw:text-style-name="P5" draw:layer="layout" svg:width="2.094cm" svg:height="0.615cm" svg:x="13.511cm" svg:y="8.636cm">
          <draw:text-box>
            <text:p text:style-name="P3"><text:span text:style-name="T3">fornecido <text:s/></text:span></text:p>
          </draw:text-box>
        </draw:frame>
        <draw:frame draw:style-name="gr4" draw:text-style-name="P5" draw:layer="layout" svg:width="1.313cm" svg:height="0.615cm" svg:x="16.08cm" svg:y="8.636cm">
          <draw:text-box>
            <text:p text:style-name="P3"><text:span text:style-name="T3">c</text:span><text:span text:style-name="T3">o</text:span><text:span text:style-name="T3">m</text:span><text:span text:style-name="T3">o <text:s/></text:span></text:p>
          </draw:text-box>
        </draw:frame>
        <draw:frame draw:style-name="gr4" draw:text-style-name="P5" draw:layer="layout" svg:width="0.935cm" svg:height="0.615cm" svg:x="17.861cm" svg:y="8.636cm">
          <draw:text-box>
            <text:p text:style-name="P3"><text:span text:style-name="T3">b</text:span><text:span text:style-name="T3">a</text:span><text:span text:style-name="T3">s</text:span><text:span text:style-name="T3">e</text:span></text:p>
          </draw:text-box>
        </draw:frame>
        <draw:frame draw:style-name="gr4" draw:text-style-name="P5" draw:layer="layout" svg:width="17.08cm" svg:height="0.615cm" svg:x="2.212cm" svg:y="9.313cm">
          <draw:text-box>
            <text:p text:style-name="P3"><text:span text:style-name="T3">(</text:span><text:span text:style-name="T3">d</text:span><text:span text:style-name="T3">i</text:span><text:span text:style-name="T3">a</text:span><text:span text:style-name="T3">g</text:span><text:span text:style-name="T3">r</text:span><text:span text:style-name="T3">a</text:span><text:span text:style-name="T3">m</text:span><text:span text:style-name="T3">a</text:span><text:span text:style-name="T3">_</text:span><text:span text:style-name="T3">c</text:span><text:span text:style-name="T3">l</text:span><text:span text:style-name="T3">a</text:span><text:span text:style-name="T3">s</text:span><text:span text:style-name="T3">s</text:span><text:span text:style-name="T3">e</text:span><text:span text:style-name="T3">s</text:span><text:span text:style-name="T3">_</text:span><text:span text:style-name="T3">d</text:span><text:span text:style-name="T3">j</text:span><text:span text:style-name="T3">a</text:span><text:span text:style-name="T3">n</text:span><text:span text:style-name="T3">g</text:span><text:span text:style-name="T3">o</text:span><text:span text:style-name="T3">_</text:span><text:span text:style-name="T3">a</text:span><text:span text:style-name="T3">b</text:span><text:span text:style-name="T3">n</text:span><text:span text:style-name="T3">t.</text:span><text:span text:style-name="T3">p</text:span><text:span text:style-name="T3">n</text:span><text:span text:style-name="T3">g</text:span><text:span text:style-name="T3">), </text:span><text:span text:style-name="T3"><text:s text:c="2"/></text:span><text:span text:style-name="T3">f</text:span><text:span text:style-name="T3">o</text:span><text:span text:style-name="T3">i <text:s text:c="2"/></text:span><text:span text:style-name="T3">o </text:span><text:span text:style-name="T3"><text:s text:c="2"/></text:span><text:span text:style-name="T3">p</text:span><text:span text:style-name="T3">o</text:span><text:span text:style-name="T3">n</text:span><text:span text:style-name="T3">t</text:span><text:span text:style-name="T3">o </text:span><text:span text:style-name="T3"><text:s text:c="2"/></text:span><text:span text:style-name="T3">d</text:span><text:span text:style-name="T3">e <text:s/></text:span><text:span text:style-name="T3"><text:s/></text:span><text:span text:style-name="T3">p</text:span><text:span text:style-name="T3">a</text:span><text:span text:style-name="T3">rt</text:span><text:span text:style-name="T3">i</text:span><text:span text:style-name="T3">d</text:span><text:span text:style-name="T3">a <text:s/></text:span><text:span text:style-name="T3"><text:s/></text:span><text:span text:style-name="T3">p</text:span><text:span text:style-name="T3">a</text:span><text:span text:style-name="T3">r</text:span><text:span text:style-name="T3">a <text:s/></text:span><text:span text:style-name="T3"><text:s/>a </text:span><text:span text:style-name="T3"><text:s text:c="2"/></text:span><text:span text:style-name="T3">a</text:span><text:span text:style-name="T3">n</text:span><text:span text:style-name="T3">á</text:span><text:span text:style-name="T3">li</text:span><text:span text:style-name="T3">s</text:span><text:span text:style-name="T3">e <text:s/></text:span><text:span text:style-name="T3"><text:s/></text:span><text:span text:style-name="T3">d</text:span><text:span text:style-name="T3">a</text:span></text:p>
          </draw:text-box>
        </draw:frame>
        <draw:frame draw:style-name="gr4" draw:text-style-name="P5" draw:layer="layout" svg:width="5.854cm" svg:height="0.615cm" svg:x="2.212cm" svg:y="9.991cm">
          <draw:text-box>
            <text:p text:style-name="P3"><text:span text:style-name="T3">e</text:span><text:span text:style-name="T3">s</text:span><text:span text:style-name="T3">t</text:span><text:span text:style-name="T3">r</text:span><text:span text:style-name="T3">u</text:span><text:span text:style-name="T3">t</text:span><text:span text:style-name="T3">u</text:span><text:span text:style-name="T3">r</text:span><text:span text:style-name="T3">a</text:span><text:span text:style-name="T3"> </text:span><text:span text:style-name="T3">e</text:span><text:span text:style-name="T3">s</text:span><text:span text:style-name="T3">t</text:span><text:span text:style-name="T3">á</text:span><text:span text:style-name="T3">t</text:span><text:span text:style-name="T3">i</text:span><text:span text:style-name="T3">c</text:span><text:span text:style-name="T3">a</text:span><text:span text:style-name="T3"> </text:span><text:span text:style-name="T3">d</text:span><text:span text:style-name="T3">o</text:span><text:span text:style-name="T3"> </text:span><text:span text:style-name="T3">s</text:span><text:span text:style-name="T3">i</text:span><text:span text:style-name="T3">s</text:span><text:span text:style-name="T3">t</text:span><text:span text:style-name="T3">e</text:span><text:span text:style-name="T3">m</text:span><text:span text:style-name="T3">a</text:span><text:span text:style-name="T3">.</text:span></text:p>
          </draw:text-box>
        </draw:frame>
        <draw:frame draw:style-name="gr4" draw:text-style-name="P5" draw:layer="layout" svg:width="9.119cm" svg:height="0.615cm" svg:x="2.212cm" svg:y="10.88cm">
          <draw:text-box>
            <text:p text:style-name="P3"><text:span text:style-name="T3">A </text:span><text:span text:style-name="T3">me</text:span><text:span text:style-name="T3">tod</text:span><text:span text:style-name="T3">olo</text:span><text:span text:style-name="T3">gia </text:span><text:span text:style-name="T3">co</text:span><text:span text:style-name="T3">nsi</text:span><text:span text:style-name="T3">sti</text:span><text:span text:style-name="T3">u </text:span><text:span text:style-name="T3">no</text:span><text:span text:style-name="T3">s </text:span><text:span text:style-name="T3">seg</text:span><text:span text:style-name="T3">uin</text:span><text:span text:style-name="T3">tes </text:span><text:span text:style-name="T3">pas</text:span><text:span text:style-name="T3">sos</text:span><text:span text:style-name="T3">:</text:span></text:p>
          </draw:text-box>
        </draw:frame>
        <draw:frame draw:style-name="gr4" draw:text-style-name="P5" draw:layer="layout" svg:width="16.299cm" svg:height="0.615cm" svg:x="2.212cm" svg:y="11.557cm">
          <draw:text-box>
            <text:p text:style-name="P3"><text:span text:style-name="T3">1. </text:span><text:span text:style-name="T2">Anális</text:span><text:span text:style-name="T2">e de </text:span><text:span text:style-name="T2">Código </text:span><text:span text:style-name="T2">Fonte:</text:span><text:span text:style-name="T3"> </text:span><text:span text:style-name="T3">Exame </text:span><text:span text:style-name="T3">dos </text:span><text:span text:style-name="T3">arquiv</text:span><text:span text:style-name="T3">os de </text:span><text:span text:style-name="T3">código </text:span><text:span text:style-name="T3">do </text:span><text:span text:style-name="T3">projeto </text:span><text:span text:style-name="T3">Django </text:span><text:span text:style-name="T3">para</text:span></text:p>
          </draw:text-box>
        </draw:frame>
        <draw:frame draw:style-name="gr4" draw:text-style-name="P5" draw:layer="layout" svg:width="13.917cm" svg:height="0.615cm" svg:x="2.212cm" svg:y="12.234cm">
          <draw:text-box>
            <text:p text:style-name="P3"><text:span text:style-name="T3">extrair as </text:span><text:span text:style-name="T3">definições de </text:span><text:span text:style-name="T3">classes, </text:span><text:span text:style-name="T3">atributos, </text:span><text:span text:style-name="T3">métodos e </text:span><text:span text:style-name="T3">relacioname</text:span><text:span text:style-name="T3">ntos.</text:span></text:p>
          </draw:text-box>
        </draw:frame>
        <draw:frame draw:style-name="gr4" draw:text-style-name="P5" draw:layer="layout" svg:width="16.142cm" svg:height="0.615cm" svg:x="2.212cm" svg:y="12.912cm">
          <draw:text-box>
            <text:p text:style-name="P3"><text:span text:style-name="T3">2</text:span><text:span text:style-name="T3">. </text:span><text:span text:style-name="T2">M</text:span><text:span text:style-name="T2">a</text:span><text:span text:style-name="T2">p</text:span><text:span text:style-name="T2">e</text:span><text:span text:style-name="T2">a</text:span><text:span text:style-name="T2">m</text:span><text:span text:style-name="T2">e</text:span><text:span text:style-name="T2">n</text:span><text:span text:style-name="T2">t</text:span><text:span text:style-name="T2">o </text:span><text:span text:style-name="T2">U</text:span><text:span text:style-name="T2">M</text:span><text:span text:style-name="T2">L</text:span><text:span text:style-name="T2">:</text:span><text:span text:style-name="T3"> </text:span><text:span text:style-name="T3">C</text:span><text:span text:style-name="T3">o</text:span><text:span text:style-name="T3">r</text:span><text:span text:style-name="T3">r</text:span><text:span text:style-name="T3">e</text:span><text:span text:style-name="T3">l</text:span><text:span text:style-name="T3">a</text:span><text:span text:style-name="T3">ç</text:span><text:span text:style-name="T3">ã</text:span><text:span text:style-name="T3">o </text:span><text:span text:style-name="T3">d</text:span><text:span text:style-name="T3">a </text:span><text:span text:style-name="T3">a</text:span><text:span text:style-name="T3">n</text:span><text:span text:style-name="T3">á</text:span><text:span text:style-name="T3">li</text:span><text:span text:style-name="T3">s</text:span><text:span text:style-name="T3">e </text:span><text:span text:style-name="T3">d</text:span><text:span text:style-name="T3">o </text:span><text:span text:style-name="T3">c</text:span><text:span text:style-name="T3">ó</text:span><text:span text:style-name="T3">d</text:span><text:span text:style-name="T3">i</text:span><text:span text:style-name="T3">g</text:span><text:span text:style-name="T3">o </text:span><text:span text:style-name="T3">c</text:span><text:span text:style-name="T3">o</text:span><text:span text:style-name="T3">m</text:span><text:span text:style-name="T3"> </text:span><text:span text:style-name="T3">o </text:span><text:span text:style-name="T3">d</text:span><text:span text:style-name="T3">i</text:span><text:span text:style-name="T3">a</text:span><text:span text:style-name="T3">g</text:span><text:span text:style-name="T3">r</text:span><text:span text:style-name="T3">a</text:span><text:span text:style-name="T3">m</text:span><text:span text:style-name="T3">a </text:span><text:span text:style-name="T3">d</text:span><text:span text:style-name="T3">e </text:span><text:span text:style-name="T3">c</text:span><text:span text:style-name="T3">l</text:span><text:span text:style-name="T3">a</text:span><text:span text:style-name="T3">s</text:span><text:span text:style-name="T3">s</text:span><text:span text:style-name="T3">e</text:span><text:span text:style-name="T3">s</text:span></text:p>
          </draw:text-box>
        </draw:frame>
        <draw:frame draw:style-name="gr4" draw:text-style-name="P5" draw:layer="layout" svg:width="14.28cm" svg:height="0.615cm" svg:x="2.212cm" svg:y="13.589cm">
          <draw:text-box>
            <text:p text:style-name="P3"><text:span text:style-name="T3">UML para </text:span><text:span text:style-name="T3">validar e </text:span><text:span text:style-name="T3">complementar </text:span><text:span text:style-name="T3">a </text:span><text:span text:style-name="T3">representação </text:span><text:span text:style-name="T3">visual da </text:span><text:span text:style-name="T3">arquitetura.</text:span></text:p>
          </draw:text-box>
        </draw:frame>
        <draw:frame draw:style-name="gr4" draw:text-style-name="P5" draw:layer="layout" svg:width="16.255cm" svg:height="0.615cm" svg:x="2.212cm" svg:y="14.266cm">
          <draw:text-box>
            <text:p text:style-name="P3"><text:span text:style-name="T3">3. </text:span><text:span text:style-name="T2">Estruturação ABNT:</text:span><text:span text:style-name="T3"> </text:span><text:span text:style-name="T3">Organização das </text:span><text:span text:style-name="T3">informações coletadas em </text:span><text:span text:style-name="T3">um formato de</text:span></text:p>
          </draw:text-box>
        </draw:frame>
        <draw:frame draw:style-name="gr4" draw:text-style-name="P5" draw:layer="layout" svg:width="17.18cm" svg:height="0.615cm" svg:x="2.212cm" svg:y="14.944cm">
          <draw:text-box>
            <text:p text:style-name="P3"><text:span text:style-name="T3">doc</text:span><text:span text:style-name="T3">ume</text:span><text:span text:style-name="T3">ntaç</text:span><text:span text:style-name="T3">ão <text:s text:c="2"/></text:span><text:span text:style-name="T3">técn</text:span><text:span text:style-name="T3">ica, <text:s text:c="2"/></text:span><text:span text:style-name="T3">seg</text:span><text:span text:style-name="T3">uin</text:span><text:span text:style-name="T3">do <text:s text:c="2"/></text:span><text:span text:style-name="T3">a <text:s text:c="2"/></text:span><text:span text:style-name="T3">nor</text:span><text:span text:style-name="T3">ma <text:s text:c="2"/></text:span><text:span text:style-name="T3">NBR </text:span><text:span text:style-name="T3"><text:s text:c="2"/></text:span><text:span text:style-name="T3">147</text:span><text:span text:style-name="T3">24 <text:s text:c="2"/></text:span><text:span text:style-name="T3">da <text:s text:c="2"/></text:span><text:span text:style-name="T3">ABN</text:span><text:span text:style-name="T3">T <text:s text:c="2"/></text:span><text:span text:style-name="T3">par</text:span><text:span text:style-name="T3">a <text:s text:c="2"/></text:span><text:span text:style-name="T3">trab</text:span><text:span text:style-name="T3">alho</text:span><text:span text:style-name="T3">s</text:span></text:p>
          </draw:text-box>
        </draw:frame>
        <draw:frame draw:style-name="gr4" draw:text-style-name="P5" draw:layer="layout" svg:width="14.834cm" svg:height="0.615cm" svg:x="2.212cm" svg:y="15.621cm">
          <draw:text-box>
            <text:p text:style-name="P3"><text:span text:style-name="T3">ac</text:span><text:span text:style-name="T3">ad</text:span><text:span text:style-name="T3">ê</text:span><text:span text:style-name="T3">mi</text:span><text:span text:style-name="T3">co</text:span><text:span text:style-name="T3">s </text:span><text:span text:style-name="T3">e </text:span><text:span text:style-name="T3">té</text:span><text:span text:style-name="T3">cn</text:span><text:span text:style-name="T3">ic</text:span><text:span text:style-name="T3">os</text:span><text:span text:style-name="T3">, </text:span><text:span text:style-name="T3">ga</text:span><text:span text:style-name="T3">ra</text:span><text:span text:style-name="T3">nt</text:span><text:span text:style-name="T3">in</text:span><text:span text:style-name="T3">d</text:span><text:span text:style-name="T3">o </text:span><text:span text:style-name="T3">cl</text:span><text:span text:style-name="T3">ar</text:span><text:span text:style-name="T3">ez</text:span><text:span text:style-name="T3">a, </text:span><text:span text:style-name="T3">pa</text:span><text:span text:style-name="T3">dr</text:span><text:span text:style-name="T3">on</text:span><text:span text:style-name="T3">iz</text:span><text:span text:style-name="T3">aç</text:span><text:span text:style-name="T3">ão </text:span><text:span text:style-name="T3">e </text:span><text:span text:style-name="T3">ra</text:span><text:span text:style-name="T3">st</text:span><text:span text:style-name="T3">re</text:span><text:span text:style-name="T3">ab</text:span><text:span text:style-name="T3">ili</text:span><text:span text:style-name="T3">da</text:span><text:span text:style-name="T3">de</text:span><text:span text:style-name="T3">.</text:span></text:p>
          </draw:text-box>
        </draw:frame>
        <draw:frame draw:style-name="gr4" draw:text-style-name="P5" draw:layer="layout" svg:width="16.606cm" svg:height="0.615cm" svg:x="2.212cm" svg:y="16.51cm">
          <draw:text-box>
            <text:p text:style-name="P3"><text:span text:style-name="T3">A </text:span><text:span text:style-name="T3">do</text:span><text:span text:style-name="T3">cu</text:span><text:span text:style-name="T3">me</text:span><text:span text:style-name="T3">nta</text:span><text:span text:style-name="T3">ção </text:span><text:span text:style-name="T3">foc</text:span><text:span text:style-name="T3">a </text:span><text:span text:style-name="T3">em </text:span><text:span text:style-name="T3">um</text:span><text:span text:style-name="T3">a </text:span><text:span text:style-name="T3">des</text:span><text:span text:style-name="T3">criç</text:span><text:span text:style-name="T3">ão </text:span><text:span text:style-name="T3">hie</text:span><text:span text:style-name="T3">rár</text:span><text:span text:style-name="T3">qui</text:span><text:span text:style-name="T3">ca </text:span><text:span text:style-name="T3">das </text:span><text:span text:style-name="T3">ca</text:span><text:span text:style-name="T3">ma</text:span><text:span text:style-name="T3">das </text:span><text:span text:style-name="T3">do </text:span><text:span text:style-name="T3">pa</text:span><text:span text:style-name="T3">drã</text:span><text:span text:style-name="T3">o </text:span><text:span text:style-name="T3">Mo</text:span><text:span text:style-name="T3">del</text:span><text:span text:style-name="T3">-</text:span></text:p>
          </draw:text-box>
        </draw:frame>
        <draw:frame draw:style-name="gr4" draw:text-style-name="P5" draw:layer="layout" svg:width="16.864cm" svg:height="0.615cm" svg:x="2.212cm" svg:y="17.187cm">
          <draw:text-box>
            <text:p text:style-name="P3"><text:span text:style-name="T3">View-</text:span><text:span text:style-name="T3">Contro</text:span><text:span text:style-name="T3">ller <text:s text:c="2"/></text:span><text:span text:style-name="T3">(MVC), <text:s/></text:span><text:span text:style-name="T3"><text:s/></text:span><text:span text:style-name="T3">ineren</text:span><text:span text:style-name="T3">te <text:s text:c="2"/>ao <text:s text:c="2"/></text:span><text:span text:style-name="T3">frame</text:span><text:span text:style-name="T3">work <text:s text:c="2"/></text:span><text:span text:style-name="T3">Django</text:span><text:span text:style-name="T3">, <text:s text:c="2"/>para <text:s/></text:span><text:span text:style-name="T3"><text:s/></text:span><text:span text:style-name="T3">propor</text:span><text:span text:style-name="T3">cionar <text:s/></text:span><text:span text:style-name="T3"><text:s/>uma</text:span></text:p>
          </draw:text-box>
        </draw:frame>
        <draw:frame draw:style-name="gr4" draw:text-style-name="P5" draw:layer="layout" svg:width="9.691cm" svg:height="0.615cm" svg:x="2.212cm" svg:y="17.865cm">
          <draw:text-box>
            <text:p text:style-name="P3"><text:span text:style-name="T3">compre</text:span><text:span text:style-name="T3">ensão </text:span><text:span text:style-name="T3">lógica e </text:span><text:span text:style-name="T3">organiz</text:span><text:span text:style-name="T3">ada da </text:span><text:span text:style-name="T3">arquitet</text:span><text:span text:style-name="T3">ura.</text:span></text:p>
          </draw:text-box>
        </draw:frame>
        <draw:frame draw:style-name="gr5" draw:text-style-name="P6" draw:layer="layout" svg:width="9.405cm" svg:height="1.025cm" svg:x="2.212cm" svg:y="19.622cm">
          <draw:text-box>
            <text:p text:style-name="P3"><text:span text:style-name="T4">3</text:span><text:span text:style-name="T4"> </text:span><text:span text:style-name="T4">D</text:span><text:span text:style-name="T4">E</text:span><text:span text:style-name="T4">S</text:span><text:span text:style-name="T4">C</text:span><text:span text:style-name="T4">R</text:span><text:span text:style-name="T4">I</text:span><text:span text:style-name="T4">Ç</text:span><text:span text:style-name="T4">Ã</text:span><text:span text:style-name="T4">O</text:span><text:span text:style-name="T4"> </text:span><text:span text:style-name="T4">D</text:span><text:span text:style-name="T4">A</text:span><text:span text:style-name="T4">S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text:span text:style-name="T4">E</text:span><text:span text:style-name="T4">S</text:span></text:p>
          </draw:text-box>
        </draw:frame>
        <draw:frame draw:style-name="gr4" draw:text-style-name="P5" draw:layer="layout" svg:width="15.781cm" svg:height="0.615cm" svg:x="2.212cm" svg:y="21.082cm">
          <draw:text-box>
            <text:p text:style-name="P3"><text:span text:style-name="T3">O sistema é </text:span><text:span text:style-name="T3">estruturad</text:span><text:span text:style-name="T3">o em três </text:span><text:span text:style-name="T3">camadas </text:span><text:span text:style-name="T3">principais, </text:span><text:span text:style-name="T3">conforme o </text:span><text:span text:style-name="T3">padrão </text:span><text:span text:style-name="T3">MVC do</text:span></text:p>
          </draw:text-box>
        </draw:frame>
        <draw:frame draw:style-name="gr4" draw:text-style-name="P5" draw:layer="layout" svg:width="6.161cm" svg:height="0.615cm" svg:x="2.212cm" svg:y="21.759cm">
          <draw:text-box>
            <text:p text:style-name="P3"><text:span text:style-name="T3">Django: </text:span><text:span text:style-name="T3">Models, </text:span><text:span text:style-name="T3">Forms e </text:span><text:span text:style-name="T3">Views.</text:span></text:p>
          </draw:text-box>
        </draw:frame>
        <draw:frame draw:style-name="gr8" draw:text-style-name="P9" draw:layer="layout" svg:width="9.058cm" svg:height="0.814cm" svg:x="2.212cm" svg:y="23.294cm">
          <draw:text-box>
            <text:p text:style-name="P3"><text:span text:style-name="T7">3.1 </text:span><text:span text:style-name="T7">Camada </text:span><text:span text:style-name="T7">de </text:span><text:span text:style-name="T7">Modelos </text:span><text:span text:style-name="T7">(Models</text:span><text:span text:style-name="T7">)</text:span></text:p>
          </draw:text-box>
        </draw:frame>
        <draw:frame draw:style-name="gr4" draw:text-style-name="P5" draw:layer="layout" svg:width="16.291cm" svg:height="0.615cm" svg:x="2.212cm" svg:y="24.469cm">
          <draw:text-box>
            <text:p text:style-name="P3"><text:span text:style-name="T3">A camada </text:span><text:span text:style-name="T3">de Modelos </text:span><text:span text:style-name="T3">é </text:span><text:span text:style-name="T3">responsáve</text:span><text:span text:style-name="T3">l pela </text:span><text:span text:style-name="T3">representa</text:span><text:span text:style-name="T3">ção dos </text:span><text:span text:style-name="T3">dados e </text:span><text:span text:style-name="T3">pela lógica </text:span><text:span text:style-name="T3">de</text:span></text:p>
          </draw:text-box>
        </draw:frame>
        <draw:frame draw:style-name="gr4" draw:text-style-name="P5" draw:layer="layout" svg:width="4.348cm" svg:height="0.615cm" svg:x="2.212cm" svg:y="25.146cm">
          <draw:text-box>
            <text:p text:style-name="P3"><text:span text:style-name="T3">negócio </text:span><text:span text:style-name="T3">fundament</text:span><text:span text:style-name="T3">al.</text:span></text:p>
          </draw:text-box>
        </draw:frame>
        <draw:frame draw:style-name="gr7" draw:text-style-name="P8" draw:layer="layout" svg:width="0.687cm" svg:height="0.509cm" svg:x="10.156cm" svg:y="28.445cm">
          <draw:text-box>
            <text:p text:style-name="P3"><text:span text:style-name="T6">2 / 9</text:span></text:p>
          </draw:text-box>
        </draw:frame>
      </draw:page>
      <draw:page draw:name="page3" draw:style-name="dp1" draw:master-page-name="master-page38">
        <draw:frame draw:style-name="gr9" draw:text-style-name="P10" draw:layer="layout" svg:width="3.304cm" svg:height="0.721cm" svg:x="2.212cm" svg:y="2.038cm">
          <draw:text-box>
            <text:p text:style-name="P3"><text:span text:style-name="T8">3.1.1 </text:span><text:span text:style-name="T8">Account</text:span></text:p>
          </draw:text-box>
        </draw:frame>
        <draw:frame draw:style-name="gr4" draw:text-style-name="P5" draw:layer="layout" svg:width="11.162cm" svg:height="0.615cm" svg:x="2.212cm" svg:y="3.069cm">
          <draw:text-box>
            <text:p text:style-name="P3"><text:span text:style-name="T3">Representa </text:span><text:span text:style-name="T3">a conta </text:span><text:span text:style-name="T3">financeira </text:span><text:span text:style-name="T3">de um </text:span><text:span text:style-name="T3">usuário no </text:span><text:span text:style-name="T3">sistema.</text:span></text:p>
          </draw:text-box>
        </draw:frame>
        <draw:path draw:style-name="gr10" draw:text-style-name="P11" draw:layer="layout" svg:width="1.196cm" svg:height="0.547cm" svg:x="3.904cm" svg:y="4.961cm" svg:viewBox="0 0 1197 548" svg:d="M1118 0c44 0 79 36 79 80v389c0 43-35 79-79 79h-1038c-44 0-80-36-80-79v-389c0-44 36-80 80-80z">
          <text:p/>
        </draw:path>
        <draw:path draw:style-name="gr11" draw:text-style-name="P12" draw:layer="layout" svg:width="1.196cm" svg:height="0.547cm" svg:x="3.904cm" svg:y="4.961cm" svg:viewBox="0 0 1197 548" svg:d="M80 27h1038c29 0 53 24 53 53v389c0 29-24 53-53 53h-1038c-29 0-53-24-53-53v-389c0-29 24-53 53-53zM80 0h1038c44 0 79 36 79 80v389c0 43-35 79-79 79h-1038c-44 0-80-36-80-79v-389c0-44 36-80 80-80z">
          <text:p/>
        </draw:path>
        <draw:frame draw:style-name="gr4" draw:text-style-name="P5" draw:layer="layout" svg:width="2.098cm" svg:height="0.615cm" svg:x="3.058cm" svg:y="3.958cm">
          <draw:text-box>
            <text:p text:style-name="P3"><text:span text:style-name="T2">Atributos:</text:span></text:p>
          </draw:text-box>
        </draw:frame>
        <draw:frame draw:style-name="gr12" draw:text-style-name="P13" draw:layer="layout" svg:width="0.81cm" svg:height="0.53cm" svg:x="4.037cm" svg:y="4.924cm">
          <draw:text-box>
            <text:p text:style-name="P3"><text:span text:style-name="T9">user</text:span></text:p>
          </draw:text-box>
        </draw:frame>
        <draw:path draw:style-name="gr10" draw:text-style-name="P11" draw:layer="layout" svg:width="1.196cm" svg:height="0.547cm" svg:x="17.564cm" svg:y="4.961cm" svg:viewBox="0 0 1197 548" svg:d="M1118 0c43 0 79 36 79 80v389c0 43-36 79-79 79h-1039c-43 0-79-36-79-79v-389c0-44 36-80 79-80z">
          <text:p/>
        </draw:path>
        <draw:path draw:style-name="gr11" draw:text-style-name="P12" draw:layer="layout" svg:width="1.196cm" svg:height="0.547cm" svg:x="17.564cm" svg:y="4.961cm" svg:viewBox="0 0 1197 548" svg:d="M79 27h1039c29 0 53 24 53 53v389c0 29-24 53-53 53h-1039c-29 0-53-24-53-53v-389c0-29 24-53 53-53zM79 0h1039c43 0 79 36 79 80v389c0 43-36 79-79 79h-1039c-43 0-79-36-79-79v-389c0-44 36-80 79-80z">
          <text:p/>
        </draw:path>
        <draw:frame draw:style-name="gr4" draw:text-style-name="P5" draw:layer="layout" svg:width="12.547cm" svg:height="0.615cm" svg:x="5.101cm" svg:y="4.847cm">
          <draw:text-box>
            <text:p text:style-name="P3"><text:span text:style-name="T3">: </text:span><text:span text:style-name="T3">Relaciona</text:span><text:span text:style-name="T3">mento um-</text:span><text:span text:style-name="T3">para-um </text:span><text:span text:style-name="T3">(OneToOne</text:span><text:span text:style-name="T3">Field) com </text:span><text:span text:style-name="T3">o modelo </text:span></text:p>
          </draw:text-box>
        </draw:frame>
        <draw:frame draw:style-name="gr12" draw:text-style-name="P13" draw:layer="layout" svg:width="0.854cm" svg:height="0.53cm" svg:x="17.697cm" svg:y="4.924cm">
          <draw:text-box>
            <text:p text:style-name="P3"><text:span text:style-name="T9">User</text:span></text:p>
          </draw:text-box>
        </draw:frame>
        <draw:path draw:style-name="gr10" draw:text-style-name="P11" draw:layer="layout" svg:width="3.525cm" svg:height="0.546cm" svg:x="3.904cm" svg:y="6.581cm" svg:viewBox="0 0 3526 547" svg:d="M3447 0c43 0 79 35 79 79v389c0 44-36 79-79 79h-3367c-44 0-80-35-80-79v-389c0-44 36-79 80-79z">
          <text:p/>
        </draw:path>
        <draw:path draw:style-name="gr11" draw:text-style-name="P12" draw:layer="layout" svg:width="3.525cm" svg:height="0.546cm" svg:x="3.904cm" svg:y="6.581cm" svg:viewBox="0 0 3526 547" svg:d="M80 26h3367c29 0 53 24 53 53v389c0 29-24 53-53 53h-3367c-29 0-53-24-53-53v-389c0-29 24-53 53-53zM80 0h3367c43 0 79 35 79 79v389c0 44-36 79-79 79h-3367c-44 0-80-35-80-79v-389c0-44 36-79 80-79z">
          <text:p/>
        </draw:path>
        <draw:frame draw:style-name="gr4" draw:text-style-name="P5" draw:layer="layout" svg:width="2.133cm" svg:height="0.615cm" svg:x="3.905cm" svg:y="5.578cm">
          <draw:text-box>
            <text:p text:style-name="P3"><text:span text:style-name="T3">do Django.</text:span></text:p>
          </draw:text-box>
        </draw:frame>
        <draw:frame draw:style-name="gr12" draw:text-style-name="P13" draw:layer="layout" svg:width="3.09cm" svg:height="0.53cm" svg:x="4.037cm" svg:y="6.543cm">
          <draw:text-box>
            <text:p text:style-name="P3"><text:span text:style-name="T9">account_nu</text:span><text:span text:style-name="T9">mber</text:span></text:p>
          </draw:text-box>
        </draw:frame>
        <draw:path draw:style-name="gr10" draw:text-style-name="P11" draw:layer="layout" svg:width="1.895cm" svg:height="0.547cm" svg:x="3.904cm" svg:y="7.523cm" svg:viewBox="0 0 1896 548" svg:d="M1817 0c43 0 79 35 79 79v389c0 44-36 80-79 80h-1737c-44 0-80-36-80-80v-389c0-44 36-79 80-79z">
          <text:p/>
        </draw:path>
        <draw:path draw:style-name="gr11" draw:text-style-name="P12" draw:layer="layout" svg:width="1.895cm" svg:height="0.547cm" svg:x="3.904cm" svg:y="7.523cm" svg:viewBox="0 0 1896 548" svg:d="M80 26h1737c29 0 53 24 53 53v389c0 29-24 53-53 53h-1737c-29 0-53-24-53-53v-389c0-29 24-53 53-53zM80 0h1737c43 0 79 35 79 79v389c0 44-36 80-79 80h-1737c-44 0-80-36-80-80v-389c0-44 36-79 80-79z">
          <text:p/>
        </draw:path>
        <draw:frame draw:style-name="gr4" draw:text-style-name="P5" draw:layer="layout" svg:width="6.04cm" svg:height="0.615cm" svg:x="7.43cm" svg:y="6.467cm">
          <draw:text-box>
            <text:p text:style-name="P3"><text:span text:style-name="T3">: Número </text:span><text:span text:style-name="T3">da conta </text:span><text:span text:style-name="T3">(CharField).</text:span></text:p>
          </draw:text-box>
        </draw:frame>
        <draw:frame draw:style-name="gr12" draw:text-style-name="P13" draw:layer="layout" svg:width="1.426cm" svg:height="0.53cm" svg:x="4.037cm" svg:y="7.485cm">
          <draw:text-box>
            <text:p text:style-name="P3"><text:span text:style-name="T9">balance</text:span></text:p>
          </draw:text-box>
        </draw:frame>
        <draw:path draw:style-name="gr10" draw:text-style-name="P11" draw:layer="layout" svg:width="1.429cm" svg:height="0.547cm" svg:x="3.904cm" svg:y="8.465cm" svg:viewBox="0 0 1430 548" svg:d="M1351 0c44 0 79 36 79 79v388c0 44-35 81-79 81h-1271c-44 0-80-37-80-81v-388c0-43 36-79 80-79z">
          <text:p/>
        </draw:path>
        <draw:path draw:style-name="gr11" draw:text-style-name="P12" draw:layer="layout" svg:width="1.429cm" svg:height="0.547cm" svg:x="3.904cm" svg:y="8.465cm" svg:viewBox="0 0 1430 548" svg:d="M80 26h1271c29 0 53 24 53 53v388c0 29-24 53-53 53h-1271c-29 0-53-24-53-53v-388c0-29 24-53 53-53zM80 0h1271c44 0 79 36 79 79v388c0 44-35 81-79 81h-1271c-44 0-80-37-80-81v-388c0-43 36-79 80-79z">
          <text:p/>
        </draw:path>
        <draw:frame draw:style-name="gr4" draw:text-style-name="P5" draw:layer="layout" svg:width="8.375cm" svg:height="0.615cm" svg:x="5.8cm" svg:y="7.409cm">
          <draw:text-box>
            <text:p text:style-name="P3"><text:span text:style-name="T3">: Saldo </text:span><text:span text:style-name="T3">disponível </text:span><text:span text:style-name="T3">na conta </text:span><text:span text:style-name="T3">(DecimalFi</text:span><text:span text:style-name="T3">eld).</text:span></text:p>
          </draw:text-box>
        </draw:frame>
        <draw:frame draw:style-name="gr12" draw:text-style-name="P13" draw:layer="layout" svg:width="1.187cm" svg:height="0.53cm" svg:x="4.037cm" svg:y="8.427cm">
          <draw:text-box>
            <text:p text:style-name="P3"><text:span text:style-name="T9">theme</text:span></text:p>
          </draw:text-box>
        </draw:frame>
        <draw:frame draw:style-name="gr4" draw:text-style-name="P5" draw:layer="layout" svg:width="8.784cm" svg:height="0.615cm" svg:x="5.334cm" svg:y="8.351cm">
          <draw:text-box>
            <text:p text:style-name="P3"><text:span text:style-name="T3">: </text:span><text:span text:style-name="T3">Preferência </text:span><text:span text:style-name="T3">de tema do </text:span><text:span text:style-name="T3">usuário </text:span><text:span text:style-name="T3">(CharField).</text:span></text:p>
          </draw:text-box>
        </draw:frame>
        <draw:path draw:style-name="gr10" draw:text-style-name="P11" draw:layer="layout" svg:width="2.361cm" svg:height="0.547cm" svg:x="3.904cm" svg:y="10.296cm" svg:viewBox="0 0 2362 548" svg:d="M2282 0c44 0 80 36 80 79v389c0 44-36 80-80 80h-2202c-44 0-80-36-80-80v-389c0-43 36-79 80-79z">
          <text:p/>
        </draw:path>
        <draw:path draw:style-name="gr11" draw:text-style-name="P12" draw:layer="layout" svg:width="2.361cm" svg:height="0.547cm" svg:x="3.904cm" svg:y="10.296cm" svg:viewBox="0 0 2362 548" svg:d="M80 26h2202c29 0 53 24 53 53v389c0 29-24 53-53 53h-2202c-29 0-53-24-53-53v-389c0-29 24-53 53-53zM80 0h2202c44 0 80 36 80 79v389c0 44-36 80-80 80h-2202c-44 0-80-36-80-80v-389c0-43 36-79 80-79z">
          <text:p/>
        </draw:path>
        <draw:frame draw:style-name="gr4" draw:text-style-name="P5" draw:layer="layout" svg:width="1.937cm" svg:height="0.615cm" svg:x="3.058cm" svg:y="9.293cm">
          <draw:text-box>
            <text:p text:style-name="P3"><text:span text:style-name="T2">Métodos:</text:span></text:p>
          </draw:text-box>
        </draw:frame>
        <draw:frame draw:style-name="gr12" draw:text-style-name="P13" draw:layer="layout" svg:width="1.415cm" svg:height="0.53cm" svg:x="4.037cm" svg:y="10.258cm">
          <draw:text-box>
            <text:p text:style-name="P3"><text:span text:style-name="T9">__str__()</text:span></text:p>
          </draw:text-box>
        </draw:frame>
        <draw:frame draw:style-name="gr4" draw:text-style-name="P5" draw:layer="layout" svg:width="8.494cm" svg:height="0.615cm" svg:x="6.265cm" svg:y="10.182cm">
          <draw:text-box>
            <text:p text:style-name="P3"><text:span text:style-name="T3">: Retorna a </text:span><text:span text:style-name="T3">representa</text:span><text:span text:style-name="T3">ção textual </text:span><text:span text:style-name="T3">da conta.</text:span></text:p>
          </draw:text-box>
        </draw:frame>
        <draw:frame draw:style-name="gr9" draw:text-style-name="P10" draw:layer="layout" svg:width="3.382cm" svg:height="0.721cm" svg:x="2.212cm" svg:y="11.659cm">
          <draw:text-box>
            <text:p text:style-name="P3"><text:span text:style-name="T8">3.1.2 </text:span><text:span text:style-name="T8">Transfer</text:span></text:p>
          </draw:text-box>
        </draw:frame>
        <draw:frame draw:style-name="gr4" draw:text-style-name="P5" draw:layer="layout" svg:width="11.182cm" svg:height="0.615cm" svg:x="2.212cm" svg:y="12.69cm">
          <draw:text-box>
            <text:p text:style-name="P3"><text:span text:style-name="T3">Modela </text:span><text:span text:style-name="T3">uma </text:span><text:span text:style-name="T3">transferênc</text:span><text:span text:style-name="T3">ia de </text:span><text:span text:style-name="T3">fundos </text:span><text:span text:style-name="T3">entre dois </text:span><text:span text:style-name="T3">usuários.</text:span></text:p>
          </draw:text-box>
        </draw:frame>
        <draw:path draw:style-name="gr10" draw:text-style-name="P11" draw:layer="layout" svg:width="1.662cm" svg:height="0.547cm" svg:x="3.904cm" svg:y="14.582cm" svg:viewBox="0 0 1663 548" svg:d="M1584 0c43 0 79 36 79 80v389c0 43-36 79-79 79h-1504c-44 0-80-36-80-79v-389c0-44 36-80 80-80z">
          <text:p/>
        </draw:path>
        <draw:path draw:style-name="gr11" draw:text-style-name="P12" draw:layer="layout" svg:width="1.662cm" svg:height="0.547cm" svg:x="3.904cm" svg:y="14.582cm" svg:viewBox="0 0 1663 548" svg:d="M80 27h1504c29 0 53 24 53 53v389c0 29-24 53-53 53h-1504c-29 0-53-24-53-53v-389c0-29 24-53 53-53zM80 0h1504c43 0 79 36 79 80v389c0 43-36 79-79 79h-1504c-44 0-80-36-80-79v-389c0-44 36-80 80-80z">
          <text:p/>
        </draw:path>
        <draw:frame draw:style-name="gr4" draw:text-style-name="P5" draw:layer="layout" svg:width="2.098cm" svg:height="0.615cm" svg:x="3.058cm" svg:y="13.579cm">
          <draw:text-box>
            <text:p text:style-name="P3"><text:span text:style-name="T2">Atributos:</text:span></text:p>
          </draw:text-box>
        </draw:frame>
        <draw:frame draw:style-name="gr12" draw:text-style-name="P13" draw:layer="layout" svg:width="1.269cm" svg:height="0.53cm" svg:x="4.037cm" svg:y="14.545cm">
          <draw:text-box>
            <text:p text:style-name="P3"><text:span text:style-name="T9">sender</text:span></text:p>
          </draw:text-box>
        </draw:frame>
        <draw:path draw:style-name="gr10" draw:text-style-name="P11" draw:layer="layout" svg:width="2.361cm" svg:height="0.547cm" svg:x="3.904cm" svg:y="15.524cm" svg:viewBox="0 0 2362 548" svg:d="M2282 0c44 0 80 36 80 81v388c0 43-36 79-80 79h-2202c-44 0-80-36-80-79v-388c0-45 36-81 80-81z">
          <text:p/>
        </draw:path>
        <draw:path draw:style-name="gr11" draw:text-style-name="P12" draw:layer="layout" svg:width="2.361cm" svg:height="0.547cm" svg:x="3.904cm" svg:y="15.524cm" svg:viewBox="0 0 2362 548" svg:d="M80 27h2202c29 0 53 25 53 54v388c0 29-24 53-53 53h-2202c-29 0-53-24-53-53v-388c0-29 24-54 53-54zM80 0h2202c44 0 80 36 80 81v388c0 43-36 79-80 79h-2202c-44 0-80-36-80-79v-388c0-45 36-81 80-81z">
          <text:p/>
        </draw:path>
        <draw:frame draw:style-name="gr4" draw:text-style-name="P5" draw:layer="layout" svg:width="11.603cm" svg:height="0.615cm" svg:x="5.567cm" svg:y="14.468cm">
          <draw:text-box>
            <text:p text:style-name="P3"><text:span text:style-name="T3">: Chave </text:span><text:span text:style-name="T3">estrangeira </text:span><text:span text:style-name="T3">(ForeignKe</text:span><text:span text:style-name="T3">y) para o </text:span><text:span text:style-name="T3">usuário </text:span><text:span text:style-name="T3">remetente.</text:span></text:p>
          </draw:text-box>
        </draw:frame>
        <draw:frame draw:style-name="gr12" draw:text-style-name="P13" draw:layer="layout" svg:width="1.611cm" svg:height="0.53cm" svg:x="4.037cm" svg:y="15.487cm">
          <draw:text-box>
            <text:p text:style-name="P3"><text:span text:style-name="T9">recipient</text:span></text:p>
          </draw:text-box>
        </draw:frame>
        <draw:path draw:style-name="gr10" draw:text-style-name="P11" draw:layer="layout" svg:width="1.662cm" svg:height="0.547cm" svg:x="3.904cm" svg:y="16.466cm" svg:viewBox="0 0 1663 548" svg:d="M1584 0c43 0 79 36 79 80v389c0 44-36 79-79 79h-1504c-44 0-80-35-80-79v-389c0-44 36-80 80-80z">
          <text:p/>
        </draw:path>
        <draw:path draw:style-name="gr11" draw:text-style-name="P12" draw:layer="layout" svg:width="1.662cm" svg:height="0.547cm" svg:x="3.904cm" svg:y="16.466cm" svg:viewBox="0 0 1663 548" svg:d="M80 27h1504c29 0 53 24 53 53v389c0 29-24 53-53 53h-1504c-29 0-53-24-53-53v-389c0-29 24-53 53-53zM80 0h1504c43 0 79 36 79 80v389c0 44-36 79-79 79h-1504c-44 0-80-35-80-79v-389c0-44 36-80 80-80z">
          <text:p/>
        </draw:path>
        <draw:frame draw:style-name="gr4" draw:text-style-name="P5" draw:layer="layout" svg:width="11.934cm" svg:height="0.615cm" svg:x="6.265cm" svg:y="15.41cm">
          <draw:text-box>
            <text:p text:style-name="P3"><text:span text:style-name="T3">: Chave </text:span><text:span text:style-name="T3">estrangeira </text:span><text:span text:style-name="T3">(ForeignKe</text:span><text:span text:style-name="T3">y) para o </text:span><text:span text:style-name="T3">usuário </text:span><text:span text:style-name="T3">destinatári</text:span><text:span text:style-name="T3">o.</text:span></text:p>
          </draw:text-box>
        </draw:frame>
        <draw:frame draw:style-name="gr12" draw:text-style-name="P13" draw:layer="layout" svg:width="1.442cm" svg:height="0.53cm" svg:x="4.037cm" svg:y="16.429cm">
          <draw:text-box>
            <text:p text:style-name="P3"><text:span text:style-name="T9">amount</text:span></text:p>
          </draw:text-box>
        </draw:frame>
        <draw:path draw:style-name="gr10" draw:text-style-name="P11" draw:layer="layout" svg:width="2.594cm" svg:height="0.546cm" svg:x="3.904cm" svg:y="17.409cm" svg:viewBox="0 0 2595 547" svg:d="M2514 0c44 0 81 35 81 79v389c0 44-37 79-81 79h-2434c-44 0-80-35-80-79v-389c0-44 36-79 80-79z">
          <text:p/>
        </draw:path>
        <draw:path draw:style-name="gr11" draw:text-style-name="P12" draw:layer="layout" svg:width="2.594cm" svg:height="0.546cm" svg:x="3.904cm" svg:y="17.409cm" svg:viewBox="0 0 2595 547" svg:d="M80 26h2434c29 0 53 24 53 53v389c0 29-24 53-53 53h-2434c-29 0-53-24-53-53v-389c0-29 24-53 53-53zM80 0h2434c44 0 81 35 81 79v389c0 44-37 79-81 79h-2434c-44 0-80-35-80-79v-389c0-44 36-79 80-79z">
          <text:p/>
        </draw:path>
        <draw:frame draw:style-name="gr4" draw:text-style-name="P5" draw:layer="layout" svg:width="7.621cm" svg:height="0.615cm" svg:x="5.567cm" svg:y="16.353cm">
          <draw:text-box>
            <text:p text:style-name="P3"><text:span text:style-name="T3">: Valor da </text:span><text:span text:style-name="T3">transferênc</text:span><text:span text:style-name="T3">ia </text:span><text:span text:style-name="T3">(DecimalFi</text:span><text:span text:style-name="T3">eld).</text:span></text:p>
          </draw:text-box>
        </draw:frame>
        <draw:frame draw:style-name="gr12" draw:text-style-name="P13" draw:layer="layout" svg:width="1.92cm" svg:height="0.53cm" svg:x="4.037cm" svg:y="17.371cm">
          <draw:text-box>
            <text:p text:style-name="P3"><text:span text:style-name="T9">created_at</text:span></text:p>
          </draw:text-box>
        </draw:frame>
        <draw:frame draw:style-name="gr4" draw:text-style-name="P5" draw:layer="layout" svg:width="11.313cm" svg:height="0.615cm" svg:x="6.498cm" svg:y="17.295cm">
          <draw:text-box>
            <text:p text:style-name="P3"><text:span text:style-name="T3">: Data e </text:span><text:span text:style-name="T3">hora da </text:span><text:span text:style-name="T3">criação da </text:span><text:span text:style-name="T3">transferênc</text:span><text:span text:style-name="T3">ia </text:span><text:span text:style-name="T3">(DateTimeF</text:span><text:span text:style-name="T3">ield).</text:span></text:p>
          </draw:text-box>
        </draw:frame>
        <draw:path draw:style-name="gr10" draw:text-style-name="P11" draw:layer="layout" svg:width="2.361cm" svg:height="0.546cm" svg:x="3.904cm" svg:y="19.24cm" svg:viewBox="0 0 2362 547" svg:d="M2282 0c44 0 80 35 80 79v389c0 44-36 79-80 79h-2202c-44 0-80-35-80-79v-389c0-44 36-79 80-79z">
          <text:p/>
        </draw:path>
        <draw:path draw:style-name="gr11" draw:text-style-name="P12" draw:layer="layout" svg:width="2.361cm" svg:height="0.546cm" svg:x="3.904cm" svg:y="19.24cm" svg:viewBox="0 0 2362 547" svg:d="M80 26h2202c29 0 53 24 53 53v389c0 29-24 53-53 53h-2202c-29 0-53-24-53-53v-389c0-29 24-53 53-53zM80 0h2202c44 0 80 35 80 79v389c0 44-36 79-80 79h-2202c-44 0-80-35-80-79v-389c0-44 36-79 80-79z">
          <text:p/>
        </draw:path>
        <draw:frame draw:style-name="gr4" draw:text-style-name="P5" draw:layer="layout" svg:width="1.937cm" svg:height="0.615cm" svg:x="3.058cm" svg:y="18.237cm">
          <draw:text-box>
            <text:p text:style-name="P3"><text:span text:style-name="T2">Métodos:</text:span></text:p>
          </draw:text-box>
        </draw:frame>
        <draw:frame draw:style-name="gr12" draw:text-style-name="P13" draw:layer="layout" svg:width="1.669cm" svg:height="0.53cm" svg:x="4.037cm" svg:y="19.202cm">
          <draw:text-box>
            <text:p text:style-name="P3"><text:span text:style-name="T9">execute()</text:span></text:p>
          </draw:text-box>
        </draw:frame>
        <draw:frame draw:style-name="gr4" draw:text-style-name="P5" draw:layer="layout" svg:width="12.296cm" svg:height="0.615cm" svg:x="6.265cm" svg:y="19.126cm">
          <draw:text-box>
            <text:p text:style-name="P3"><text:span text:style-name="T3">: Lógica de </text:span><text:span text:style-name="T3">negócio </text:span><text:span text:style-name="T3">para </text:span><text:span text:style-name="T3">efetivar a </text:span><text:span text:style-name="T3">transferênc</text:span><text:span text:style-name="T3">ia, </text:span><text:span text:style-name="T3">debitando </text:span><text:span text:style-name="T3">do</text:span></text:p>
          </draw:text-box>
        </draw:frame>
        <draw:path draw:style-name="gr10" draw:text-style-name="P11" draw:layer="layout" svg:width="2.361cm" svg:height="0.547cm" svg:x="3.904cm" svg:y="20.859cm" svg:viewBox="0 0 2362 548" svg:d="M2282 0c44 0 80 36 80 79v389c0 44-36 80-80 80h-2202c-44 0-80-36-80-80v-389c0-43 36-79 80-79z">
          <text:p/>
        </draw:path>
        <draw:path draw:style-name="gr11" draw:text-style-name="P12" draw:layer="layout" svg:width="2.361cm" svg:height="0.547cm" svg:x="3.904cm" svg:y="20.859cm" svg:viewBox="0 0 2362 548" svg:d="M80 26h2202c29 0 53 24 53 53v389c0 30-24 53-53 53h-2202c-29 0-53-23-53-53v-389c0-29 24-53 53-53zM80 0h2202c44 0 80 36 80 79v389c0 44-36 80-80 80h-2202c-44 0-80-36-80-80v-389c0-43 36-79 80-79z">
          <text:p/>
        </draw:path>
        <draw:frame draw:style-name="gr4" draw:text-style-name="P5" draw:layer="layout" svg:width="7.892cm" svg:height="0.615cm" svg:x="3.905cm" svg:y="19.856cm">
          <draw:text-box>
            <text:p text:style-name="P3"><text:span text:style-name="T3">remetente </text:span><text:span text:style-name="T3">e </text:span><text:span text:style-name="T3">creditando </text:span><text:span text:style-name="T3">no </text:span><text:span text:style-name="T3">destinatári</text:span><text:span text:style-name="T3">o.</text:span></text:p>
          </draw:text-box>
        </draw:frame>
        <draw:frame draw:style-name="gr12" draw:text-style-name="P13" draw:layer="layout" svg:width="1.415cm" svg:height="0.53cm" svg:x="4.037cm" svg:y="20.821cm">
          <draw:text-box>
            <text:p text:style-name="P3"><text:span text:style-name="T9">__str__()</text:span></text:p>
          </draw:text-box>
        </draw:frame>
        <draw:frame draw:style-name="gr4" draw:text-style-name="P5" draw:layer="layout" svg:width="8.08cm" svg:height="0.615cm" svg:x="6.265cm" svg:y="20.745cm">
          <draw:text-box>
            <text:p text:style-name="P3"><text:span text:style-name="T3">: </text:span><text:span text:style-name="T3">Representa</text:span><text:span text:style-name="T3">ção textual </text:span><text:span text:style-name="T3">da </text:span><text:span text:style-name="T3">transferênc</text:span><text:span text:style-name="T3">ia.</text:span></text:p>
          </draw:text-box>
        </draw:frame>
        <draw:frame draw:style-name="gr4" draw:text-style-name="P5" draw:layer="layout" svg:width="0.52cm" svg:height="0.615cm" svg:x="2.54cm" svg:y="3.958cm">
          <draw:text-box>
            <text:p text:style-name="P3"><text:span text:style-name="T3">• </text:span></text:p>
          </draw:text-box>
        </draw:frame>
        <draw:frame draw:style-name="gr4" draw:text-style-name="P5" draw:layer="layout" svg:width="0.52cm" svg:height="0.615cm" svg:x="3.387cm" svg:y="4.847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6.467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7.409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8.351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2.54cm" svg:y="9.293cm">
          <draw:text-box>
            <text:p text:style-name="P3"><text:span text:style-name="T3">• </text:span></text:p>
          </draw:text-box>
        </draw:frame>
        <draw:frame draw:style-name="gr4" draw:text-style-name="P5" draw:layer="layout" svg:width="0.52cm" svg:height="0.615cm" svg:x="3.387cm" svg:y="10.182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2.54cm" svg:y="13.579cm">
          <draw:text-box>
            <text:p text:style-name="P3"><text:span text:style-name="T3">• </text:span></text:p>
          </draw:text-box>
        </draw:frame>
        <draw:frame draw:style-name="gr4" draw:text-style-name="P5" draw:layer="layout" svg:width="0.52cm" svg:height="0.615cm" svg:x="3.387cm" svg:y="14.468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15.41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16.353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17.295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2.54cm" svg:y="18.237cm">
          <draw:text-box>
            <text:p text:style-name="P3"><text:span text:style-name="T3">• </text:span></text:p>
          </draw:text-box>
        </draw:frame>
        <draw:frame draw:style-name="gr4" draw:text-style-name="P5" draw:layer="layout" svg:width="0.52cm" svg:height="0.615cm" svg:x="3.387cm" svg:y="19.126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20.745cm">
          <draw:text-box>
            <text:p text:style-name="P3"><text:span text:style-name="T3">◦ </text:span></text:p>
          </draw:text-box>
        </draw:frame>
        <draw:frame draw:style-name="gr7" draw:text-style-name="P8" draw:layer="layout" svg:width="0.687cm" svg:height="0.509cm" svg:x="10.156cm" svg:y="28.445cm">
          <draw:text-box>
            <text:p text:style-name="P3"><text:span text:style-name="T6">3 / 9</text:span></text:p>
          </draw:text-box>
        </draw:frame>
      </draw:page>
      <draw:page draw:name="page4" draw:style-name="dp1" draw:master-page-name="master-page38">
        <draw:frame draw:style-name="gr9" draw:text-style-name="P10" draw:layer="layout" svg:width="2.701cm" svg:height="0.721cm" svg:x="2.212cm" svg:y="2.038cm">
          <draw:text-box>
            <text:p text:style-name="P3"><text:span text:style-name="T8">3.1.3 </text:span><text:span text:style-name="T8">Stock</text:span></text:p>
          </draw:text-box>
        </draw:frame>
        <draw:frame draw:style-name="gr4" draw:text-style-name="P5" draw:layer="layout" svg:width="12.371cm" svg:height="0.615cm" svg:x="2.212cm" svg:y="3.069cm">
          <draw:text-box>
            <text:p text:style-name="P3"><text:span text:style-name="T3">Representa </text:span><text:span text:style-name="T3">uma ação </text:span><text:span text:style-name="T3">disponível </text:span><text:span text:style-name="T3">para </text:span><text:span text:style-name="T3">negociação </text:span><text:span text:style-name="T3">no </text:span><text:span text:style-name="T3">mercado.</text:span></text:p>
          </draw:text-box>
        </draw:frame>
        <draw:path draw:style-name="gr10" draw:text-style-name="P11" draw:layer="layout" svg:width="1.196cm" svg:height="0.547cm" svg:x="3.904cm" svg:y="4.961cm" svg:viewBox="0 0 1197 548" svg:d="M1118 0c44 0 79 36 79 80v389c0 43-35 79-79 79h-1038c-44 0-80-36-80-79v-389c0-44 36-80 80-80z">
          <text:p/>
        </draw:path>
        <draw:path draw:style-name="gr11" draw:text-style-name="P12" draw:layer="layout" svg:width="1.196cm" svg:height="0.547cm" svg:x="3.904cm" svg:y="4.961cm" svg:viewBox="0 0 1197 548" svg:d="M80 27h1038c29 0 53 24 53 53v389c0 29-24 53-53 53h-1038c-29 0-53-24-53-53v-389c0-29 24-53 53-53zM80 0h1038c44 0 79 36 79 80v389c0 43-35 79-79 79h-1038c-44 0-80-36-80-79v-389c0-44 36-80 80-80z">
          <text:p/>
        </draw:path>
        <draw:frame draw:style-name="gr4" draw:text-style-name="P5" draw:layer="layout" svg:width="2.098cm" svg:height="0.615cm" svg:x="3.058cm" svg:y="3.958cm">
          <draw:text-box>
            <text:p text:style-name="P3"><text:span text:style-name="T2">Atributos:</text:span></text:p>
          </draw:text-box>
        </draw:frame>
        <draw:frame draw:style-name="gr12" draw:text-style-name="P13" draw:layer="layout" svg:width="1.045cm" svg:height="0.53cm" svg:x="4.037cm" svg:y="4.924cm">
          <draw:text-box>
            <text:p text:style-name="P3"><text:span text:style-name="T9">name</text:span></text:p>
          </draw:text-box>
        </draw:frame>
        <draw:path draw:style-name="gr10" draw:text-style-name="P11" draw:layer="layout" svg:width="1.196cm" svg:height="0.547cm" svg:x="3.904cm" svg:y="5.903cm" svg:viewBox="0 0 1197 548" svg:d="M1118 0c44 0 79 36 79 80v389c0 43-35 79-79 79h-1038c-44 0-80-36-80-79v-389c0-44 36-80 80-80z">
          <text:p/>
        </draw:path>
        <draw:path draw:style-name="gr11" draw:text-style-name="P12" draw:layer="layout" svg:width="1.196cm" svg:height="0.547cm" svg:x="3.904cm" svg:y="5.903cm" svg:viewBox="0 0 1197 548" svg:d="M80 27h1038c29 0 53 24 53 53v389c0 29-24 53-53 53h-1038c-29 0-53-24-53-53v-389c0-29 24-53 53-53zM80 0h1038c44 0 79 36 79 80v389c0 43-35 79-79 79h-1038c-44 0-80-36-80-79v-389c0-44 36-80 80-80z">
          <text:p/>
        </draw:path>
        <draw:frame draw:style-name="gr4" draw:text-style-name="P5" draw:layer="layout" svg:width="7.329cm" svg:height="0.615cm" svg:x="5.101cm" svg:y="4.847cm">
          <draw:text-box>
            <text:p text:style-name="P3"><text:span text:style-name="T3">: Nome da </text:span><text:span text:style-name="T3">empresa/a</text:span><text:span text:style-name="T3">ção </text:span><text:span text:style-name="T3">(CharField).</text:span></text:p>
          </draw:text-box>
        </draw:frame>
        <draw:frame draw:style-name="gr12" draw:text-style-name="P13" draw:layer="layout" svg:width="0.884cm" svg:height="0.53cm" svg:x="4.037cm" svg:y="5.866cm">
          <draw:text-box>
            <text:p text:style-name="P3"><text:span text:style-name="T9">code</text:span></text:p>
          </draw:text-box>
        </draw:frame>
        <draw:path draw:style-name="gr10" draw:text-style-name="P11" draw:layer="layout" svg:width="3.292cm" svg:height="0.547cm" svg:x="3.904cm" svg:y="6.845cm" svg:viewBox="0 0 3293 548" svg:d="M3214 0c43 0 79 36 79 80v388c0 43-36 80-79 80h-3134c-44 0-80-37-80-80v-388c0-44 36-80 80-80z">
          <text:p/>
        </draw:path>
        <draw:path draw:style-name="gr11" draw:text-style-name="P12" draw:layer="layout" svg:width="3.292cm" svg:height="0.547cm" svg:x="3.904cm" svg:y="6.845cm" svg:viewBox="0 0 3293 548" svg:d="M80 27h3134c29 0 53 24 53 53v388c0 29-24 53-53 53h-3134c-29 0-53-24-53-53v-388c0-29 24-53 53-53zM80 0h3134c43 0 79 36 79 80v388c0 43-36 80-79 80h-3134c-44 0-80-37-80-80v-388c0-44 36-80 80-80z">
          <text:p/>
        </draw:path>
        <draw:frame draw:style-name="gr4" draw:text-style-name="P5" draw:layer="layout" svg:width="7.156cm" svg:height="0.615cm" svg:x="5.101cm" svg:y="5.789cm">
          <draw:text-box>
            <text:p text:style-name="P3"><text:span text:style-name="T3">: Código </text:span><text:span text:style-name="T3">(ticker) da </text:span><text:span text:style-name="T3">ação </text:span><text:span text:style-name="T3">(CharField).</text:span></text:p>
          </draw:text-box>
        </draw:frame>
        <draw:frame draw:style-name="gr12" draw:text-style-name="P13" draw:layer="layout" svg:width="2.433cm" svg:height="0.53cm" svg:x="4.037cm" svg:y="6.808cm">
          <draw:text-box>
            <text:p text:style-name="P3"><text:span text:style-name="T9">current_pric</text:span><text:span text:style-name="T9">e</text:span></text:p>
          </draw:text-box>
        </draw:frame>
        <draw:frame draw:style-name="gr4" draw:text-style-name="P5" draw:layer="layout" svg:width="7.176cm" svg:height="0.615cm" svg:x="7.197cm" svg:y="6.731cm">
          <draw:text-box>
            <text:p text:style-name="P3"><text:span text:style-name="T3">: Preço </text:span><text:span text:style-name="T3">atual da </text:span><text:span text:style-name="T3">ação </text:span><text:span text:style-name="T3">(DecimalFi</text:span><text:span text:style-name="T3">eld).</text:span></text:p>
          </draw:text-box>
        </draw:frame>
        <draw:path draw:style-name="gr10" draw:text-style-name="P11" draw:layer="layout" svg:width="2.361cm" svg:height="0.547cm" svg:x="3.904cm" svg:y="8.676cm" svg:viewBox="0 0 2362 548" svg:d="M2282 0c44 0 80 36 80 80v389c0 44-36 79-80 79h-2202c-44 0-80-35-80-79v-389c0-44 36-80 80-80z">
          <text:p/>
        </draw:path>
        <draw:path draw:style-name="gr11" draw:text-style-name="P12" draw:layer="layout" svg:width="2.361cm" svg:height="0.547cm" svg:x="3.904cm" svg:y="8.676cm" svg:viewBox="0 0 2362 548" svg:d="M80 27h2202c29 0 53 24 53 53v389c0 29-24 53-53 53h-2202c-29 0-53-24-53-53v-389c0-29 24-53 53-53zM80 0h2202c44 0 80 36 80 80v389c0 44-36 79-80 79h-2202c-44 0-80-35-80-79v-389c0-44 36-80 80-80z">
          <text:p/>
        </draw:path>
        <draw:frame draw:style-name="gr4" draw:text-style-name="P5" draw:layer="layout" svg:width="1.937cm" svg:height="0.615cm" svg:x="3.058cm" svg:y="7.674cm">
          <draw:text-box>
            <text:p text:style-name="P3"><text:span text:style-name="T2">Métodos:</text:span></text:p>
          </draw:text-box>
        </draw:frame>
        <draw:frame draw:style-name="gr12" draw:text-style-name="P13" draw:layer="layout" svg:width="1.415cm" svg:height="0.53cm" svg:x="4.037cm" svg:y="8.639cm">
          <draw:text-box>
            <text:p text:style-name="P3"><text:span text:style-name="T9">__str__()</text:span></text:p>
          </draw:text-box>
        </draw:frame>
        <draw:frame draw:style-name="gr4" draw:text-style-name="P5" draw:layer="layout" svg:width="5.345cm" svg:height="0.615cm" svg:x="6.265cm" svg:y="8.563cm">
          <draw:text-box>
            <text:p text:style-name="P3"><text:span text:style-name="T3">: Retorna o </text:span><text:span text:style-name="T3">código da </text:span><text:span text:style-name="T3">ação.</text:span></text:p>
          </draw:text-box>
        </draw:frame>
        <draw:frame draw:style-name="gr9" draw:text-style-name="P10" draw:layer="layout" svg:width="2.738cm" svg:height="0.721cm" svg:x="2.212cm" svg:y="10.039cm">
          <draw:text-box>
            <text:p text:style-name="P3"><text:span text:style-name="T8">3.1.4 </text:span><text:span text:style-name="T8">Trade</text:span></text:p>
          </draw:text-box>
        </draw:frame>
        <draw:frame draw:style-name="gr4" draw:text-style-name="P5" draw:layer="layout" svg:width="13.75cm" svg:height="0.615cm" svg:x="2.212cm" svg:y="11.071cm">
          <draw:text-box>
            <text:p text:style-name="P3"><text:span text:style-name="T3">Registra </text:span><text:span text:style-name="T3">uma </text:span><text:span text:style-name="T3">operação </text:span><text:span text:style-name="T3">de compra </text:span><text:span text:style-name="T3">ou venda </text:span><text:span text:style-name="T3">de ações </text:span><text:span text:style-name="T3">por um </text:span><text:span text:style-name="T3">usuário.</text:span></text:p>
          </draw:text-box>
        </draw:frame>
        <draw:path draw:style-name="gr10" draw:text-style-name="P11" draw:layer="layout" svg:width="0.964cm" svg:height="0.547cm" svg:x="3.904cm" svg:y="12.963cm" svg:viewBox="0 0 965 548" svg:d="M885 0c44 0 80 36 80 79v389c0 44-36 80-80 80h-805c-44 0-80-36-80-80v-389c0-43 36-79 80-79z">
          <text:p/>
        </draw:path>
        <draw:path draw:style-name="gr11" draw:text-style-name="P12" draw:layer="layout" svg:width="0.964cm" svg:height="0.547cm" svg:x="3.904cm" svg:y="12.963cm" svg:viewBox="0 0 965 548" svg:d="M80 26h805c29 0 53 24 53 53v389c0 29-24 53-53 53h-805c-29 0-53-24-53-53v-389c0-29 24-53 53-53zM80 0h805c44 0 80 36 80 79v389c0 44-36 80-80 80h-805c-44 0-80-36-80-80v-389c0-43 36-79 80-79z">
          <text:p/>
        </draw:path>
        <draw:frame draw:style-name="gr4" draw:text-style-name="P5" draw:layer="layout" svg:width="2.098cm" svg:height="0.615cm" svg:x="3.058cm" svg:y="11.96cm">
          <draw:text-box>
            <text:p text:style-name="P3"><text:span text:style-name="T2">Atributos:</text:span></text:p>
          </draw:text-box>
        </draw:frame>
        <draw:frame draw:style-name="gr12" draw:text-style-name="P13" draw:layer="layout" svg:width="0.76cm" svg:height="0.53cm" svg:x="4.037cm" svg:y="12.925cm">
          <draw:text-box>
            <text:p text:style-name="P3"><text:span text:style-name="T9">BUY</text:span></text:p>
          </draw:text-box>
        </draw:frame>
        <draw:path draw:style-name="gr10" draw:text-style-name="P11" draw:layer="layout" svg:width="1.196cm" svg:height="0.547cm" svg:x="5.08cm" svg:y="12.963cm" svg:viewBox="0 0 1197 548" svg:d="M1118 0c43 0 79 36 79 79v389c0 44-36 80-79 80h-1038c-44 0-80-36-80-80v-389c0-43 36-79 80-79z">
          <text:p/>
        </draw:path>
        <draw:path draw:style-name="gr11" draw:text-style-name="P12" draw:layer="layout" svg:width="1.196cm" svg:height="0.547cm" svg:x="5.08cm" svg:y="12.963cm" svg:viewBox="0 0 1197 548" svg:d="M80 26h1038c29 0 53 24 53 53v389c0 29-24 53-53 53h-1038c-30 0-53-24-53-53v-389c0-29 23-53 53-53zM80 0h1038c43 0 79 36 79 79v389c0 44-36 80-79 80h-1038c-44 0-80-36-80-80v-389c0-43 36-79 80-79z">
          <text:p/>
        </draw:path>
        <draw:frame draw:style-name="gr4" draw:text-style-name="P5" draw:layer="layout" svg:width="0.422cm" svg:height="0.615cm" svg:x="4.868cm" svg:y="12.849cm">
          <draw:text-box>
            <text:p text:style-name="P3"><text:span text:style-name="T3">, </text:span></text:p>
          </draw:text-box>
        </draw:frame>
        <draw:frame draw:style-name="gr12" draw:text-style-name="P13" draw:layer="layout" svg:width="0.841cm" svg:height="0.53cm" svg:x="5.213cm" svg:y="12.925cm">
          <draw:text-box>
            <text:p text:style-name="P3"><text:span text:style-name="T9">SELL</text:span></text:p>
          </draw:text-box>
        </draw:frame>
        <draw:path draw:style-name="gr10" draw:text-style-name="P11" draw:layer="layout" svg:width="3.059cm" svg:height="0.547cm" svg:x="6.489cm" svg:y="12.963cm" svg:viewBox="0 0 3060 548" svg:d="M2980 0c44 0 80 36 80 79v389c0 44-36 80-80 80h-2901c-44 0-79-36-79-80v-389c0-43 35-79 79-79z">
          <text:p/>
        </draw:path>
        <draw:path draw:style-name="gr11" draw:text-style-name="P12" draw:layer="layout" svg:width="3.059cm" svg:height="0.547cm" svg:x="6.489cm" svg:y="12.963cm" svg:viewBox="0 0 3060 548" svg:d="M79 26h2901c29 0 53 24 53 53v389c0 29-24 53-53 53h-2901c-29 0-53-24-53-53v-389c0-29 24-53 53-53zM79 0h2901c44 0 80 36 80 79v389c0 44-36 80-80 80h-2901c-44 0-79-36-79-80v-389c0-43 35-79 79-79z">
          <text:p/>
        </draw:path>
        <draw:frame draw:style-name="gr4" draw:text-style-name="P5" draw:layer="layout" svg:width="0.422cm" svg:height="0.615cm" svg:x="6.277cm" svg:y="12.849cm">
          <draw:text-box>
            <text:p text:style-name="P3"><text:span text:style-name="T3">, </text:span></text:p>
          </draw:text-box>
        </draw:frame>
        <draw:frame draw:style-name="gr12" draw:text-style-name="P13" draw:layer="layout" svg:width="2.712cm" svg:height="0.53cm" svg:x="6.621cm" svg:y="12.925cm">
          <draw:text-box>
            <text:p text:style-name="P3"><text:span text:style-name="T9">TYPE_CHOIC</text:span><text:span text:style-name="T9">ES</text:span></text:p>
          </draw:text-box>
        </draw:frame>
        <draw:path draw:style-name="gr10" draw:text-style-name="P11" draw:layer="layout" svg:width="1.196cm" svg:height="0.547cm" svg:x="3.904cm" svg:y="13.905cm" svg:viewBox="0 0 1197 548" svg:d="M1118 0c44 0 79 37 79 80v388c0 44-35 80-79 80h-1038c-44 0-80-36-80-80v-388c0-43 36-80 80-80z">
          <text:p/>
        </draw:path>
        <draw:path draw:style-name="gr11" draw:text-style-name="P12" draw:layer="layout" svg:width="1.196cm" svg:height="0.547cm" svg:x="3.904cm" svg:y="13.905cm" svg:viewBox="0 0 1197 548" svg:d="M80 27h1038c29 0 53 24 53 53v388c0 29-24 53-53 53h-1038c-29 0-53-24-53-53v-388c0-29 24-53 53-53zM80 0h1038c44 0 79 37 79 80v388c0 44-35 80-79 80h-1038c-44 0-80-36-80-80v-388c0-43 36-80 80-80z">
          <text:p/>
        </draw:path>
        <draw:frame draw:style-name="gr4" draw:text-style-name="P5" draw:layer="layout" svg:width="8.741cm" svg:height="0.615cm" svg:x="9.548cm" svg:y="12.849cm">
          <draw:text-box>
            <text:p text:style-name="P3"><text:span text:style-name="T3">: </text:span><text:span text:style-name="T3">Constantes </text:span><text:span text:style-name="T3">para definir </text:span><text:span text:style-name="T3">o tipo de </text:span><text:span text:style-name="T3">operação.</text:span></text:p>
          </draw:text-box>
        </draw:frame>
        <draw:frame draw:style-name="gr12" draw:text-style-name="P13" draw:layer="layout" svg:width="0.81cm" svg:height="0.53cm" svg:x="4.037cm" svg:y="13.867cm">
          <draw:text-box>
            <text:p text:style-name="P3"><text:span text:style-name="T9">user</text:span></text:p>
          </draw:text-box>
        </draw:frame>
        <draw:frame draw:style-name="gr4" draw:text-style-name="P5" draw:layer="layout" svg:width="11.909cm" svg:height="0.615cm" svg:x="5.101cm" svg:y="13.791cm">
          <draw:text-box>
            <text:p text:style-name="P3"><text:span text:style-name="T3">: Chave </text:span><text:span text:style-name="T3">estrangeira </text:span><text:span text:style-name="T3">(ForeignKe</text:span><text:span text:style-name="T3">y) para o </text:span><text:span text:style-name="T3">usuário </text:span><text:span text:style-name="T3">que realiza </text:span><text:span text:style-name="T3">a</text:span></text:p>
          </draw:text-box>
        </draw:frame>
        <draw:path draw:style-name="gr10" draw:text-style-name="P11" draw:layer="layout" svg:width="1.429cm" svg:height="0.547cm" svg:x="3.904cm" svg:y="15.524cm" svg:viewBox="0 0 1430 548" svg:d="M1351 0c44 0 79 36 79 81v388c0 43-35 79-79 79h-1271c-44 0-80-36-80-79v-388c0-45 36-81 80-81z">
          <text:p/>
        </draw:path>
        <draw:path draw:style-name="gr11" draw:text-style-name="P12" draw:layer="layout" svg:width="1.429cm" svg:height="0.547cm" svg:x="3.904cm" svg:y="15.524cm" svg:viewBox="0 0 1430 548" svg:d="M80 27h1271c29 0 53 25 53 54v388c0 29-24 53-53 53h-1271c-29 0-53-24-53-53v-388c0-29 24-54 53-54zM80 0h1271c44 0 79 36 79 81v388c0 43-35 79-79 79h-1271c-44 0-80-36-80-79v-388c0-45 36-81 80-81z">
          <text:p/>
        </draw:path>
        <draw:frame draw:style-name="gr4" draw:text-style-name="P5" draw:layer="layout" svg:width="1.987cm" svg:height="0.615cm" svg:x="3.905cm" svg:y="14.521cm">
          <draw:text-box>
            <text:p text:style-name="P3"><text:span text:style-name="T3">operação.</text:span></text:p>
          </draw:text-box>
        </draw:frame>
        <draw:frame draw:style-name="gr12" draw:text-style-name="P13" draw:layer="layout" svg:width="0.96cm" svg:height="0.53cm" svg:x="4.037cm" svg:y="15.487cm">
          <draw:text-box>
            <text:p text:style-name="P3"><text:span text:style-name="T9">stock</text:span></text:p>
          </draw:text-box>
        </draw:frame>
        <draw:path draw:style-name="gr10" draw:text-style-name="P11" draw:layer="layout" svg:width="2.128cm" svg:height="0.547cm" svg:x="3.904cm" svg:y="16.466cm" svg:viewBox="0 0 2129 548" svg:d="M2050 0c43 0 79 36 79 80v389c0 44-36 79-79 79h-1970c-44 0-80-35-80-79v-389c0-44 36-80 80-80z">
          <text:p/>
        </draw:path>
        <draw:path draw:style-name="gr11" draw:text-style-name="P12" draw:layer="layout" svg:width="2.128cm" svg:height="0.547cm" svg:x="3.904cm" svg:y="16.466cm" svg:viewBox="0 0 2129 548" svg:d="M80 27h1970c29 0 52 24 52 53v389c0 29-23 53-52 53h-1970c-29 0-53-24-53-53v-389c0-29 24-53 53-53zM80 0h1970c43 0 79 36 79 80v389c0 44-36 79-79 79h-1970c-44 0-80-35-80-79v-389c0-44 36-80 80-80z">
          <text:p/>
        </draw:path>
        <draw:frame draw:style-name="gr4" draw:text-style-name="P5" draw:layer="layout" svg:width="11.034cm" svg:height="0.615cm" svg:x="5.334cm" svg:y="15.41cm">
          <draw:text-box>
            <text:p text:style-name="P3"><text:span text:style-name="T3">: Chave </text:span><text:span text:style-name="T3">estrangeira </text:span><text:span text:style-name="T3">(ForeignKe</text:span><text:span text:style-name="T3">y) para a </text:span><text:span text:style-name="T3">ação </text:span><text:span text:style-name="T3">negociada.</text:span></text:p>
          </draw:text-box>
        </draw:frame>
        <draw:frame draw:style-name="gr12" draw:text-style-name="P13" draw:layer="layout" svg:width="1.522cm" svg:height="0.53cm" svg:x="4.037cm" svg:y="16.429cm">
          <draw:text-box>
            <text:p text:style-name="P3"><text:span text:style-name="T9">quantity</text:span></text:p>
          </draw:text-box>
        </draw:frame>
        <draw:path draw:style-name="gr10" draw:text-style-name="P11" draw:layer="layout" svg:width="2.594cm" svg:height="0.546cm" svg:x="3.904cm" svg:y="17.409cm" svg:viewBox="0 0 2595 547" svg:d="M2514 0c44 0 81 35 81 79v389c0 44-37 79-81 79h-2434c-44 0-80-35-80-79v-389c0-44 36-79 80-79z">
          <text:p/>
        </draw:path>
        <draw:path draw:style-name="gr11" draw:text-style-name="P12" draw:layer="layout" svg:width="2.594cm" svg:height="0.546cm" svg:x="3.904cm" svg:y="17.409cm" svg:viewBox="0 0 2595 547" svg:d="M80 26h2434c29 0 53 24 53 53v389c0 29-24 53-53 53h-2434c-29 0-53-24-53-53v-389c0-29 24-53 53-53zM80 0h2434c44 0 81 35 81 79v389c0 44-37 79-81 79h-2434c-44 0-80-35-80-79v-389c0-44 36-79 80-79z">
          <text:p/>
        </draw:path>
        <draw:frame draw:style-name="gr4" draw:text-style-name="P5" draw:layer="layout" svg:width="11.189cm" svg:height="0.615cm" svg:x="6.032cm" svg:y="16.353cm">
          <draw:text-box>
            <text:p text:style-name="P3"><text:span text:style-name="T3">: </text:span><text:span text:style-name="T3">Quantidad</text:span><text:span text:style-name="T3">e de ações </text:span><text:span text:style-name="T3">negociadas </text:span><text:span text:style-name="T3">(PositiveInt</text:span><text:span text:style-name="T3">egerField).</text:span></text:p>
          </draw:text-box>
        </draw:frame>
        <draw:frame draw:style-name="gr12" draw:text-style-name="P13" draw:layer="layout" svg:width="1.952cm" svg:height="0.53cm" svg:x="4.037cm" svg:y="17.371cm">
          <draw:text-box>
            <text:p text:style-name="P3"><text:span text:style-name="T9">trade_type</text:span></text:p>
          </draw:text-box>
        </draw:frame>
        <draw:path draw:style-name="gr10" draw:text-style-name="P11" draw:layer="layout" svg:width="1.429cm" svg:height="0.546cm" svg:x="3.904cm" svg:y="18.351cm" svg:viewBox="0 0 1430 547" svg:d="M1351 0c44 0 79 35 79 79v388c0 45-35 80-79 80h-1271c-44 0-80-35-80-80v-388c0-44 36-79 80-79z">
          <text:p/>
        </draw:path>
        <draw:path draw:style-name="gr11" draw:text-style-name="P12" draw:layer="layout" svg:width="1.429cm" svg:height="0.546cm" svg:x="3.904cm" svg:y="18.351cm" svg:viewBox="0 0 1430 547" svg:d="M80 26h1271c29 0 53 24 53 53v388c0 30-24 54-53 54h-1271c-29 0-53-24-53-54v-388c0-29 24-53 53-53zM80 0h1271c44 0 79 35 79 79v388c0 45-35 80-79 80h-1271c-44 0-80-35-80-80v-388c0-44 36-79 80-79z">
          <text:p/>
        </draw:path>
        <draw:frame draw:style-name="gr4" draw:text-style-name="P5" draw:layer="layout" svg:width="8.851cm" svg:height="0.615cm" svg:x="6.498cm" svg:y="17.295cm">
          <draw:text-box>
            <text:p text:style-name="P3"><text:span text:style-name="T3">: Tipo de </text:span><text:span text:style-name="T3">operação </text:span><text:span text:style-name="T3">(CharField, </text:span><text:span text:style-name="T3">'buy' ou </text:span><text:span text:style-name="T3">'sell').</text:span></text:p>
          </draw:text-box>
        </draw:frame>
        <draw:frame draw:style-name="gr12" draw:text-style-name="P13" draw:layer="layout" svg:width="0.909cm" svg:height="0.53cm" svg:x="4.037cm" svg:y="18.313cm">
          <draw:text-box>
            <text:p text:style-name="P3"><text:span text:style-name="T9">price</text:span></text:p>
          </draw:text-box>
        </draw:frame>
        <draw:path draw:style-name="gr10" draw:text-style-name="P11" draw:layer="layout" svg:width="2.594cm" svg:height="0.546cm" svg:x="3.904cm" svg:y="19.293cm" svg:viewBox="0 0 2595 547" svg:d="M2514 0c44 0 81 35 81 79v389c0 44-37 79-81 79h-2434c-44 0-80-35-80-79v-389c0-44 36-79 80-79z">
          <text:p/>
        </draw:path>
        <draw:path draw:style-name="gr11" draw:text-style-name="P12" draw:layer="layout" svg:width="2.594cm" svg:height="0.546cm" svg:x="3.904cm" svg:y="19.293cm" svg:viewBox="0 0 2595 547" svg:d="M80 26h2434c29 0 53 24 53 53v389c0 29-24 53-53 53h-2434c-29 0-53-24-53-53v-389c0-29 24-53 53-53zM80 0h2434c44 0 81 35 81 79v389c0 44-37 79-81 79h-2434c-44 0-80-35-80-79v-389c0-44 36-79 80-79z">
          <text:p/>
        </draw:path>
        <draw:frame draw:style-name="gr4" draw:text-style-name="P5" draw:layer="layout" svg:width="11.279cm" svg:height="0.615cm" svg:x="5.334cm" svg:y="18.237cm">
          <draw:text-box>
            <text:p text:style-name="P3"><text:span text:style-name="T3">: Preço da </text:span><text:span text:style-name="T3">ação no </text:span><text:span text:style-name="T3">momento </text:span><text:span text:style-name="T3">da </text:span><text:span text:style-name="T3">operação </text:span><text:span text:style-name="T3">(DecimalFi</text:span><text:span text:style-name="T3">eld).</text:span></text:p>
          </draw:text-box>
        </draw:frame>
        <draw:frame draw:style-name="gr12" draw:text-style-name="P13" draw:layer="layout" svg:width="1.92cm" svg:height="0.53cm" svg:x="4.037cm" svg:y="19.255cm">
          <draw:text-box>
            <text:p text:style-name="P3"><text:span text:style-name="T9">created_at</text:span></text:p>
          </draw:text-box>
        </draw:frame>
        <draw:frame draw:style-name="gr4" draw:text-style-name="P5" draw:layer="layout" svg:width="8.426cm" svg:height="0.615cm" svg:x="6.498cm" svg:y="19.179cm">
          <draw:text-box>
            <text:p text:style-name="P3"><text:span text:style-name="T3">: Data e </text:span><text:span text:style-name="T3">hora da </text:span><text:span text:style-name="T3">operação </text:span><text:span text:style-name="T3">(DateTimeF</text:span><text:span text:style-name="T3">ield).</text:span></text:p>
          </draw:text-box>
        </draw:frame>
        <draw:path draw:style-name="gr10" draw:text-style-name="P11" draw:layer="layout" svg:width="2.361cm" svg:height="0.547cm" svg:x="3.904cm" svg:y="21.124cm" svg:viewBox="0 0 2362 548" svg:d="M2282 0c44 0 80 35 80 79v389c0 44-36 80-80 80h-2202c-44 0-80-36-80-80v-389c0-44 36-79 80-79z">
          <text:p/>
        </draw:path>
        <draw:path draw:style-name="gr11" draw:text-style-name="P12" draw:layer="layout" svg:width="2.361cm" svg:height="0.547cm" svg:x="3.904cm" svg:y="21.124cm" svg:viewBox="0 0 2362 548" svg:d="M80 26h2202c29 0 53 24 53 53v389c0 29-24 53-53 53h-2202c-29 0-53-24-53-53v-389c0-29 24-53 53-53zM80 0h2202c44 0 80 35 80 79v389c0 44-36 80-80 80h-2202c-44 0-80-36-80-80v-389c0-44 36-79 80-79z">
          <text:p/>
        </draw:path>
        <draw:frame draw:style-name="gr4" draw:text-style-name="P5" draw:layer="layout" svg:width="1.937cm" svg:height="0.615cm" svg:x="3.058cm" svg:y="20.121cm">
          <draw:text-box>
            <text:p text:style-name="P3"><text:span text:style-name="T2">Métodos:</text:span></text:p>
          </draw:text-box>
        </draw:frame>
        <draw:frame draw:style-name="gr12" draw:text-style-name="P13" draw:layer="layout" svg:width="1.669cm" svg:height="0.53cm" svg:x="4.037cm" svg:y="21.086cm">
          <draw:text-box>
            <text:p text:style-name="P3"><text:span text:style-name="T9">execute()</text:span></text:p>
          </draw:text-box>
        </draw:frame>
        <draw:frame draw:style-name="gr4" draw:text-style-name="P5" draw:layer="layout" svg:width="12.136cm" svg:height="0.615cm" svg:x="6.265cm" svg:y="21.01cm">
          <draw:text-box>
            <text:p text:style-name="P3"><text:span text:style-name="T3">: Processa a </text:span><text:span text:style-name="T3">operação </text:span><text:span text:style-name="T3">de compra </text:span><text:span text:style-name="T3">ou venda, </text:span><text:span text:style-name="T3">ajustando </text:span><text:span text:style-name="T3">o saldo</text:span></text:p>
          </draw:text-box>
        </draw:frame>
        <draw:path draw:style-name="gr10" draw:text-style-name="P11" draw:layer="layout" svg:width="2.361cm" svg:height="0.547cm" svg:x="3.904cm" svg:y="22.743cm" svg:viewBox="0 0 2362 548" svg:d="M2282 0c44 0 80 36 80 80v389c0 43-36 79-80 79h-2202c-44 0-80-36-80-79v-389c0-44 36-80 80-80z">
          <text:p/>
        </draw:path>
        <draw:path draw:style-name="gr11" draw:text-style-name="P12" draw:layer="layout" svg:width="2.361cm" svg:height="0.547cm" svg:x="3.904cm" svg:y="22.743cm" svg:viewBox="0 0 2362 548" svg:d="M80 27h2202c29 0 53 23 53 53v389c0 29-24 53-53 53h-2202c-29 0-53-24-53-53v-389c0-30 24-53 53-53zM80 0h2202c44 0 80 36 80 80v389c0 43-36 79-80 79h-2202c-44 0-80-36-80-79v-389c0-44 36-80 80-80z">
          <text:p/>
        </draw:path>
        <draw:frame draw:style-name="gr4" draw:text-style-name="P5" draw:layer="layout" svg:width="10.461cm" svg:height="0.615cm" svg:x="3.905cm" svg:y="21.74cm">
          <draw:text-box>
            <text:p text:style-name="P3"><text:span text:style-name="T3">do usuário </text:span><text:span text:style-name="T3">e, </text:span><text:span text:style-name="T3">potencialm</text:span><text:span text:style-name="T3">ente, seu </text:span><text:span text:style-name="T3">portfólio de </text:span><text:span text:style-name="T3">ações.</text:span></text:p>
          </draw:text-box>
        </draw:frame>
        <draw:frame draw:style-name="gr12" draw:text-style-name="P13" draw:layer="layout" svg:width="1.415cm" svg:height="0.53cm" svg:x="4.037cm" svg:y="22.706cm">
          <draw:text-box>
            <text:p text:style-name="P3"><text:span text:style-name="T9">__str__()</text:span></text:p>
          </draw:text-box>
        </draw:frame>
        <draw:frame draw:style-name="gr4" draw:text-style-name="P5" draw:layer="layout" svg:width="7.329cm" svg:height="0.615cm" svg:x="6.265cm" svg:y="22.629cm">
          <draw:text-box>
            <text:p text:style-name="P3"><text:span text:style-name="T3">: </text:span><text:span text:style-name="T3">Representa</text:span><text:span text:style-name="T3">ção textual </text:span><text:span text:style-name="T3">da </text:span><text:span text:style-name="T3">operação.</text:span></text:p>
          </draw:text-box>
        </draw:frame>
        <draw:frame draw:style-name="gr4" draw:text-style-name="P5" draw:layer="layout" svg:width="0.52cm" svg:height="0.615cm" svg:x="2.54cm" svg:y="3.958cm">
          <draw:text-box>
            <text:p text:style-name="P3"><text:span text:style-name="T3">• </text:span></text:p>
          </draw:text-box>
        </draw:frame>
        <draw:frame draw:style-name="gr4" draw:text-style-name="P5" draw:layer="layout" svg:width="0.52cm" svg:height="0.615cm" svg:x="3.387cm" svg:y="4.847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5.789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6.731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2.54cm" svg:y="7.674cm">
          <draw:text-box>
            <text:p text:style-name="P3"><text:span text:style-name="T3">• </text:span></text:p>
          </draw:text-box>
        </draw:frame>
        <draw:frame draw:style-name="gr4" draw:text-style-name="P5" draw:layer="layout" svg:width="0.52cm" svg:height="0.615cm" svg:x="3.387cm" svg:y="8.563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2.54cm" svg:y="11.96cm">
          <draw:text-box>
            <text:p text:style-name="P3"><text:span text:style-name="T3">• </text:span></text:p>
          </draw:text-box>
        </draw:frame>
        <draw:frame draw:style-name="gr4" draw:text-style-name="P5" draw:layer="layout" svg:width="0.52cm" svg:height="0.615cm" svg:x="3.387cm" svg:y="12.849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13.791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15.41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16.353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17.295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18.237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19.179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2.54cm" svg:y="20.121cm">
          <draw:text-box>
            <text:p text:style-name="P3"><text:span text:style-name="T3">• </text:span></text:p>
          </draw:text-box>
        </draw:frame>
        <draw:frame draw:style-name="gr4" draw:text-style-name="P5" draw:layer="layout" svg:width="0.52cm" svg:height="0.615cm" svg:x="3.387cm" svg:y="21.01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22.629cm">
          <draw:text-box>
            <text:p text:style-name="P3"><text:span text:style-name="T3">◦ </text:span></text:p>
          </draw:text-box>
        </draw:frame>
        <draw:frame draw:style-name="gr7" draw:text-style-name="P8" draw:layer="layout" svg:width="0.687cm" svg:height="0.509cm" svg:x="10.156cm" svg:y="28.445cm">
          <draw:text-box>
            <text:p text:style-name="P3"><text:span text:style-name="T6">4 / 9</text:span></text:p>
          </draw:text-box>
        </draw:frame>
      </draw:page>
      <draw:page draw:name="page5" draw:style-name="dp1" draw:master-page-name="master-page38">
        <draw:frame draw:style-name="gr9" draw:text-style-name="P10" draw:layer="layout" svg:width="4.742cm" svg:height="0.721cm" svg:x="2.212cm" svg:y="2.038cm">
          <draw:text-box>
            <text:p text:style-name="P3"><text:span text:style-name="T8">3.1.5 </text:span><text:span text:style-name="T8">Favorite</text:span><text:span text:style-name="T8">Stock</text:span></text:p>
          </draw:text-box>
        </draw:frame>
        <draw:frame draw:style-name="gr4" draw:text-style-name="P5" draw:layer="layout" svg:width="11.376cm" svg:height="0.615cm" svg:x="2.212cm" svg:y="3.069cm">
          <draw:text-box>
            <text:p text:style-name="P3"><text:span text:style-name="T3">Permite </text:span><text:span text:style-name="T3">que um </text:span><text:span text:style-name="T3">usuário </text:span><text:span text:style-name="T3">marque </text:span><text:span text:style-name="T3">uma ação </text:span><text:span text:style-name="T3">como </text:span><text:span text:style-name="T3">favorita.</text:span></text:p>
          </draw:text-box>
        </draw:frame>
        <draw:path draw:style-name="gr10" draw:text-style-name="P11" draw:layer="layout" svg:width="1.196cm" svg:height="0.547cm" svg:x="3.904cm" svg:y="4.961cm" svg:viewBox="0 0 1197 548" svg:d="M1118 0c44 0 79 36 79 80v389c0 43-35 79-79 79h-1038c-44 0-80-36-80-79v-389c0-44 36-80 80-80z">
          <text:p/>
        </draw:path>
        <draw:path draw:style-name="gr11" draw:text-style-name="P12" draw:layer="layout" svg:width="1.196cm" svg:height="0.547cm" svg:x="3.904cm" svg:y="4.961cm" svg:viewBox="0 0 1197 548" svg:d="M80 27h1038c29 0 53 24 53 53v389c0 29-24 53-53 53h-1038c-29 0-53-24-53-53v-389c0-29 24-53 53-53zM80 0h1038c44 0 79 36 79 80v389c0 43-35 79-79 79h-1038c-44 0-80-36-80-79v-389c0-44 36-80 80-80z">
          <text:p/>
        </draw:path>
        <draw:frame draw:style-name="gr4" draw:text-style-name="P5" draw:layer="layout" svg:width="2.098cm" svg:height="0.615cm" svg:x="3.058cm" svg:y="3.958cm">
          <draw:text-box>
            <text:p text:style-name="P3"><text:span text:style-name="T2">Atributos:</text:span></text:p>
          </draw:text-box>
        </draw:frame>
        <draw:frame draw:style-name="gr12" draw:text-style-name="P13" draw:layer="layout" svg:width="0.81cm" svg:height="0.53cm" svg:x="4.037cm" svg:y="4.924cm">
          <draw:text-box>
            <text:p text:style-name="P3"><text:span text:style-name="T9">user</text:span></text:p>
          </draw:text-box>
        </draw:frame>
        <draw:path draw:style-name="gr10" draw:text-style-name="P11" draw:layer="layout" svg:width="1.429cm" svg:height="0.547cm" svg:x="3.904cm" svg:y="5.903cm" svg:viewBox="0 0 1430 548" svg:d="M1351 0c44 0 79 36 79 80v389c0 43-35 79-79 79h-1271c-44 0-80-36-80-79v-389c0-44 36-80 80-80z">
          <text:p/>
        </draw:path>
        <draw:path draw:style-name="gr11" draw:text-style-name="P12" draw:layer="layout" svg:width="1.429cm" svg:height="0.547cm" svg:x="3.904cm" svg:y="5.903cm" svg:viewBox="0 0 1430 548" svg:d="M80 27h1271c29 0 53 24 53 53v389c0 29-24 53-53 53h-1271c-29 0-53-24-53-53v-389c0-29 24-53 53-53zM80 0h1271c44 0 79 36 79 80v389c0 43-35 79-79 79h-1271c-44 0-80-36-80-79v-389c0-44 36-80 80-80z">
          <text:p/>
        </draw:path>
        <draw:frame draw:style-name="gr4" draw:text-style-name="P5" draw:layer="layout" svg:width="9.437cm" svg:height="0.615cm" svg:x="5.101cm" svg:y="4.847cm">
          <draw:text-box>
            <text:p text:style-name="P3"><text:span text:style-name="T3">: Chave </text:span><text:span text:style-name="T3">estrangeira </text:span><text:span text:style-name="T3">(ForeignKe</text:span><text:span text:style-name="T3">y) para o </text:span><text:span text:style-name="T3">usuário.</text:span></text:p>
          </draw:text-box>
        </draw:frame>
        <draw:frame draw:style-name="gr12" draw:text-style-name="P13" draw:layer="layout" svg:width="0.96cm" svg:height="0.53cm" svg:x="4.037cm" svg:y="5.866cm">
          <draw:text-box>
            <text:p text:style-name="P3"><text:span text:style-name="T9">stock</text:span></text:p>
          </draw:text-box>
        </draw:frame>
        <draw:frame draw:style-name="gr4" draw:text-style-name="P5" draw:layer="layout" svg:width="8.88cm" svg:height="0.615cm" svg:x="5.334cm" svg:y="5.789cm">
          <draw:text-box>
            <text:p text:style-name="P3"><text:span text:style-name="T3">: Chave </text:span><text:span text:style-name="T3">estrangeira </text:span><text:span text:style-name="T3">(ForeignKe</text:span><text:span text:style-name="T3">y) para a </text:span><text:span text:style-name="T3">ação.</text:span></text:p>
          </draw:text-box>
        </draw:frame>
        <draw:path draw:style-name="gr10" draw:text-style-name="P11" draw:layer="layout" svg:width="2.361cm" svg:height="0.547cm" svg:x="3.904cm" svg:y="7.734cm" svg:viewBox="0 0 2362 548" svg:d="M2282 0c44 0 80 36 80 80v389c0 43-36 79-80 79h-2202c-44 0-80-36-80-79v-389c0-44 36-80 80-80z">
          <text:p/>
        </draw:path>
        <draw:path draw:style-name="gr11" draw:text-style-name="P12" draw:layer="layout" svg:width="2.361cm" svg:height="0.547cm" svg:x="3.904cm" svg:y="7.734cm" svg:viewBox="0 0 2362 548" svg:d="M80 27h2202c29 0 53 24 53 53v389c0 29-24 53-53 53h-2202c-29 0-53-24-53-53v-389c0-29 24-53 53-53zM80 0h2202c44 0 80 36 80 80v389c0 43-36 79-80 79h-2202c-44 0-80-36-80-79v-389c0-44 36-80 80-80z">
          <text:p/>
        </draw:path>
        <draw:frame draw:style-name="gr4" draw:text-style-name="P5" draw:layer="layout" svg:width="1.937cm" svg:height="0.615cm" svg:x="3.058cm" svg:y="6.731cm">
          <draw:text-box>
            <text:p text:style-name="P3"><text:span text:style-name="T2">Métodos:</text:span></text:p>
          </draw:text-box>
        </draw:frame>
        <draw:frame draw:style-name="gr12" draw:text-style-name="P13" draw:layer="layout" svg:width="1.415cm" svg:height="0.53cm" svg:x="4.037cm" svg:y="7.697cm">
          <draw:text-box>
            <text:p text:style-name="P3"><text:span text:style-name="T9">__str__()</text:span></text:p>
          </draw:text-box>
        </draw:frame>
        <draw:frame draw:style-name="gr4" draw:text-style-name="P5" draw:layer="layout" svg:width="7.03cm" svg:height="0.615cm" svg:x="6.265cm" svg:y="7.62cm">
          <draw:text-box>
            <text:p text:style-name="P3"><text:span text:style-name="T3">: </text:span><text:span text:style-name="T3">Representa</text:span><text:span text:style-name="T3">ção textual </text:span><text:span text:style-name="T3">do favorito.</text:span></text:p>
          </draw:text-box>
        </draw:frame>
        <draw:path draw:style-name="gr10" draw:text-style-name="P11" draw:layer="layout" svg:width="3.758cm" svg:height="0.547cm" svg:x="3.904cm" svg:y="9.565cm" svg:viewBox="0 0 3759 548" svg:d="M3680 0c43 0 79 36 79 80v388c0 44-36 80-79 80h-3600c-44 0-80-36-80-80v-388c0-44 36-80 80-80z">
          <text:p/>
        </draw:path>
        <draw:path draw:style-name="gr11" draw:text-style-name="P12" draw:layer="layout" svg:width="3.758cm" svg:height="0.547cm" svg:x="3.904cm" svg:y="9.565cm" svg:viewBox="0 0 3759 548" svg:d="M80 27h3600c29 0 52 24 52 53v388c0 29-23 53-52 53h-3600c-29 0-53-24-53-53v-388c0-29 24-53 53-53zM80 0h3600c43 0 79 36 79 80v388c0 44-36 80-79 80h-3600c-44 0-80-36-80-80v-388c0-44 36-80 80-80z">
          <text:p/>
        </draw:path>
        <draw:frame draw:style-name="gr4" draw:text-style-name="P5" draw:layer="layout" svg:width="2.564cm" svg:height="0.615cm" svg:x="3.058cm" svg:y="8.563cm">
          <draw:text-box>
            <text:p text:style-name="P3"><text:span text:style-name="T2">Constraint</text:span><text:span text:style-name="T2">s:</text:span></text:p>
          </draw:text-box>
        </draw:frame>
        <draw:frame draw:style-name="gr12" draw:text-style-name="P13" draw:layer="layout" svg:width="3.054cm" svg:height="0.53cm" svg:x="4.037cm" svg:y="9.528cm">
          <draw:text-box>
            <text:p text:style-name="P3"><text:span text:style-name="T9">unique_tog</text:span><text:span text:style-name="T9">ether</text:span></text:p>
          </draw:text-box>
        </draw:frame>
        <draw:frame draw:style-name="gr4" draw:text-style-name="P5" draw:layer="layout" svg:width="10.308cm" svg:height="0.615cm" svg:x="7.662cm" svg:y="9.452cm">
          <draw:text-box>
            <text:p text:style-name="P3"><text:span text:style-name="T3">: Garante </text:span><text:span text:style-name="T3">que um </text:span><text:span text:style-name="T3">usuário só </text:span><text:span text:style-name="T3">pode </text:span><text:span text:style-name="T3">favoritar a </text:span><text:span text:style-name="T3">mesma</text:span></text:p>
          </draw:text-box>
        </draw:frame>
        <draw:frame draw:style-name="gr4" draw:text-style-name="P5" draw:layer="layout" svg:width="3.983cm" svg:height="0.615cm" svg:x="3.905cm" svg:y="10.182cm">
          <draw:text-box>
            <text:p text:style-name="P3"><text:span text:style-name="T3">ação uma </text:span><text:span text:style-name="T3">única vez.</text:span></text:p>
          </draw:text-box>
        </draw:frame>
        <draw:frame draw:style-name="gr8" draw:text-style-name="P9" draw:layer="layout" svg:width="9.884cm" svg:height="0.814cm" svg:x="2.212cm" svg:y="11.717cm">
          <draw:text-box>
            <text:p text:style-name="P3"><text:span text:style-name="T7">3.2 </text:span><text:span text:style-name="T7">Camada </text:span><text:span text:style-name="T7">de </text:span><text:span text:style-name="T7">Formulá</text:span><text:span text:style-name="T7">rios </text:span><text:span text:style-name="T7">(Forms)</text:span></text:p>
          </draw:text-box>
        </draw:frame>
        <draw:frame draw:style-name="gr4" draw:text-style-name="P5" draw:layer="layout" svg:width="16.069cm" svg:height="0.615cm" svg:x="2.212cm" svg:y="12.891cm">
          <draw:text-box>
            <text:p text:style-name="P3"><text:span text:style-name="T3">Esta </text:span><text:span text:style-name="T3">camada é </text:span><text:span text:style-name="T3">responsáve</text:span><text:span text:style-name="T3">l pela </text:span><text:span text:style-name="T3">validação e </text:span><text:span text:style-name="T3">manipulaç</text:span><text:span text:style-name="T3">ão de </text:span><text:span text:style-name="T3">dados de </text:span><text:span text:style-name="T3">entrada do</text:span></text:p>
          </draw:text-box>
        </draw:frame>
        <draw:frame draw:style-name="gr4" draw:text-style-name="P5" draw:layer="layout" svg:width="1.607cm" svg:height="0.615cm" svg:x="2.212cm" svg:y="13.569cm">
          <draw:text-box>
            <text:p text:style-name="P3"><text:span text:style-name="T3">usuário.</text:span></text:p>
          </draw:text-box>
        </draw:frame>
        <draw:frame draw:style-name="gr9" draw:text-style-name="P10" draw:layer="layout" svg:width="4.675cm" svg:height="0.721cm" svg:x="2.212cm" svg:y="14.992cm">
          <draw:text-box>
            <text:p text:style-name="P3"><text:span text:style-name="T8">3.2.1 </text:span><text:span text:style-name="T8">Transfer</text:span><text:span text:style-name="T8">Form</text:span></text:p>
          </draw:text-box>
        </draw:frame>
        <draw:path draw:style-name="gr10" draw:text-style-name="P11" draw:layer="layout" svg:width="3.757cm" svg:height="0.547cm" svg:x="13.394cm" svg:y="16.138cm" svg:viewBox="0 0 3758 548" svg:d="M3679 0c43 0 79 36 79 79v388c0 44-36 81-79 81h-3600c-44 0-79-37-79-81v-388c0-43 35-79 79-79z">
          <text:p/>
        </draw:path>
        <draw:path draw:style-name="gr11" draw:text-style-name="P12" draw:layer="layout" svg:width="3.757cm" svg:height="0.547cm" svg:x="13.394cm" svg:y="16.138cm" svg:viewBox="0 0 3758 548" svg:d="M79 26h3600c29 0 53 24 53 53v388c0 29-24 54-53 54h-3600c-29 0-53-25-53-54v-388c0-29 24-53 53-53zM79 0h3600c43 0 79 36 79 79v388c0 44-36 81-79 81h-3600c-44 0-79-37-79-81v-388c0-43 35-79 79-79z">
          <text:p/>
        </draw:path>
        <draw:frame draw:style-name="gr4" draw:text-style-name="P5" draw:layer="layout" svg:width="11.261cm" svg:height="0.615cm" svg:x="2.212cm" svg:y="16.024cm">
          <draw:text-box>
            <text:p text:style-name="P3"><text:span text:style-name="T3">Formulário </text:span><text:span text:style-name="T3">para a </text:span><text:span text:style-name="T3">realização </text:span><text:span text:style-name="T3">de </text:span><text:span text:style-name="T3">transferênc</text:span><text:span text:style-name="T3">ias. Herda </text:span><text:span text:style-name="T3">de </text:span></text:p>
          </draw:text-box>
        </draw:frame>
        <draw:frame draw:style-name="gr12" draw:text-style-name="P13" draw:layer="layout" svg:width="3.299cm" svg:height="0.53cm" svg:x="13.526cm" svg:y="16.1cm">
          <draw:text-box>
            <text:p text:style-name="P3"><text:span text:style-name="T9">forms.Mode</text:span><text:span text:style-name="T9">lForm</text:span></text:p>
          </draw:text-box>
        </draw:frame>
        <draw:frame draw:style-name="gr4" draw:text-style-name="P5" draw:layer="layout" svg:width="0.422cm" svg:height="0.615cm" svg:x="17.152cm" svg:y="16.024cm">
          <draw:text-box>
            <text:p text:style-name="P3"><text:span text:style-name="T3">.</text:span></text:p>
          </draw:text-box>
        </draw:frame>
        <draw:path draw:style-name="gr10" draw:text-style-name="P11" draw:layer="layout" svg:width="3.758cm" svg:height="0.547cm" svg:x="3.904cm" svg:y="17.969cm" svg:viewBox="0 0 3759 548" svg:d="M3680 0c43 0 79 36 79 79v389c0 44-36 80-79 80h-3600c-44 0-80-36-80-80v-389c0-43 36-79 80-79z">
          <text:p/>
        </draw:path>
        <draw:path draw:style-name="gr11" draw:text-style-name="P12" draw:layer="layout" svg:width="3.758cm" svg:height="0.547cm" svg:x="3.904cm" svg:y="17.969cm" svg:viewBox="0 0 3759 548" svg:d="M80 26h3600c29 0 52 24 52 53v389c0 29-23 53-52 53h-3600c-29 0-53-24-53-53v-389c0-29 24-53 53-53zM80 0h3600c43 0 79 36 79 79v389c0 44-36 80-79 80h-3600c-44 0-80-36-80-80v-389c0-43 36-79 80-79z">
          <text:p/>
        </draw:path>
        <draw:frame draw:style-name="gr4" draw:text-style-name="P5" draw:layer="layout" svg:width="4.683cm" svg:height="0.615cm" svg:x="3.058cm" svg:y="16.966cm">
          <draw:text-box>
            <text:p text:style-name="P3"><text:span text:style-name="T2">Métodos </text:span><text:span text:style-name="T2">de </text:span><text:span text:style-name="T2">Validação:</text:span></text:p>
          </draw:text-box>
        </draw:frame>
        <draw:frame draw:style-name="gr12" draw:text-style-name="P13" draw:layer="layout" svg:width="2.825cm" svg:height="0.53cm" svg:x="4.037cm" svg:y="17.931cm">
          <draw:text-box>
            <text:p text:style-name="P3"><text:span text:style-name="T9">clean_accou</text:span><text:span text:style-name="T9">nt()</text:span></text:p>
          </draw:text-box>
        </draw:frame>
        <draw:path draw:style-name="gr10" draw:text-style-name="P11" draw:layer="layout" svg:width="3.525cm" svg:height="0.547cm" svg:x="3.904cm" svg:y="18.911cm" svg:viewBox="0 0 3526 548" svg:d="M3447 0c43 0 79 36 79 79v388c0 45-36 81-79 81h-3367c-44 0-80-36-80-81v-388c0-43 36-79 80-79z">
          <text:p/>
        </draw:path>
        <draw:path draw:style-name="gr11" draw:text-style-name="P12" draw:layer="layout" svg:width="3.525cm" svg:height="0.547cm" svg:x="3.904cm" svg:y="18.911cm" svg:viewBox="0 0 3526 548" svg:d="M80 26h3367c29 0 53 24 53 53v388c0 31-24 54-53 54h-3367c-29 0-53-23-53-54v-388c0-29 24-53 53-53zM80 0h3367c43 0 79 36 79 79v388c0 45-36 81-79 81h-3367c-44 0-80-36-80-81v-388c0-43 36-79 80-79z">
          <text:p/>
        </draw:path>
        <draw:frame draw:style-name="gr4" draw:text-style-name="P5" draw:layer="layout" svg:width="7.996cm" svg:height="0.615cm" svg:x="7.662cm" svg:y="17.855cm">
          <draw:text-box>
            <text:p text:style-name="P3"><text:span text:style-name="T3">: Valida se a </text:span><text:span text:style-name="T3">conta do </text:span><text:span text:style-name="T3">destinatári</text:span><text:span text:style-name="T3">o existe.</text:span></text:p>
          </draw:text-box>
        </draw:frame>
        <draw:frame draw:style-name="gr12" draw:text-style-name="P13" draw:layer="layout" svg:width="2.815cm" svg:height="0.53cm" svg:x="4.037cm" svg:y="18.873cm">
          <draw:text-box>
            <text:p text:style-name="P3"><text:span text:style-name="T9">clean_amou</text:span><text:span text:style-name="T9">nt()</text:span></text:p>
          </draw:text-box>
        </draw:frame>
        <draw:frame draw:style-name="gr4" draw:text-style-name="P5" draw:layer="layout" svg:width="9.947cm" svg:height="0.615cm" svg:x="7.43cm" svg:y="18.797cm">
          <draw:text-box>
            <text:p text:style-name="P3"><text:span text:style-name="T3">: Valida se o </text:span><text:span text:style-name="T3">saldo do </text:span><text:span text:style-name="T3">remetente </text:span><text:span text:style-name="T3">é suficiente </text:span><text:span text:style-name="T3">para a</text:span></text:p>
          </draw:text-box>
        </draw:frame>
        <draw:frame draw:style-name="gr4" draw:text-style-name="P5" draw:layer="layout" svg:width="2.738cm" svg:height="0.615cm" svg:x="3.905cm" svg:y="19.528cm">
          <draw:text-box>
            <text:p text:style-name="P3"><text:span text:style-name="T3">transferênc</text:span><text:span text:style-name="T3">ia.</text:span></text:p>
          </draw:text-box>
        </draw:frame>
        <draw:path draw:style-name="gr10" draw:text-style-name="P11" draw:layer="layout" svg:width="1.662cm" svg:height="0.547cm" svg:x="3.904cm" svg:y="21.419cm" svg:viewBox="0 0 1663 548" svg:d="M1584 0c43 0 79 36 79 80v389c0 44-36 79-79 79h-1504c-44 0-80-35-80-79v-389c0-44 36-80 80-80z">
          <text:p/>
        </draw:path>
        <draw:path draw:style-name="gr11" draw:text-style-name="P12" draw:layer="layout" svg:width="1.662cm" svg:height="0.547cm" svg:x="3.904cm" svg:y="21.419cm" svg:viewBox="0 0 1663 548" svg:d="M80 27h1504c29 0 53 24 53 53v389c0 29-24 53-53 53h-1504c-29 0-53-24-53-53v-389c0-29 24-53 53-53zM80 0h1504c43 0 79 36 79 80v389c0 44-36 79-79 79h-1504c-44 0-80-35-80-79v-389c0-44 36-80 80-80z">
          <text:p/>
        </draw:path>
        <draw:frame draw:style-name="gr4" draw:text-style-name="P5" draw:layer="layout" svg:width="4.345cm" svg:height="0.615cm" svg:x="3.058cm" svg:y="20.417cm">
          <draw:text-box>
            <text:p text:style-name="P3"><text:span text:style-name="T2">Métodos </text:span><text:span text:style-name="T2">de </text:span><text:span text:style-name="T2">Negócio:</text:span></text:p>
          </draw:text-box>
        </draw:frame>
        <draw:frame draw:style-name="gr12" draw:text-style-name="P13" draw:layer="layout" svg:width="1.058cm" svg:height="0.53cm" svg:x="4.037cm" svg:y="21.382cm">
          <draw:text-box>
            <text:p text:style-name="P3"><text:span text:style-name="T9">save()</text:span></text:p>
          </draw:text-box>
        </draw:frame>
        <draw:path draw:style-name="gr10" draw:text-style-name="P11" draw:layer="layout" svg:width="2.127cm" svg:height="0.547cm" svg:x="11.102cm" svg:y="21.419cm" svg:viewBox="0 0 2128 548" svg:d="M2049 0c43 0 79 36 79 80v389c0 44-36 79-79 79h-1970c-43 0-79-35-79-79v-389c0-44 36-80 79-80z">
          <text:p/>
        </draw:path>
        <draw:path draw:style-name="gr11" draw:text-style-name="P12" draw:layer="layout" svg:width="2.127cm" svg:height="0.547cm" svg:x="11.102cm" svg:y="21.419cm" svg:viewBox="0 0 2128 548" svg:d="M79 27h1970c29 0 53 24 53 53v389c0 29-24 53-53 53h-1970c-29 0-53-24-53-53v-389c0-29 24-53 53-53zM79 0h1970c43 0 79 36 79 80v389c0 44-36 79-79 79h-1970c-43 0-79-35-79-79v-389c0-44 36-80 79-80z">
          <text:p/>
        </draw:path>
        <draw:frame draw:style-name="gr4" draw:text-style-name="P5" draw:layer="layout" svg:width="5.557cm" svg:height="0.615cm" svg:x="5.567cm" svg:y="21.306cm">
          <draw:text-box>
            <text:p text:style-name="P3"><text:span text:style-name="T3">: Cria a </text:span><text:span text:style-name="T3">instância </text:span><text:span text:style-name="T3">do modelo </text:span></text:p>
          </draw:text-box>
        </draw:frame>
        <draw:frame draw:style-name="gr12" draw:text-style-name="P13" draw:layer="layout" svg:width="1.54cm" svg:height="0.53cm" svg:x="11.235cm" svg:y="21.382cm">
          <draw:text-box>
            <text:p text:style-name="P3"><text:span text:style-name="T9">Transfer</text:span></text:p>
          </draw:text-box>
        </draw:frame>
        <draw:frame draw:style-name="gr4" draw:text-style-name="P5" draw:layer="layout" svg:width="3.505cm" svg:height="0.615cm" svg:x="13.23cm" svg:y="21.306cm">
          <draw:text-box>
            <text:p text:style-name="P3"><text:span text:style-name="T3"><text:s/>após a </text:span><text:span text:style-name="T3">validação.</text:span></text:p>
          </draw:text-box>
        </draw:frame>
        <draw:frame draw:style-name="gr4" draw:text-style-name="P5" draw:layer="layout" svg:width="0.52cm" svg:height="0.615cm" svg:x="2.54cm" svg:y="3.958cm">
          <draw:text-box>
            <text:p text:style-name="P3"><text:span text:style-name="T3">• </text:span></text:p>
          </draw:text-box>
        </draw:frame>
        <draw:frame draw:style-name="gr4" draw:text-style-name="P5" draw:layer="layout" svg:width="0.52cm" svg:height="0.615cm" svg:x="3.387cm" svg:y="4.847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5.789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2.54cm" svg:y="6.731cm">
          <draw:text-box>
            <text:p text:style-name="P3"><text:span text:style-name="T3">• </text:span></text:p>
          </draw:text-box>
        </draw:frame>
        <draw:frame draw:style-name="gr4" draw:text-style-name="P5" draw:layer="layout" svg:width="0.52cm" svg:height="0.615cm" svg:x="3.387cm" svg:y="7.62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2.54cm" svg:y="8.563cm">
          <draw:text-box>
            <text:p text:style-name="P3"><text:span text:style-name="T3">• </text:span></text:p>
          </draw:text-box>
        </draw:frame>
        <draw:frame draw:style-name="gr4" draw:text-style-name="P5" draw:layer="layout" svg:width="0.52cm" svg:height="0.615cm" svg:x="3.387cm" svg:y="9.452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2.54cm" svg:y="16.966cm">
          <draw:text-box>
            <text:p text:style-name="P3"><text:span text:style-name="T3">• </text:span></text:p>
          </draw:text-box>
        </draw:frame>
        <draw:frame draw:style-name="gr4" draw:text-style-name="P5" draw:layer="layout" svg:width="0.52cm" svg:height="0.615cm" svg:x="3.387cm" svg:y="17.855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18.797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2.54cm" svg:y="20.417cm">
          <draw:text-box>
            <text:p text:style-name="P3"><text:span text:style-name="T3">• </text:span></text:p>
          </draw:text-box>
        </draw:frame>
        <draw:frame draw:style-name="gr4" draw:text-style-name="P5" draw:layer="layout" svg:width="0.52cm" svg:height="0.615cm" svg:x="3.387cm" svg:y="21.306cm">
          <draw:text-box>
            <text:p text:style-name="P3"><text:span text:style-name="T3">◦ </text:span></text:p>
          </draw:text-box>
        </draw:frame>
        <draw:frame draw:style-name="gr7" draw:text-style-name="P8" draw:layer="layout" svg:width="0.687cm" svg:height="0.509cm" svg:x="10.156cm" svg:y="28.445cm">
          <draw:text-box>
            <text:p text:style-name="P3"><text:span text:style-name="T6">5 / 9</text:span></text:p>
          </draw:text-box>
        </draw:frame>
      </draw:page>
      <draw:page draw:name="page6" draw:style-name="dp1" draw:master-page-name="master-page38">
        <draw:frame draw:style-name="gr9" draw:text-style-name="P10" draw:layer="layout" svg:width="4.031cm" svg:height="0.721cm" svg:x="2.212cm" svg:y="2.038cm">
          <draw:text-box>
            <text:p text:style-name="P3"><text:span text:style-name="T8">3.2.2 </text:span><text:span text:style-name="T8">TradeFor</text:span><text:span text:style-name="T8">m</text:span></text:p>
          </draw:text-box>
        </draw:frame>
        <draw:path draw:style-name="gr10" draw:text-style-name="P11" draw:layer="layout" svg:width="2.593cm" svg:height="0.546cm" svg:x="2.211cm" svg:y="3.861cm" svg:viewBox="0 0 2594 547" svg:d="M2515 0c44 0 79 35 79 79v389c0 44-35 79-79 79h-2435c-44 0-80-35-80-79v-389c0-44 36-79 80-79z">
          <text:p/>
        </draw:path>
        <draw:path draw:style-name="gr11" draw:text-style-name="P12" draw:layer="layout" svg:width="2.593cm" svg:height="0.546cm" svg:x="2.211cm" svg:y="3.861cm" svg:viewBox="0 0 2594 547" svg:d="M80 26h2435c29 0 53 24 53 53v389c0 29-24 53-53 53h-2435c-30 0-53-24-53-53v-389c0-29 23-53 53-53zM80 0h2435c44 0 79 35 79 79v389c0 44-35 79-79 79h-2435c-44 0-80-35-80-79v-389c0-44 36-79 80-79z">
          <text:p/>
        </draw:path>
        <draw:frame draw:style-name="gr4" draw:text-style-name="P5" draw:layer="layout" svg:width="15.935cm" svg:height="0.615cm" svg:x="2.212cm" svg:y="3.069cm">
          <draw:text-box>
            <text:p text:style-name="P3"><text:span text:style-name="T3">Formulário </text:span><text:span text:style-name="T3">para a </text:span><text:span text:style-name="T3">execução </text:span><text:span text:style-name="T3">de </text:span><text:span text:style-name="T3">operações </text:span><text:span text:style-name="T3">de compra </text:span><text:span text:style-name="T3">e venda de </text:span><text:span text:style-name="T3">ações. </text:span><text:span text:style-name="T3">Herda de</text:span></text:p>
          </draw:text-box>
        </draw:frame>
        <draw:frame draw:style-name="gr12" draw:text-style-name="P13" draw:layer="layout" svg:width="2.15cm" svg:height="0.53cm" svg:x="2.344cm" svg:y="3.823cm">
          <draw:text-box>
            <text:p text:style-name="P3"><text:span text:style-name="T9">forms.Form</text:span></text:p>
          </draw:text-box>
        </draw:frame>
        <draw:frame draw:style-name="gr4" draw:text-style-name="P5" draw:layer="layout" svg:width="0.422cm" svg:height="0.615cm" svg:x="4.805cm" svg:y="3.747cm">
          <draw:text-box>
            <text:p text:style-name="P3"><text:span text:style-name="T3">.</text:span></text:p>
          </draw:text-box>
        </draw:frame>
        <draw:path draw:style-name="gr10" draw:text-style-name="P11" draw:layer="layout" svg:width="1.895cm" svg:height="0.546cm" svg:x="3.904cm" svg:y="5.692cm" svg:viewBox="0 0 1896 547" svg:d="M1817 0c43 0 79 35 79 80v388c0 44-36 79-79 79h-1737c-44 0-80-35-80-79v-388c0-45 36-80 80-80z">
          <text:p/>
        </draw:path>
        <draw:path draw:style-name="gr11" draw:text-style-name="P12" draw:layer="layout" svg:width="1.895cm" svg:height="0.546cm" svg:x="3.904cm" svg:y="5.692cm" svg:viewBox="0 0 1896 547" svg:d="M80 26h1737c29 0 53 25 53 54v388c0 29-24 53-53 53h-1737c-29 0-53-24-53-53v-388c0-29 24-54 53-54zM80 0h1737c43 0 79 35 79 80v388c0 44-36 79-79 79h-1737c-44 0-80-35-80-79v-388c0-45 36-80 80-80z">
          <text:p/>
        </draw:path>
        <draw:frame draw:style-name="gr4" draw:text-style-name="P5" draw:layer="layout" svg:width="4.683cm" svg:height="0.615cm" svg:x="3.058cm" svg:y="4.689cm">
          <draw:text-box>
            <text:p text:style-name="P3"><text:span text:style-name="T2">Métodos </text:span><text:span text:style-name="T2">de </text:span><text:span text:style-name="T2">Validação:</text:span></text:p>
          </draw:text-box>
        </draw:frame>
        <draw:frame draw:style-name="gr12" draw:text-style-name="P13" draw:layer="layout" svg:width="1.202cm" svg:height="0.53cm" svg:x="4.037cm" svg:y="5.654cm">
          <draw:text-box>
            <text:p text:style-name="P3"><text:span text:style-name="T9">clean()</text:span></text:p>
          </draw:text-box>
        </draw:frame>
        <draw:frame draw:style-name="gr4" draw:text-style-name="P5" draw:layer="layout" svg:width="11.274cm" svg:height="0.615cm" svg:x="5.8cm" svg:y="5.578cm">
          <draw:text-box>
            <text:p text:style-name="P3"><text:span text:style-name="T3">: Validação </text:span><text:span text:style-name="T3">complexa </text:span><text:span text:style-name="T3">que verifica </text:span><text:span text:style-name="T3">o saldo do </text:span><text:span text:style-name="T3">usuário </text:span><text:span text:style-name="T3">para</text:span></text:p>
          </draw:text-box>
        </draw:frame>
        <draw:frame draw:style-name="gr4" draw:text-style-name="P5" draw:layer="layout" svg:width="11.578cm" svg:height="0.615cm" svg:x="3.905cm" svg:y="6.308cm">
          <draw:text-box>
            <text:p text:style-name="P3"><text:span text:style-name="T3">compras e </text:span><text:span text:style-name="T3">a </text:span><text:span text:style-name="T3">quantidade </text:span><text:span text:style-name="T3">de ações </text:span><text:span text:style-name="T3">em carteira </text:span><text:span text:style-name="T3">para </text:span><text:span text:style-name="T3">vendas.</text:span></text:p>
          </draw:text-box>
        </draw:frame>
        <draw:frame draw:style-name="gr9" draw:text-style-name="P10" draw:layer="layout" svg:width="8.281cm" svg:height="0.721cm" svg:x="2.212cm" svg:y="7.732cm">
          <draw:text-box>
            <text:p text:style-name="P3"><text:span text:style-name="T8">3.2.3 </text:span><text:span text:style-name="T8">Bootstra</text:span><text:span text:style-name="T8">pUserCre</text:span><text:span text:style-name="T8">ationFor</text:span><text:span text:style-name="T8">m</text:span></text:p>
          </draw:text-box>
        </draw:frame>
        <draw:frame draw:style-name="gr4" draw:text-style-name="P5" draw:layer="layout" svg:width="2.391cm" svg:height="0.615cm" svg:x="2.212cm" svg:y="8.763cm">
          <draw:text-box>
            <text:p text:style-name="P3"><text:span text:style-name="T3">Formulário <text:s/></text:span></text:p>
          </draw:text-box>
        </draw:frame>
        <draw:frame draw:style-name="gr4" draw:text-style-name="P5" draw:layer="layout" svg:width="2.746cm" svg:height="0.615cm" svg:x="4.851cm" svg:y="8.763cm">
          <draw:text-box>
            <text:p text:style-name="P3"><text:span text:style-name="T3">customizad</text:span><text:span text:style-name="T3">o <text:s/></text:span></text:p>
          </draw:text-box>
        </draw:frame>
        <draw:frame draw:style-name="gr4" draw:text-style-name="P5" draw:layer="layout" svg:width="1.095cm" svg:height="0.615cm" svg:x="7.825cm" svg:y="8.763cm">
          <draw:text-box>
            <text:p text:style-name="P3"><text:span text:style-name="T3">para <text:s/></text:span></text:p>
          </draw:text-box>
        </draw:frame>
        <draw:frame draw:style-name="gr4" draw:text-style-name="P5" draw:layer="layout" svg:width="0.448cm" svg:height="0.615cm" svg:x="9.157cm" svg:y="8.763cm">
          <draw:text-box>
            <text:p text:style-name="P3"><text:span text:style-name="T3">o <text:s/></text:span></text:p>
          </draw:text-box>
        </draw:frame>
        <draw:frame draw:style-name="gr4" draw:text-style-name="P5" draw:layer="layout" svg:width="1.724cm" svg:height="0.615cm" svg:x="9.86cm" svg:y="8.763cm">
          <draw:text-box>
            <text:p text:style-name="P3"><text:span text:style-name="T3">registro <text:s/></text:span></text:p>
          </draw:text-box>
        </draw:frame>
        <draw:frame draw:style-name="gr4" draw:text-style-name="P5" draw:layer="layout" svg:width="0.689cm" svg:height="0.615cm" svg:x="11.817cm" svg:y="8.763cm">
          <draw:text-box>
            <text:p text:style-name="P3"><text:span text:style-name="T3">de <text:s/></text:span></text:p>
          </draw:text-box>
        </draw:frame>
        <draw:frame draw:style-name="gr4" draw:text-style-name="P5" draw:layer="layout" svg:width="1.382cm" svg:height="0.615cm" svg:x="12.76cm" svg:y="8.763cm">
          <draw:text-box>
            <text:p text:style-name="P3"><text:span text:style-name="T3">novos <text:s/></text:span></text:p>
          </draw:text-box>
        </draw:frame>
        <draw:frame draw:style-name="gr4" draw:text-style-name="P5" draw:layer="layout" svg:width="1.805cm" svg:height="0.615cm" svg:x="14.393cm" svg:y="8.763cm">
          <draw:text-box>
            <text:p text:style-name="P3"><text:span text:style-name="T3">usuários.</text:span></text:p>
          </draw:text-box>
        </draw:frame>
        <draw:frame draw:style-name="gr4" draw:text-style-name="P5" draw:layer="layout" svg:width="0.422cm" svg:height="0.615cm" svg:x="16.377cm" svg:y="8.763cm">
          <draw:text-box>
            <text:p text:style-name="P3"><text:span text:style-name="T3"><text:s/></text:span></text:p>
          </draw:text-box>
        </draw:frame>
        <draw:frame draw:style-name="gr4" draw:text-style-name="P5" draw:layer="layout" svg:width="1.399cm" svg:height="0.615cm" svg:x="16.643cm" svg:y="8.763cm">
          <draw:text-box>
            <text:p text:style-name="P3"><text:span text:style-name="T3">Herda <text:s/></text:span></text:p>
          </draw:text-box>
        </draw:frame>
        <draw:path draw:style-name="gr10" draw:text-style-name="P11" draw:layer="layout" svg:width="3.99cm" svg:height="0.547cm" svg:x="2.211cm" svg:y="9.555cm" svg:viewBox="0 0 3991 548" svg:d="M3912 0c44 0 79 35 79 79v388c0 44-35 81-79 81h-3832c-44 0-80-37-80-81v-388c0-44 36-79 80-79z">
          <text:p/>
        </draw:path>
        <draw:path draw:style-name="gr11" draw:text-style-name="P12" draw:layer="layout" svg:width="3.99cm" svg:height="0.547cm" svg:x="2.211cm" svg:y="9.555cm" svg:viewBox="0 0 3991 548" svg:d="M80 26h3832c29 0 53 24 53 53v388c0 29-24 53-53 53h-3832c-30 0-53-24-53-53v-388c0-29 23-53 53-53zM80 0h3832c44 0 79 35 79 79v388c0 44-35 81-79 81h-3832c-44 0-80-37-80-81v-388c0-44 36-79 80-79z">
          <text:p/>
        </draw:path>
        <draw:frame draw:style-name="gr4" draw:text-style-name="P5" draw:layer="layout" svg:width="0.499cm" svg:height="0.615cm" svg:x="18.293cm" svg:y="8.763cm">
          <draw:text-box>
            <text:p text:style-name="P3"><text:span text:style-name="T3">de</text:span></text:p>
          </draw:text-box>
        </draw:frame>
        <draw:frame draw:style-name="gr12" draw:text-style-name="P13" draw:layer="layout" svg:width="3.379cm" svg:height="0.53cm" svg:x="2.344cm" svg:y="9.517cm">
          <draw:text-box>
            <text:p text:style-name="P3"><text:span text:style-name="T9">UserCreatio</text:span><text:span text:style-name="T9">nForm</text:span></text:p>
          </draw:text-box>
        </draw:frame>
        <draw:frame draw:style-name="gr4" draw:text-style-name="P5" draw:layer="layout" svg:width="2.228cm" svg:height="0.615cm" svg:x="6.202cm" svg:y="9.441cm">
          <draw:text-box>
            <text:p text:style-name="P3"><text:span text:style-name="T3"><text:s/>do Django.</text:span></text:p>
          </draw:text-box>
        </draw:frame>
        <draw:frame draw:style-name="gr4" draw:text-style-name="P5" draw:layer="layout" svg:width="15.494cm" svg:height="0.615cm" svg:x="3.058cm" svg:y="10.383cm">
          <draw:text-box>
            <text:p text:style-name="P3"><text:span text:style-name="T2">Funcionali</text:span><text:span text:style-name="T2">dade:</text:span><text:span text:style-name="T3"> </text:span><text:span text:style-name="T3">Adiciona </text:span><text:span text:style-name="T3">classes CSS </text:span><text:span text:style-name="T3">do </text:span><text:span text:style-name="T3">Bootstrap </text:span><text:span text:style-name="T3">aos </text:span><text:span text:style-name="T3">campos do </text:span><text:span text:style-name="T3">formulário</text:span></text:p>
          </draw:text-box>
        </draw:frame>
        <draw:frame draw:style-name="gr4" draw:text-style-name="P5" draw:layer="layout" svg:width="13.431cm" svg:height="0.615cm" svg:x="3.058cm" svg:y="11.06cm">
          <draw:text-box>
            <text:p text:style-name="P3"><text:span text:style-name="T3">para </text:span><text:span text:style-name="T3">estilização </text:span><text:span text:style-name="T3">e </text:span><text:span text:style-name="T3">implement</text:span><text:span text:style-name="T3">a a </text:span><text:span text:style-name="T3">validação </text:span><text:span text:style-name="T3">de </text:span><text:span text:style-name="T3">confirmaçã</text:span><text:span text:style-name="T3">o de senha.</text:span></text:p>
          </draw:text-box>
        </draw:frame>
        <draw:frame draw:style-name="gr9" draw:text-style-name="P10" draw:layer="layout" svg:width="8.499cm" svg:height="0.721cm" svg:x="2.212cm" svg:y="12.484cm">
          <draw:text-box>
            <text:p text:style-name="P3"><text:span text:style-name="T8">3.2.4 </text:span><text:span text:style-name="T8">AdminSe</text:span><text:span text:style-name="T8">tUserPas</text:span><text:span text:style-name="T8">swordFo</text:span><text:span text:style-name="T8">rm</text:span></text:p>
          </draw:text-box>
        </draw:frame>
        <draw:frame draw:style-name="gr4" draw:text-style-name="P5" draw:layer="layout" svg:width="16.205cm" svg:height="0.615cm" svg:x="2.212cm" svg:y="13.516cm">
          <draw:text-box>
            <text:p text:style-name="P3"><text:span text:style-name="T3">Formulário </text:span><text:span text:style-name="T3">utilizado na </text:span><text:span text:style-name="T3">interface </text:span><text:span text:style-name="T3">administrat</text:span><text:span text:style-name="T3">iva para </text:span><text:span text:style-name="T3">que um </text:span><text:span text:style-name="T3">administra</text:span><text:span text:style-name="T3">dor possa</text:span></text:p>
          </draw:text-box>
        </draw:frame>
        <draw:path draw:style-name="gr10" draw:text-style-name="P11" draw:layer="layout" svg:width="2.593cm" svg:height="0.547cm" svg:x="10.525cm" svg:y="14.307cm" svg:viewBox="0 0 2594 548" svg:d="M2515 0c43 0 79 36 79 79v389c0 44-36 80-79 80h-2436c-43 0-79-36-79-80v-389c0-43 36-79 79-79z">
          <text:p/>
        </draw:path>
        <draw:path draw:style-name="gr11" draw:text-style-name="P12" draw:layer="layout" svg:width="2.593cm" svg:height="0.547cm" svg:x="10.525cm" svg:y="14.307cm" svg:viewBox="0 0 2594 548" svg:d="M79 26h2436c29 0 53 24 53 53v389c0 29-24 53-53 53h-2436c-29 0-52-24-52-53v-389c0-29 23-53 52-53zM79 0h2436c43 0 79 36 79 79v389c0 44-36 80-79 80h-2436c-43 0-79-36-79-80v-389c0-43 36-79 79-79z">
          <text:p/>
        </draw:path>
        <draw:frame draw:style-name="gr4" draw:text-style-name="P5" draw:layer="layout" svg:width="8.33cm" svg:height="0.615cm" svg:x="2.212cm" svg:y="14.193cm">
          <draw:text-box>
            <text:p text:style-name="P3"><text:span text:style-name="T3">redefinir a </text:span><text:span text:style-name="T3">senha de </text:span><text:span text:style-name="T3">um </text:span><text:span text:style-name="T3">usuário. </text:span><text:span text:style-name="T3">Herda de </text:span></text:p>
          </draw:text-box>
        </draw:frame>
        <draw:frame draw:style-name="gr12" draw:text-style-name="P13" draw:layer="layout" svg:width="2.15cm" svg:height="0.53cm" svg:x="10.658cm" svg:y="14.269cm">
          <draw:text-box>
            <text:p text:style-name="P3"><text:span text:style-name="T9">forms.Form</text:span></text:p>
          </draw:text-box>
        </draw:frame>
        <draw:frame draw:style-name="gr4" draw:text-style-name="P5" draw:layer="layout" svg:width="0.422cm" svg:height="0.615cm" svg:x="13.119cm" svg:y="14.193cm">
          <draw:text-box>
            <text:p text:style-name="P3"><text:span text:style-name="T3">.</text:span></text:p>
          </draw:text-box>
        </draw:frame>
        <draw:path draw:style-name="gr10" draw:text-style-name="P11" draw:layer="layout" svg:width="3.991cm" svg:height="0.547cm" svg:x="3.904cm" svg:y="16.138cm" svg:viewBox="0 0 3992 548" svg:d="M3912 0c44 0 80 36 80 79v388c0 44-36 81-80 81h-3832c-44 0-80-37-80-81v-388c0-43 36-79 80-79z">
          <text:p/>
        </draw:path>
        <draw:path draw:style-name="gr11" draw:text-style-name="P12" draw:layer="layout" svg:width="3.991cm" svg:height="0.547cm" svg:x="3.904cm" svg:y="16.138cm" svg:viewBox="0 0 3992 548" svg:d="M80 26h3832c29 0 53 24 53 53v388c0 29-24 54-53 54h-3832c-29 0-53-25-53-54v-388c0-29 24-53 53-53zM80 0h3832c44 0 80 36 80 79v388c0 44-36 81-80 81h-3832c-44 0-80-37-80-81v-388c0-43 36-79 80-79z">
          <text:p/>
        </draw:path>
        <draw:frame draw:style-name="gr4" draw:text-style-name="P5" draw:layer="layout" svg:width="1.937cm" svg:height="0.615cm" svg:x="3.058cm" svg:y="15.135cm">
          <draw:text-box>
            <text:p text:style-name="P3"><text:span text:style-name="T2">Métodos:</text:span></text:p>
          </draw:text-box>
        </draw:frame>
        <draw:frame draw:style-name="gr12" draw:text-style-name="P13" draw:layer="layout" svg:width="3.226cm" svg:height="0.53cm" svg:x="4.037cm" svg:y="16.1cm">
          <draw:text-box>
            <text:p text:style-name="P3"><text:span text:style-name="T9">clean_usern</text:span><text:span text:style-name="T9">ame()</text:span></text:p>
          </draw:text-box>
        </draw:frame>
        <draw:path draw:style-name="gr10" draw:text-style-name="P11" draw:layer="layout" svg:width="1.662cm" svg:height="0.547cm" svg:x="3.904cm" svg:y="17.08cm" svg:viewBox="0 0 1663 548" svg:d="M1584 0c43 0 79 36 79 79v389c0 44-36 80-79 80h-1504c-44 0-80-36-80-80v-389c0-43 36-79 80-79z">
          <text:p/>
        </draw:path>
        <draw:path draw:style-name="gr11" draw:text-style-name="P12" draw:layer="layout" svg:width="1.662cm" svg:height="0.547cm" svg:x="3.904cm" svg:y="17.08cm" svg:viewBox="0 0 1663 548" svg:d="M80 26h1504c29 0 53 24 53 53v389c0 29-24 53-53 53h-1504c-29 0-53-24-53-53v-389c0-29 24-53 53-53zM80 0h1504c43 0 79 36 79 79v389c0 44-36 80-79 80h-1504c-44 0-80-36-80-80v-389c0-43 36-79 80-79z">
          <text:p/>
        </draw:path>
        <draw:frame draw:style-name="gr4" draw:text-style-name="P5" draw:layer="layout" svg:width="7.439cm" svg:height="0.615cm" svg:x="7.895cm" svg:y="16.024cm">
          <draw:text-box>
            <text:p text:style-name="P3"><text:span text:style-name="T3">: Valida se o </text:span><text:span text:style-name="T3">usuário </text:span><text:span text:style-name="T3">informado </text:span><text:span text:style-name="T3">existe.</text:span></text:p>
          </draw:text-box>
        </draw:frame>
        <draw:frame draw:style-name="gr12" draw:text-style-name="P13" draw:layer="layout" svg:width="1.058cm" svg:height="0.53cm" svg:x="4.037cm" svg:y="17.042cm">
          <draw:text-box>
            <text:p text:style-name="P3"><text:span text:style-name="T9">save()</text:span></text:p>
          </draw:text-box>
        </draw:frame>
        <draw:frame draw:style-name="gr4" draw:text-style-name="P5" draw:layer="layout" svg:width="7.017cm" svg:height="0.615cm" svg:x="5.567cm" svg:y="16.966cm">
          <draw:text-box>
            <text:p text:style-name="P3"><text:span text:style-name="T3">: Salva a </text:span><text:span text:style-name="T3">nova senha </text:span><text:span text:style-name="T3">para o </text:span><text:span text:style-name="T3">usuário.</text:span></text:p>
          </draw:text-box>
        </draw:frame>
        <draw:frame draw:style-name="gr8" draw:text-style-name="P9" draw:layer="layout" svg:width="8.117cm" svg:height="0.814cm" svg:x="2.212cm" svg:y="18.554cm">
          <draw:text-box>
            <text:p text:style-name="P3"><text:span text:style-name="T7">3.3 </text:span><text:span text:style-name="T7">Camada </text:span><text:span text:style-name="T7">de </text:span><text:span text:style-name="T7">Visões </text:span><text:span text:style-name="T7">(Views)</text:span></text:p>
          </draw:text-box>
        </draw:frame>
        <draw:frame draw:style-name="gr4" draw:text-style-name="P5" draw:layer="layout" svg:width="17.533cm" svg:height="0.615cm" svg:x="2.212cm" svg:y="19.728cm">
          <draw:text-box>
            <text:p text:style-name="P3"><text:span text:style-name="T3">A <text:s text:c="2"/>camada <text:s text:c="2"/></text:span><text:span text:style-name="T3">de <text:s text:c="2"/>Visões <text:s text:c="2"/></text:span><text:span text:style-name="T3">processa <text:s text:c="2"/></text:span><text:span text:style-name="T3">as <text:s text:c="2"/></text:span><text:span text:style-name="T3">requisições </text:span><text:span text:style-name="T3"><text:s text:c="2"/>HTTP, <text:s text:c="2"/></text:span><text:span text:style-name="T3">interage <text:s text:c="2"/></text:span><text:span text:style-name="T3">com <text:s text:c="2"/>os <text:s text:c="2"/></text:span><text:span text:style-name="T3">Modelos <text:s text:c="2"/>e</text:span></text:p>
          </draw:text-box>
        </draw:frame>
        <draw:frame draw:style-name="gr4" draw:text-style-name="P5" draw:layer="layout" svg:width="7.469cm" svg:height="0.615cm" svg:x="2.212cm" svg:y="20.406cm">
          <draw:text-box>
            <text:p text:style-name="P3"><text:span text:style-name="T3">Formulário</text:span><text:span text:style-name="T3">s, e </text:span><text:span text:style-name="T3">renderiza </text:span><text:span text:style-name="T3">as </text:span><text:span text:style-name="T3">respostas.</text:span></text:p>
          </draw:text-box>
        </draw:frame>
        <draw:frame draw:style-name="gr9" draw:text-style-name="P10" draw:layer="layout" svg:width="7.82cm" svg:height="0.721cm" svg:x="2.212cm" svg:y="21.829cm">
          <draw:text-box>
            <text:p text:style-name="P3"><text:span text:style-name="T8">3.3.1 </text:span><text:span text:style-name="T8">AdminPa</text:span><text:span text:style-name="T8">sswordR</text:span><text:span text:style-name="T8">esetView</text:span></text:p>
          </draw:text-box>
        </draw:frame>
        <draw:frame draw:style-name="gr4" draw:text-style-name="P5" draw:layer="layout" svg:width="16.026cm" svg:height="0.615cm" svg:x="2.212cm" svg:y="22.861cm">
          <draw:text-box>
            <text:p text:style-name="P3"><text:span text:style-name="T3">Uma Class-</text:span><text:span text:style-name="T3">Based View </text:span><text:span text:style-name="T3">para a </text:span><text:span text:style-name="T3">página de </text:span><text:span text:style-name="T3">redefinição </text:span><text:span text:style-name="T3">de senha </text:span><text:span text:style-name="T3">pelo </text:span><text:span text:style-name="T3">administra</text:span><text:span text:style-name="T3">dor.</text:span></text:p>
          </draw:text-box>
        </draw:frame>
        <draw:path draw:style-name="gr10" draw:text-style-name="P11" draw:layer="layout" svg:width="4.456cm" svg:height="0.547cm" svg:x="4.101cm" svg:y="23.652cm" svg:viewBox="0 0 4457 548" svg:d="M4378 0c43 0 79 36 79 80v389c0 43-36 79-79 79h-4299c-43 0-79-36-79-79v-389c0-44 36-80 79-80z">
          <text:p/>
        </draw:path>
        <draw:path draw:style-name="gr11" draw:text-style-name="P12" draw:layer="layout" svg:width="4.456cm" svg:height="0.547cm" svg:x="4.101cm" svg:y="23.652cm" svg:viewBox="0 0 4457 548" svg:d="M79 27h4299c29 0 52 24 52 53v389c0 29-23 53-52 53h-4299c-29 0-53-24-53-53v-389c0-29 24-53 53-53zM79 0h4299c43 0 79 36 79 80v389c0 43-36 79-79 79h-4299c-43 0-79-36-79-79v-389c0-44 36-80 79-80z">
          <text:p/>
        </draw:path>
        <draw:frame draw:style-name="gr4" draw:text-style-name="P5" draw:layer="layout" svg:width="1.896cm" svg:height="0.615cm" svg:x="2.212cm" svg:y="23.538cm">
          <draw:text-box>
            <text:p text:style-name="P3"><text:span text:style-name="T3">Herda de </text:span></text:p>
          </draw:text-box>
        </draw:frame>
        <draw:frame draw:style-name="gr12" draw:text-style-name="P13" draw:layer="layout" svg:width="3.686cm" svg:height="0.53cm" svg:x="4.234cm" svg:y="23.615cm">
          <draw:text-box>
            <text:p text:style-name="P3"><text:span text:style-name="T9">LoginRequir</text:span><text:span text:style-name="T9">edMixin</text:span></text:p>
          </draw:text-box>
        </draw:frame>
        <draw:path draw:style-name="gr10" draw:text-style-name="P11" draw:layer="layout" svg:width="4.689cm" svg:height="0.547cm" svg:x="8.769cm" svg:y="23.652cm" svg:viewBox="0 0 4690 548" svg:d="M4611 0c44 0 79 36 79 80v389c0 43-35 79-79 79h-4531c-44 0-80-36-80-79v-389c0-44 36-80 80-80z">
          <text:p/>
        </draw:path>
        <draw:path draw:style-name="gr11" draw:text-style-name="P12" draw:layer="layout" svg:width="4.689cm" svg:height="0.547cm" svg:x="8.769cm" svg:y="23.652cm" svg:viewBox="0 0 4690 548" svg:d="M80 27h4531c29 0 53 24 53 53v389c0 29-24 53-53 53h-4531c-29 0-53-24-53-53v-389c0-29 24-53 53-53zM80 0h4531c44 0 79 36 79 80v389c0 43-35 79-79 79h-4531c-44 0-80-36-80-79v-389c0-44 36-80 80-80z">
          <text:p/>
        </draw:path>
        <draw:frame draw:style-name="gr4" draw:text-style-name="P5" draw:layer="layout" svg:width="0.422cm" svg:height="0.615cm" svg:x="8.557cm" svg:y="23.538cm">
          <draw:text-box>
            <text:p text:style-name="P3"><text:span text:style-name="T3">, </text:span></text:p>
          </draw:text-box>
        </draw:frame>
        <draw:frame draw:style-name="gr12" draw:text-style-name="P13" draw:layer="layout" svg:width="3.851cm" svg:height="0.53cm" svg:x="8.902cm" svg:y="23.615cm">
          <draw:text-box>
            <text:p text:style-name="P3"><text:span text:style-name="T9">UserPasses</text:span><text:span text:style-name="T9">TestMixin</text:span></text:p>
          </draw:text-box>
        </draw:frame>
        <draw:path draw:style-name="gr10" draw:text-style-name="P11" draw:layer="layout" svg:width="2.127cm" svg:height="0.547cm" svg:x="13.671cm" svg:y="23.652cm" svg:viewBox="0 0 2128 548" svg:d="M2049 0c43 0 79 36 79 80v389c0 43-36 79-79 79h-1970c-44 0-79-36-79-79v-389c0-44 35-80 79-80z">
          <text:p/>
        </draw:path>
        <draw:path draw:style-name="gr11" draw:text-style-name="P12" draw:layer="layout" svg:width="2.127cm" svg:height="0.547cm" svg:x="13.671cm" svg:y="23.652cm" svg:viewBox="0 0 2128 548" svg:d="M79 27h1970c29 0 53 24 53 53v389c0 29-24 53-53 53h-1970c-29 0-53-24-53-53v-389c0-29 24-53 53-53zM79 0h1970c43 0 79 36 79 80v389c0 43-36 79-79 79h-1970c-44 0-79-36-79-79v-389c0-44 35-80 79-80z">
          <text:p/>
        </draw:path>
        <draw:frame draw:style-name="gr4" draw:text-style-name="P5" draw:layer="layout" svg:width="0.422cm" svg:height="0.615cm" svg:x="13.459cm" svg:y="23.538cm">
          <draw:text-box>
            <text:p text:style-name="P3"><text:span text:style-name="T3">, </text:span></text:p>
          </draw:text-box>
        </draw:frame>
        <draw:frame draw:style-name="gr12" draw:text-style-name="P13" draw:layer="layout" svg:width="1.825cm" svg:height="0.53cm" svg:x="13.804cm" svg:y="23.615cm">
          <draw:text-box>
            <text:p text:style-name="P3"><text:span text:style-name="T9">FormView</text:span></text:p>
          </draw:text-box>
        </draw:frame>
        <draw:frame draw:style-name="gr4" draw:text-style-name="P5" draw:layer="layout" svg:width="0.422cm" svg:height="0.615cm" svg:x="15.799cm" svg:y="23.538cm">
          <draw:text-box>
            <text:p text:style-name="P3"><text:span text:style-name="T3">.</text:span></text:p>
          </draw:text-box>
        </draw:frame>
        <draw:frame draw:style-name="gr4" draw:text-style-name="P5" draw:layer="layout" svg:width="13.043cm" svg:height="0.615cm" svg:x="3.058cm" svg:y="24.481cm">
          <draw:text-box>
            <text:p text:style-name="P3"><text:span text:style-name="T2">Funcionali</text:span><text:span text:style-name="T2">dade:</text:span><text:span text:style-name="T3"> </text:span><text:span text:style-name="T3">Controla o </text:span><text:span text:style-name="T3">acesso à </text:span><text:span text:style-name="T3">funcionalid</text:span><text:span text:style-name="T3">ade </text:span><text:span text:style-name="T3">(apenas </text:span><text:span text:style-name="T3">para</text:span></text:p>
          </draw:text-box>
        </draw:frame>
        <draw:path draw:style-name="gr10" draw:text-style-name="P11" draw:layer="layout" svg:width="5.853cm" svg:height="0.547cm" svg:x="8.627cm" svg:y="25.272cm" svg:viewBox="0 0 5854 548" svg:d="M5775 0c43 0 79 35 79 79v389c0 44-36 80-79 80h-5696c-43 0-79-36-79-80v-389c0-44 36-79 79-79z">
          <text:p/>
        </draw:path>
        <draw:path draw:style-name="gr11" draw:text-style-name="P12" draw:layer="layout" svg:width="5.853cm" svg:height="0.547cm" svg:x="8.627cm" svg:y="25.272cm" svg:viewBox="0 0 5854 548" svg:d="M79 26h5696c29 0 52 24 52 53v389c0 29-23 53-52 53h-5696c-29 0-53-24-53-53v-389c0-29 24-53 53-53zM79 0h5696c43 0 79 35 79 79v389c0 44-36 80-79 80h-5696c-43 0-79-36-79-80v-389c0-44 36-79 79-79z">
          <text:p/>
        </draw:path>
        <draw:frame draw:style-name="gr4" draw:text-style-name="P5" draw:layer="layout" svg:width="5.586cm" svg:height="0.615cm" svg:x="3.058cm" svg:y="25.158cm">
          <draw:text-box>
            <text:p text:style-name="P3"><text:span text:style-name="T3">superusuár</text:span><text:span text:style-name="T3">ios) e </text:span><text:span text:style-name="T3">processa o </text:span></text:p>
          </draw:text-box>
        </draw:frame>
        <draw:frame draw:style-name="gr12" draw:text-style-name="P13" draw:layer="layout" svg:width="5.354cm" svg:height="0.53cm" svg:x="8.76cm" svg:y="25.234cm">
          <draw:text-box>
            <text:p text:style-name="P3"><text:span text:style-name="T9">AdminSetUs</text:span><text:span text:style-name="T9">erPassword</text:span><text:span text:style-name="T9">Form</text:span></text:p>
          </draw:text-box>
        </draw:frame>
        <draw:frame draw:style-name="gr4" draw:text-style-name="P5" draw:layer="layout" svg:width="0.422cm" svg:height="0.615cm" svg:x="14.48cm" svg:y="25.158cm">
          <draw:text-box>
            <text:p text:style-name="P3"><text:span text:style-name="T3">.</text:span></text:p>
          </draw:text-box>
        </draw:frame>
        <draw:frame draw:style-name="gr4" draw:text-style-name="P5" draw:layer="layout" svg:width="0.52cm" svg:height="0.615cm" svg:x="2.54cm" svg:y="4.689cm">
          <draw:text-box>
            <text:p text:style-name="P3"><text:span text:style-name="T3">• </text:span></text:p>
          </draw:text-box>
        </draw:frame>
        <draw:frame draw:style-name="gr4" draw:text-style-name="P5" draw:layer="layout" svg:width="0.52cm" svg:height="0.615cm" svg:x="3.387cm" svg:y="5.578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2.54cm" svg:y="10.383cm">
          <draw:text-box>
            <text:p text:style-name="P3"><text:span text:style-name="T3">• </text:span></text:p>
          </draw:text-box>
        </draw:frame>
        <draw:frame draw:style-name="gr4" draw:text-style-name="P5" draw:layer="layout" svg:width="0.52cm" svg:height="0.615cm" svg:x="2.54cm" svg:y="15.135cm">
          <draw:text-box>
            <text:p text:style-name="P3"><text:span text:style-name="T3">• </text:span></text:p>
          </draw:text-box>
        </draw:frame>
        <draw:frame draw:style-name="gr4" draw:text-style-name="P5" draw:layer="layout" svg:width="0.52cm" svg:height="0.615cm" svg:x="3.387cm" svg:y="16.024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16.966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2.54cm" svg:y="24.481cm">
          <draw:text-box>
            <text:p text:style-name="P3"><text:span text:style-name="T3">• </text:span></text:p>
          </draw:text-box>
        </draw:frame>
        <draw:frame draw:style-name="gr7" draw:text-style-name="P8" draw:layer="layout" svg:width="0.687cm" svg:height="0.509cm" svg:x="10.156cm" svg:y="28.445cm">
          <draw:text-box>
            <text:p text:style-name="P3"><text:span text:style-name="T6">6 / 9</text:span></text:p>
          </draw:text-box>
        </draw:frame>
      </draw:page>
      <draw:page draw:name="page7" draw:style-name="dp1" draw:master-page-name="master-page38">
        <draw:frame draw:style-name="gr9" draw:text-style-name="P10" draw:layer="layout" svg:width="14.153cm" svg:height="0.721cm" svg:x="2.212cm" svg:y="2.038cm">
          <draw:text-box>
            <text:p text:style-name="P3"><text:span text:style-name="T8">3.3.2 </text:span><text:span text:style-name="T8">Visões </text:span><text:span text:style-name="T8">Baseada</text:span><text:span text:style-name="T8">s em </text:span><text:span text:style-name="T8">Funções </text:span><text:span text:style-name="T8">(Functio</text:span><text:span text:style-name="T8">n-Based </text:span><text:span text:style-name="T8">Views)</text:span></text:p>
          </draw:text-box>
        </draw:frame>
        <draw:frame draw:style-name="gr4" draw:text-style-name="P5" draw:layer="layout" svg:width="16.15cm" svg:height="0.615cm" svg:x="2.212cm" svg:y="3.069cm">
          <draw:text-box>
            <text:p text:style-name="P3"><text:span text:style-name="T3">O sistema </text:span><text:span text:style-name="T3">utiliza </text:span><text:span text:style-name="T3">majoritaria</text:span><text:span text:style-name="T3">mente </text:span><text:span text:style-name="T3">visões </text:span><text:span text:style-name="T3">baseadas </text:span><text:span text:style-name="T3">em funções </text:span><text:span text:style-name="T3">para </text:span><text:span text:style-name="T3">implement</text:span><text:span text:style-name="T3">ar</text:span></text:p>
          </draw:text-box>
        </draw:frame>
        <draw:frame draw:style-name="gr4" draw:text-style-name="P5" draw:layer="layout" svg:width="5.866cm" svg:height="0.615cm" svg:x="2.212cm" svg:y="3.747cm">
          <draw:text-box>
            <text:p text:style-name="P3"><text:span text:style-name="T3">as </text:span><text:span text:style-name="T3">funcionalid</text:span><text:span text:style-name="T3">ades </text:span><text:span text:style-name="T3">principais.</text:span></text:p>
          </draw:text-box>
        </draw:frame>
        <draw:path draw:style-name="gr10" draw:text-style-name="P11" draw:layer="layout" svg:width="2.128cm" svg:height="0.546cm" svg:x="3.904cm" svg:y="5.639cm" svg:viewBox="0 0 2129 547" svg:d="M2050 0c43 0 79 35 79 79v389c0 44-36 79-79 79h-1970c-44 0-80-35-80-79v-389c0-44 36-79 80-79z">
          <text:p/>
        </draw:path>
        <draw:path draw:style-name="gr11" draw:text-style-name="P12" draw:layer="layout" svg:width="2.128cm" svg:height="0.546cm" svg:x="3.904cm" svg:y="5.639cm" svg:viewBox="0 0 2129 547" svg:d="M80 26h1970c29 0 52 24 52 53v389c0 29-23 53-52 53h-1970c-29 0-53-24-53-53v-389c0-29 24-53 53-53zM80 0h1970c43 0 79 35 79 79v389c0 44-36 79-79 79h-1970c-44 0-80-35-80-79v-389c0-44 36-79 80-79z">
          <text:p/>
        </draw:path>
        <draw:frame draw:style-name="gr4" draw:text-style-name="P5" draw:layer="layout" svg:width="4.048cm" svg:height="0.615cm" svg:x="3.058cm" svg:y="4.636cm">
          <draw:text-box>
            <text:p text:style-name="P3"><text:span text:style-name="T2">Principais </text:span><text:span text:style-name="T2">Funções:</text:span></text:p>
          </draw:text-box>
        </draw:frame>
        <draw:frame draw:style-name="gr12" draw:text-style-name="P13" draw:layer="layout" svg:width="1.43cm" svg:height="0.53cm" svg:x="4.037cm" svg:y="5.601cm">
          <draw:text-box>
            <text:p text:style-name="P3"><text:span text:style-name="T9">register</text:span></text:p>
          </draw:text-box>
        </draw:frame>
        <draw:path draw:style-name="gr10" draw:text-style-name="P11" draw:layer="layout" svg:width="2.361cm" svg:height="0.546cm" svg:x="3.904cm" svg:y="6.581cm" svg:viewBox="0 0 2362 547" svg:d="M2282 0c44 0 80 35 80 79v389c0 44-36 79-80 79h-2202c-44 0-80-35-80-79v-389c0-44 36-79 80-79z">
          <text:p/>
        </draw:path>
        <draw:path draw:style-name="gr11" draw:text-style-name="P12" draw:layer="layout" svg:width="2.361cm" svg:height="0.546cm" svg:x="3.904cm" svg:y="6.581cm" svg:viewBox="0 0 2362 547" svg:d="M80 26h2202c29 0 53 24 53 53v389c0 29-24 53-53 53h-2202c-29 0-53-24-53-53v-389c0-29 24-53 53-53zM80 0h2202c44 0 80 35 80 79v389c0 44-36 79-80 79h-2202c-44 0-80-35-80-79v-389c0-44 36-79 80-79z">
          <text:p/>
        </draw:path>
        <draw:frame draw:style-name="gr4" draw:text-style-name="P5" draw:layer="layout" svg:width="7.692cm" svg:height="0.615cm" svg:x="6.032cm" svg:y="5.525cm">
          <draw:text-box>
            <text:p text:style-name="P3"><text:span text:style-name="T3">: Controla o </text:span><text:span text:style-name="T3">registro de </text:span><text:span text:style-name="T3">novos </text:span><text:span text:style-name="T3">usuários.</text:span></text:p>
          </draw:text-box>
        </draw:frame>
        <draw:frame draw:style-name="gr12" draw:text-style-name="P13" draw:layer="layout" svg:width="1.981cm" svg:height="0.53cm" svg:x="4.037cm" svg:y="6.543cm">
          <draw:text-box>
            <text:p text:style-name="P3"><text:span text:style-name="T9">dashboard</text:span></text:p>
          </draw:text-box>
        </draw:frame>
        <draw:path draw:style-name="gr10" draw:text-style-name="P11" draw:layer="layout" svg:width="3.292cm" svg:height="0.547cm" svg:x="3.904cm" svg:y="7.523cm" svg:viewBox="0 0 3293 548" svg:d="M3214 0c43 0 79 35 79 79v389c0 44-36 80-79 80h-3134c-44 0-80-36-80-80v-389c0-44 36-79 80-79z">
          <text:p/>
        </draw:path>
        <draw:path draw:style-name="gr11" draw:text-style-name="P12" draw:layer="layout" svg:width="3.292cm" svg:height="0.547cm" svg:x="3.904cm" svg:y="7.523cm" svg:viewBox="0 0 3293 548" svg:d="M80 26h3134c29 0 53 24 53 53v389c0 29-24 53-53 53h-3134c-29 0-53-24-53-53v-389c0-29 24-53 53-53zM80 0h3134c43 0 79 35 79 79v389c0 44-36 80-79 80h-3134c-44 0-80-36-80-80v-389c0-44 36-79 80-79z">
          <text:p/>
        </draw:path>
        <draw:frame draw:style-name="gr4" draw:text-style-name="P5" draw:layer="layout" svg:width="7.127cm" svg:height="0.615cm" svg:x="6.265cm" svg:y="6.467cm">
          <draw:text-box>
            <text:p text:style-name="P3"><text:span text:style-name="T3">: Exibe o </text:span><text:span text:style-name="T3">painel </text:span><text:span text:style-name="T3">principal </text:span><text:span text:style-name="T3">do usuário.</text:span></text:p>
          </draw:text-box>
        </draw:frame>
        <draw:frame draw:style-name="gr12" draw:text-style-name="P13" draw:layer="layout" svg:width="2.647cm" svg:height="0.53cm" svg:x="4.037cm" svg:y="7.485cm">
          <draw:text-box>
            <text:p text:style-name="P3"><text:span text:style-name="T9">make_transf</text:span><text:span text:style-name="T9">er</text:span></text:p>
          </draw:text-box>
        </draw:frame>
        <draw:path draw:style-name="gr10" draw:text-style-name="P11" draw:layer="layout" svg:width="2.594cm" svg:height="0.547cm" svg:x="3.904cm" svg:y="8.465cm" svg:viewBox="0 0 2595 548" svg:d="M2514 0c44 0 81 36 81 79v388c0 44-37 81-81 81h-2434c-44 0-80-37-80-81v-388c0-43 36-79 80-79z">
          <text:p/>
        </draw:path>
        <draw:path draw:style-name="gr11" draw:text-style-name="P12" draw:layer="layout" svg:width="2.594cm" svg:height="0.547cm" svg:x="3.904cm" svg:y="8.465cm" svg:viewBox="0 0 2595 548" svg:d="M80 26h2434c29 0 53 24 53 53v388c0 29-24 53-53 53h-2434c-29 0-53-24-53-53v-388c0-29 24-53 53-53zM80 0h2434c44 0 81 36 81 79v388c0 44-37 81-81 81h-2434c-44 0-80-37-80-81v-388c0-43 36-79 80-79z">
          <text:p/>
        </draw:path>
        <draw:frame draw:style-name="gr4" draw:text-style-name="P5" draw:layer="layout" svg:width="9.68cm" svg:height="0.615cm" svg:x="7.197cm" svg:y="7.409cm">
          <draw:text-box>
            <text:p text:style-name="P3"><text:span text:style-name="T3">: Gerencia o </text:span><text:span text:style-name="T3">processo </text:span><text:span text:style-name="T3">de </text:span><text:span text:style-name="T3">transferênc</text:span><text:span text:style-name="T3">ia de </text:span><text:span text:style-name="T3">fundos.</text:span></text:p>
          </draw:text-box>
        </draw:frame>
        <draw:frame draw:style-name="gr12" draw:text-style-name="P13" draw:layer="layout" svg:width="1.661cm" svg:height="0.53cm" svg:x="4.037cm" svg:y="8.427cm">
          <draw:text-box>
            <text:p text:style-name="P3"><text:span text:style-name="T9">stock_list</text:span></text:p>
          </draw:text-box>
        </draw:frame>
        <draw:path draw:style-name="gr10" draw:text-style-name="P11" draw:layer="layout" svg:width="3.292cm" svg:height="0.547cm" svg:x="3.904cm" svg:y="9.407cm" svg:viewBox="0 0 3293 548" svg:d="M3214 0c43 0 79 36 79 79v389c0 44-36 80-79 80h-3134c-44 0-80-36-80-80v-389c0-43 36-79 80-79z">
          <text:p/>
        </draw:path>
        <draw:path draw:style-name="gr11" draw:text-style-name="P12" draw:layer="layout" svg:width="3.292cm" svg:height="0.547cm" svg:x="3.904cm" svg:y="9.407cm" svg:viewBox="0 0 3293 548" svg:d="M80 26h3134c29 0 53 24 53 53v389c0 29-24 53-53 53h-3134c-29 0-53-24-53-53v-389c0-29 24-53 53-53zM80 0h3134c43 0 79 36 79 79v389c0 44-36 80-79 80h-3134c-44 0-80-36-80-80v-389c0-43 36-79 80-79z">
          <text:p/>
        </draw:path>
        <draw:frame draw:style-name="gr4" draw:text-style-name="P5" draw:layer="layout" svg:width="5.379cm" svg:height="0.615cm" svg:x="6.498cm" svg:y="8.351cm">
          <draw:text-box>
            <text:p text:style-name="P3"><text:span text:style-name="T3">: Lista as </text:span><text:span text:style-name="T3">ações </text:span><text:span text:style-name="T3">disponíveis</text:span><text:span text:style-name="T3">.</text:span></text:p>
          </draw:text-box>
        </draw:frame>
        <draw:frame draw:style-name="gr12" draw:text-style-name="P13" draw:layer="layout" svg:width="2.567cm" svg:height="0.53cm" svg:x="4.037cm" svg:y="9.369cm">
          <draw:text-box>
            <text:p text:style-name="P3"><text:span text:style-name="T9">operate_sto</text:span><text:span text:style-name="T9">ck</text:span></text:p>
          </draw:text-box>
        </draw:frame>
        <draw:path draw:style-name="gr10" draw:text-style-name="P11" draw:layer="layout" svg:width="5.155cm" svg:height="0.547cm" svg:x="3.904cm" svg:y="10.349cm" svg:viewBox="0 0 5156 548" svg:d="M5077 0c43 0 79 36 79 79v389c0 44-36 80-79 80h-4997c-44 0-80-36-80-80v-389c0-43 36-79 80-79z">
          <text:p/>
        </draw:path>
        <draw:path draw:style-name="gr11" draw:text-style-name="P12" draw:layer="layout" svg:width="5.155cm" svg:height="0.547cm" svg:x="3.904cm" svg:y="10.349cm" svg:viewBox="0 0 5156 548" svg:d="M80 26h4997c29 0 53 24 53 53v389c0 29-24 53-53 53h-4997c-29 0-53-24-53-53v-389c0-29 24-53 53-53zM80 0h4997c43 0 79 36 79 79v389c0 44-36 80-79 80h-4997c-44 0-80-36-80-80v-389c0-43 36-79 80-79z">
          <text:p/>
        </draw:path>
        <draw:frame draw:style-name="gr4" draw:text-style-name="P5" draw:layer="layout" svg:width="8.599cm" svg:height="0.615cm" svg:x="7.197cm" svg:y="9.293cm">
          <draw:text-box>
            <text:p text:style-name="P3"><text:span text:style-name="T3">: Processa a </text:span><text:span text:style-name="T3">compra ou </text:span><text:span text:style-name="T3">venda de </text:span><text:span text:style-name="T3">uma ação.</text:span></text:p>
          </draw:text-box>
        </draw:frame>
        <draw:frame draw:style-name="gr12" draw:text-style-name="P13" draw:layer="layout" svg:width="3.888cm" svg:height="0.53cm" svg:x="4.037cm" svg:y="10.311cm">
          <draw:text-box>
            <text:p text:style-name="P3"><text:span text:style-name="T9">toggle_favo</text:span><text:span text:style-name="T9">rite_stock</text:span></text:p>
          </draw:text-box>
        </draw:frame>
        <draw:frame draw:style-name="gr4" draw:text-style-name="P5" draw:layer="layout" svg:width="8.283cm" svg:height="0.615cm" svg:x="9.06cm" svg:y="10.235cm">
          <draw:text-box>
            <text:p text:style-name="P3"><text:span text:style-name="T3">: Adiciona </text:span><text:span text:style-name="T3">ou remove </text:span><text:span text:style-name="T3">uma ação </text:span><text:span text:style-name="T3">da lista de</text:span></text:p>
          </draw:text-box>
        </draw:frame>
        <draw:path draw:style-name="gr10" draw:text-style-name="P11" draw:layer="layout" svg:width="3.292cm" svg:height="0.547cm" svg:x="3.904cm" svg:y="11.968cm" svg:viewBox="0 0 3293 548" svg:d="M3214 0c43 0 79 36 79 80v389c0 43-36 79-79 79h-3134c-44 0-80-36-80-79v-389c0-44 36-80 80-80z">
          <text:p/>
        </draw:path>
        <draw:path draw:style-name="gr11" draw:text-style-name="P12" draw:layer="layout" svg:width="3.292cm" svg:height="0.547cm" svg:x="3.904cm" svg:y="11.968cm" svg:viewBox="0 0 3293 548" svg:d="M80 27h3134c29 0 53 24 53 53v389c0 29-24 53-53 53h-3134c-29 0-53-24-53-53v-389c0-29 24-53 53-53zM80 0h3134c43 0 79 36 79 80v389c0 43-36 79-79 79h-3134c-44 0-80-36-80-79v-389c0-44 36-80 80-80z">
          <text:p/>
        </draw:path>
        <draw:frame draw:style-name="gr4" draw:text-style-name="P5" draw:layer="layout" svg:width="4.064cm" svg:height="0.615cm" svg:x="3.905cm" svg:y="10.965cm">
          <draw:text-box>
            <text:p text:style-name="P3"><text:span text:style-name="T3">favoritos </text:span><text:span text:style-name="T3">do usuário.</text:span></text:p>
          </draw:text-box>
        </draw:frame>
        <draw:frame draw:style-name="gr12" draw:text-style-name="P13" draw:layer="layout" svg:width="2.417cm" svg:height="0.53cm" svg:x="4.037cm" svg:y="11.931cm">
          <draw:text-box>
            <text:p text:style-name="P3"><text:span text:style-name="T9">trade_histor</text:span><text:span text:style-name="T9">y</text:span></text:p>
          </draw:text-box>
        </draw:frame>
        <draw:path draw:style-name="gr10" draw:text-style-name="P11" draw:layer="layout" svg:width="2.826cm" svg:height="0.547cm" svg:x="3.904cm" svg:y="12.91cm" svg:viewBox="0 0 2827 548" svg:d="M2748 0c44 0 79 36 79 80v389c0 44-35 79-79 79h-2668c-44 0-80-35-80-79v-389c0-44 36-80 80-80z">
          <text:p/>
        </draw:path>
        <draw:path draw:style-name="gr11" draw:text-style-name="P12" draw:layer="layout" svg:width="2.826cm" svg:height="0.547cm" svg:x="3.904cm" svg:y="12.91cm" svg:viewBox="0 0 2827 548" svg:d="M80 27h2668c29 0 53 24 53 53v389c0 29-24 53-53 53h-2668c-29 0-53-24-53-53v-389c0-29 24-53 53-53zM80 0h2668c44 0 79 36 79 80v389c0 44-35 79-79 79h-2668c-44 0-80-35-80-79v-389c0-44 36-80 80-80z">
          <text:p/>
        </draw:path>
        <draw:frame draw:style-name="gr4" draw:text-style-name="P5" draw:layer="layout" svg:width="8.637cm" svg:height="0.615cm" svg:x="7.197cm" svg:y="11.854cm">
          <draw:text-box>
            <text:p text:style-name="P3"><text:span text:style-name="T3">: Exibe o </text:span><text:span text:style-name="T3">histórico </text:span><text:span text:style-name="T3">de </text:span><text:span text:style-name="T3">transações </text:span><text:span text:style-name="T3">do usuário.</text:span></text:p>
          </draw:text-box>
        </draw:frame>
        <draw:frame draw:style-name="gr12" draw:text-style-name="P13" draw:layer="layout" svg:width="2.122cm" svg:height="0.53cm" svg:x="4.037cm" svg:y="12.873cm">
          <draw:text-box>
            <text:p text:style-name="P3"><text:span text:style-name="T9">delete_user</text:span></text:p>
          </draw:text-box>
        </draw:frame>
        <draw:frame draw:style-name="gr4" draw:text-style-name="P5" draw:layer="layout" svg:width="10.114cm" svg:height="0.615cm" svg:x="6.731cm" svg:y="12.797cm">
          <draw:text-box>
            <text:p text:style-name="P3"><text:span text:style-name="T3">: Permite </text:span><text:span text:style-name="T3">que um </text:span><text:span text:style-name="T3">administra</text:span><text:span text:style-name="T3">dor exclua </text:span><text:span text:style-name="T3">um </text:span><text:span text:style-name="T3">usuário.</text:span></text:p>
          </draw:text-box>
        </draw:frame>
        <draw:frame draw:style-name="gr5" draw:text-style-name="P6" draw:layer="layout" svg:width="13.992cm" svg:height="1.025cm" svg:x="2.212cm" svg:y="14.607cm">
          <draw:text-box>
            <text:p text:style-name="P3"><text:span text:style-name="T4">4 </text:span><text:span text:style-name="T4">RELAC</text:span><text:span text:style-name="T4">IONA</text:span><text:span text:style-name="T4">MENT</text:span><text:span text:style-name="T4">OS E </text:span><text:span text:style-name="T4">CARDI</text:span><text:span text:style-name="T4">NALID</text:span><text:span text:style-name="T4">ADE</text:span></text:p>
          </draw:text-box>
        </draw:frame>
        <draw:frame draw:style-name="gr4" draw:text-style-name="P5" draw:layer="layout" svg:width="17.068cm" svg:height="0.615cm" svg:x="2.212cm" svg:y="16.067cm">
          <draw:text-box>
            <text:p text:style-name="P3"><text:span text:style-name="T3">A <text:s text:c="2"/>seguir, <text:s text:c="2"/></text:span><text:span text:style-name="T3">são <text:s text:c="2"/></text:span><text:span text:style-name="T3">detalhados <text:s/></text:span><text:span text:style-name="T3"><text:s/>os <text:s text:c="2"/></text:span><text:span text:style-name="T3">relacionam</text:span><text:span text:style-name="T3">entos <text:s text:c="2"/></text:span><text:span text:style-name="T3">entre <text:s text:c="2"/>as <text:s text:c="2"/></text:span><text:span text:style-name="T3">principais <text:s text:c="2"/></text:span><text:span text:style-name="T3">entidades <text:s text:c="2"/></text:span><text:span text:style-name="T3">do</text:span></text:p>
          </draw:text-box>
        </draw:frame>
        <draw:frame draw:style-name="gr4" draw:text-style-name="P5" draw:layer="layout" svg:width="9.742cm" svg:height="0.615cm" svg:x="2.212cm" svg:y="16.744cm">
          <draw:text-box>
            <text:p text:style-name="P3"><text:span text:style-name="T3">sistema, </text:span><text:span text:style-name="T3">conforme </text:span><text:span text:style-name="T3">modelado </text:span><text:span text:style-name="T3">no banco </text:span><text:span text:style-name="T3">de dados.</text:span></text:p>
          </draw:text-box>
        </draw:frame>
        <draw:path draw:style-name="gr10" draw:text-style-name="P11" draw:layer="layout" svg:width="1.196cm" svg:height="0.547cm" svg:x="9.233cm" svg:y="17.747cm" svg:viewBox="0 0 1197 548" svg:d="M1118 0c44 0 79 36 79 80v388c0 43-35 80-79 80h-1038c-44 0-80-37-80-80v-388c0-44 36-80 80-80z">
          <text:p/>
        </draw:path>
        <draw:path draw:style-name="gr11" draw:text-style-name="P12" draw:layer="layout" svg:width="1.196cm" svg:height="0.547cm" svg:x="9.233cm" svg:y="17.747cm" svg:viewBox="0 0 1197 548" svg:d="M80 27h1038c29 0 53 23 53 53v388c0 29-24 53-53 53h-1038c-29 0-53-24-53-53v-388c0-30 24-53 53-53zM80 0h1038c44 0 79 36 79 80v388c0 43-35 80-79 80h-1038c-44 0-80-37-80-80v-388c0-44 36-80 80-80z">
          <text:p/>
        </draw:path>
        <draw:frame draw:style-name="gr4" draw:text-style-name="P5" draw:layer="layout" svg:width="6.432cm" svg:height="0.615cm" svg:x="3.058cm" svg:y="17.633cm">
          <draw:text-box>
            <text:p text:style-name="P3"><text:span text:style-name="T2">User <text:s text:c="2"/>↔ <text:s text:c="2"/></text:span><text:span text:style-name="T2">Account <text:s text:c="2"/></text:span><text:span text:style-name="T2">(1:1):</text:span><text:span text:style-name="T3"> <text:s/>Cada </text:span><text:span text:style-name="T3"><text:s/></text:span></text:p>
          </draw:text-box>
        </draw:frame>
        <draw:frame draw:style-name="gr12" draw:text-style-name="P13" draw:layer="layout" svg:width="0.854cm" svg:height="0.53cm" svg:x="9.366cm" svg:y="17.71cm">
          <draw:text-box>
            <text:p text:style-name="P3"><text:span text:style-name="T9">User</text:span></text:p>
          </draw:text-box>
        </draw:frame>
        <draw:path draw:style-name="gr10" draw:text-style-name="P11" draw:layer="layout" svg:width="1.894cm" svg:height="0.547cm" svg:x="15.747cm" svg:y="17.747cm" svg:viewBox="0 0 1895 548" svg:d="M1816 0c44 0 79 36 79 80v388c0 43-35 80-79 80h-1737c-44 0-79-37-79-80v-388c0-44 35-80 79-80z">
          <text:p/>
        </draw:path>
        <draw:path draw:style-name="gr11" draw:text-style-name="P12" draw:layer="layout" svg:width="1.894cm" svg:height="0.547cm" svg:x="15.747cm" svg:y="17.747cm" svg:viewBox="0 0 1895 548" svg:d="M79 27h1737c29 0 53 23 53 53v388c0 29-24 53-53 53h-1737c-29 0-53-24-53-53v-388c0-30 24-53 53-53zM79 0h1737c44 0 79 36 79 80v388c0 43-35 80-79 80h-1737c-44 0-79-37-79-80v-388c0-44 35-80 79-80z">
          <text:p/>
        </draw:path>
        <draw:frame draw:style-name="gr4" draw:text-style-name="P5" draw:layer="layout" svg:width="5.487cm" svg:height="0.615cm" svg:x="10.43cm" svg:y="17.633cm">
          <draw:text-box>
            <text:p text:style-name="P3"><text:span text:style-name="T3"><text:s text:c="2"/>possui <text:s text:c="2"/></text:span><text:span text:style-name="T3">exatament</text:span><text:span text:style-name="T3">e <text:s text:c="2"/>uma <text:s/></text:span></text:p>
          </draw:text-box>
        </draw:frame>
        <draw:frame draw:style-name="gr12" draw:text-style-name="P13" draw:layer="layout" svg:width="1.482cm" svg:height="0.53cm" svg:x="15.879cm" svg:y="17.71cm">
          <draw:text-box>
            <text:p text:style-name="P3"><text:span text:style-name="T9">Account</text:span></text:p>
          </draw:text-box>
        </draw:frame>
        <draw:frame draw:style-name="gr4" draw:text-style-name="P5" draw:layer="layout" svg:width="1.246cm" svg:height="0.615cm" svg:x="17.642cm" svg:y="17.633cm">
          <draw:text-box>
            <text:p text:style-name="P3"><text:span text:style-name="T3">. <text:s text:c="2"/>Este</text:span></text:p>
          </draw:text-box>
        </draw:frame>
        <draw:frame draw:style-name="gr4" draw:text-style-name="P5" draw:layer="layout" svg:width="3.335cm" svg:height="0.615cm" svg:x="3.058cm" svg:y="18.364cm">
          <draw:text-box>
            <text:p text:style-name="P3"><text:span text:style-name="T3">relacionam</text:span><text:span text:style-name="T3">ento <text:s/></text:span></text:p>
          </draw:text-box>
        </draw:frame>
        <draw:frame draw:style-name="gr4" draw:text-style-name="P5" draw:layer="layout" svg:width="0.426cm" svg:height="0.615cm" svg:x="6.565cm" svg:y="18.364cm">
          <draw:text-box>
            <text:p text:style-name="P3"><text:span text:style-name="T3">é <text:s/></text:span></text:p>
          </draw:text-box>
        </draw:frame>
        <draw:frame draw:style-name="gr4" draw:text-style-name="P5" draw:layer="layout" svg:width="3.119cm" svg:height="0.615cm" svg:x="7.173cm" svg:y="18.364cm">
          <draw:text-box>
            <text:p text:style-name="P3"><text:span text:style-name="T3">implement</text:span><text:span text:style-name="T3">ado <text:s/></text:span></text:p>
          </draw:text-box>
        </draw:frame>
        <draw:frame draw:style-name="gr4" draw:text-style-name="P5" draw:layer="layout" svg:width="1.056cm" svg:height="0.615cm" svg:x="10.463cm" svg:y="18.364cm">
          <draw:text-box>
            <text:p text:style-name="P3"><text:span text:style-name="T3">com <text:s/></text:span></text:p>
          </draw:text-box>
        </draw:frame>
        <draw:path draw:style-name="gr10" draw:text-style-name="P11" draw:layer="layout" svg:width="3.292cm" svg:height="0.546cm" svg:x="12.712cm" svg:y="18.478cm" svg:viewBox="0 0 3293 547" svg:d="M3214 0c43 0 79 35 79 79v389c0 44-36 79-79 79h-3134c-44 0-80-35-80-79v-389c0-44 36-79 80-79z">
          <text:p/>
        </draw:path>
        <draw:path draw:style-name="gr11" draw:text-style-name="P12" draw:layer="layout" svg:width="3.292cm" svg:height="0.546cm" svg:x="12.712cm" svg:y="18.478cm" svg:viewBox="0 0 3293 547" svg:d="M80 26h3134c29 0 53 24 53 53v389c0 29-24 53-53 53h-3134c-29 0-53-24-53-53v-389c0-29 24-53 53-53zM80 0h3134c43 0 79 35 79 79v389c0 44-36 79-79 79h-3134c-44 0-80-35-80-79v-389c0-44 36-79 80-79z">
          <text:p/>
        </draw:path>
        <draw:frame draw:style-name="gr4" draw:text-style-name="P5" draw:layer="layout" svg:width="0.841cm" svg:height="0.615cm" svg:x="11.691cm" svg:y="18.364cm">
          <draw:text-box>
            <text:p text:style-name="P3"><text:span text:style-name="T3">um <text:s/></text:span></text:p>
          </draw:text-box>
        </draw:frame>
        <draw:frame draw:style-name="gr12" draw:text-style-name="P13" draw:layer="layout" svg:width="2.845cm" svg:height="0.53cm" svg:x="12.845cm" svg:y="18.44cm">
          <draw:text-box>
            <text:p text:style-name="P3"><text:span text:style-name="T9">OneToOneF</text:span><text:span text:style-name="T9">ield</text:span></text:p>
          </draw:text-box>
        </draw:frame>
        <draw:frame draw:style-name="gr4" draw:text-style-name="P5" draw:layer="layout" svg:width="0.422cm" svg:height="0.615cm" svg:x="16.005cm" svg:y="18.364cm">
          <draw:text-box>
            <text:p text:style-name="P3"><text:span text:style-name="T3"><text:s/></text:span></text:p>
          </draw:text-box>
        </draw:frame>
        <draw:frame draw:style-name="gr4" draw:text-style-name="P5" draw:layer="layout" svg:width="0.706cm" svg:height="0.615cm" svg:x="16.377cm" svg:y="18.364cm">
          <draw:text-box>
            <text:p text:style-name="P3"><text:span text:style-name="T3">no <text:s/></text:span></text:p>
          </draw:text-box>
        </draw:frame>
        <draw:path draw:style-name="gr10" draw:text-style-name="P11" draw:layer="layout" svg:width="1.894cm" svg:height="0.547cm" svg:x="3.058cm" svg:y="19.208cm" svg:viewBox="0 0 1895 548" svg:d="M1816 0c44 0 79 36 79 79v389c0 44-35 80-79 80h-1737c-43 0-79-36-79-80v-389c0-43 36-79 79-79z">
          <text:p/>
        </draw:path>
        <draw:path draw:style-name="gr11" draw:text-style-name="P12" draw:layer="layout" svg:width="1.894cm" svg:height="0.547cm" svg:x="3.058cm" svg:y="19.208cm" svg:viewBox="0 0 1895 548" svg:d="M79 26h1737c29 0 53 24 53 53v389c0 30-24 53-53 53h-1737c-29 0-53-23-53-53v-389c0-29 24-53 53-53zM79 0h1737c44 0 79 36 79 79v389c0 44-35 80-79 80h-1737c-43 0-79-36-79-80v-389c0-43 36-79 79-79z">
          <text:p/>
        </draw:path>
        <draw:frame draw:style-name="gr4" draw:text-style-name="P5" draw:layer="layout" svg:width="1.524cm" svg:height="0.615cm" svg:x="17.266cm" svg:y="18.364cm">
          <draw:text-box>
            <text:p text:style-name="P3"><text:span text:style-name="T3">modelo</text:span></text:p>
          </draw:text-box>
        </draw:frame>
        <draw:frame draw:style-name="gr12" draw:text-style-name="P13" draw:layer="layout" svg:width="1.482cm" svg:height="0.53cm" svg:x="3.191cm" svg:y="19.17cm">
          <draw:text-box>
            <text:p text:style-name="P3"><text:span text:style-name="T9">Account</text:span></text:p>
          </draw:text-box>
        </draw:frame>
        <draw:frame draw:style-name="gr4" draw:text-style-name="P5" draw:layer="layout" svg:width="8.342cm" svg:height="0.615cm" svg:x="4.953cm" svg:y="19.094cm">
          <draw:text-box>
            <text:p text:style-name="P3"><text:span text:style-name="T3">, </text:span><text:span text:style-name="T3">estabelece</text:span><text:span text:style-name="T3">ndo um </text:span><text:span text:style-name="T3">vínculo </text:span><text:span text:style-name="T3">direto e </text:span><text:span text:style-name="T3">único.</text:span></text:p>
          </draw:text-box>
        </draw:frame>
        <draw:frame draw:style-name="gr4" draw:text-style-name="P5" draw:layer="layout" svg:width="5.272cm" svg:height="0.615cm" svg:x="3.058cm" svg:y="20.036cm">
          <draw:text-box>
            <text:p text:style-name="P3"><text:span text:style-name="T2">User <text:s text:c="2"/>↔ <text:s text:c="2"/></text:span><text:span text:style-name="T2">Transfer <text:s text:c="2"/></text:span><text:span text:style-name="T2">(1:N):</text:span><text:span text:style-name="T3"> </text:span></text:p>
          </draw:text-box>
        </draw:frame>
        <draw:path draw:style-name="gr10" draw:text-style-name="P11" draw:layer="layout" svg:width="1.196cm" svg:height="0.547cm" svg:x="9.247cm" svg:y="20.15cm" svg:viewBox="0 0 1197 548" svg:d="M1117 0c44 0 80 36 80 79v390c0 43-36 79-80 79h-1038c-44 0-79-36-79-79v-390c0-43 35-79 79-79z">
          <text:p/>
        </draw:path>
        <draw:path draw:style-name="gr11" draw:text-style-name="P12" draw:layer="layout" svg:width="1.196cm" svg:height="0.547cm" svg:x="9.247cm" svg:y="20.15cm" svg:viewBox="0 0 1197 548" svg:d="M79 27h1038c29 0 53 23 53 52v390c0 29-24 52-53 52h-1038c-29 0-53-23-53-52v-390c0-29 24-52 53-52zM79 0h1038c44 0 80 36 80 79v390c0 43-36 79-80 79h-1038c-44 0-79-36-79-79v-390c0-43 35-79 79-79z">
          <text:p/>
        </draw:path>
        <draw:frame draw:style-name="gr4" draw:text-style-name="P5" draw:layer="layout" svg:width="0.889cm" svg:height="0.615cm" svg:x="8.306cm" svg:y="20.036cm">
          <draw:text-box>
            <text:p text:style-name="P3"><text:span text:style-name="T3">Um <text:s/></text:span></text:p>
          </draw:text-box>
        </draw:frame>
        <draw:frame draw:style-name="gr12" draw:text-style-name="P13" draw:layer="layout" svg:width="0.854cm" svg:height="0.53cm" svg:x="9.38cm" svg:y="20.112cm">
          <draw:text-box>
            <text:p text:style-name="P3"><text:span text:style-name="T9">User</text:span></text:p>
          </draw:text-box>
        </draw:frame>
        <draw:frame draw:style-name="gr4" draw:text-style-name="P5" draw:layer="layout" svg:width="0.422cm" svg:height="0.615cm" svg:x="10.443cm" svg:y="20.036cm">
          <draw:text-box>
            <text:p text:style-name="P3"><text:span text:style-name="T3"><text:s/></text:span></text:p>
          </draw:text-box>
        </draw:frame>
        <draw:path draw:style-name="gr10" draw:text-style-name="P11" draw:layer="layout" svg:width="1.662cm" svg:height="0.547cm" svg:x="15.725cm" svg:y="20.15cm" svg:viewBox="0 0 1663 548" svg:d="M1583 0c44 0 80 36 80 79v390c0 43-36 79-80 79h-1503c-44 0-80-36-80-79v-390c0-43 36-79 80-79z">
          <text:p/>
        </draw:path>
        <draw:path draw:style-name="gr11" draw:text-style-name="P12" draw:layer="layout" svg:width="1.662cm" svg:height="0.547cm" svg:x="15.725cm" svg:y="20.15cm" svg:viewBox="0 0 1663 548" svg:d="M80 27h1503c29 0 53 23 53 52v390c0 29-24 52-53 52h-1503c-30 0-54-23-54-52v-390c0-29 24-52 54-52zM80 0h1503c44 0 80 36 80 79v390c0 43-36 79-80 79h-1503c-44 0-80-36-80-79v-390c0-43 36-79 80-79z">
          <text:p/>
        </draw:path>
        <draw:frame draw:style-name="gr4" draw:text-style-name="P5" draw:layer="layout" svg:width="5.224cm" svg:height="0.615cm" svg:x="10.687cm" svg:y="20.036cm">
          <draw:text-box>
            <text:p text:style-name="P3"><text:span text:style-name="T3">pode <text:s text:c="2"/>ser <text:s text:c="2"/></text:span><text:span text:style-name="T3">o <text:s text:c="2"/></text:span><text:span text:style-name="T3">remetente <text:s text:c="2"/></text:span><text:span text:style-name="T3">(</text:span></text:p>
          </draw:text-box>
        </draw:frame>
        <draw:frame draw:style-name="gr12" draw:text-style-name="P13" draw:layer="layout" svg:width="1.269cm" svg:height="0.53cm" svg:x="15.858cm" svg:y="20.112cm">
          <draw:text-box>
            <text:p text:style-name="P3"><text:span text:style-name="T9">sender</text:span></text:p>
          </draw:text-box>
        </draw:frame>
        <draw:frame draw:style-name="gr4" draw:text-style-name="P5" draw:layer="layout" svg:width="1.484cm" svg:height="0.615cm" svg:x="17.387cm" svg:y="20.036cm">
          <draw:text-box>
            <text:p text:style-name="P3"><text:span text:style-name="T3">) <text:s text:c="2"/>ou <text:s text:c="2"/>o</text:span></text:p>
          </draw:text-box>
        </draw:frame>
        <draw:path draw:style-name="gr10" draw:text-style-name="P11" draw:layer="layout" svg:width="2.36cm" svg:height="0.547cm" svg:x="5.747cm" svg:y="20.88cm" svg:viewBox="0 0 2361 548" svg:d="M2282 0c43 0 79 36 79 80v389c0 44-36 79-79 79h-2203c-44 0-79-35-79-79v-389c0-44 35-80 79-80z">
          <text:p/>
        </draw:path>
        <draw:path draw:style-name="gr11" draw:text-style-name="P12" draw:layer="layout" svg:width="2.36cm" svg:height="0.547cm" svg:x="5.747cm" svg:y="20.88cm" svg:viewBox="0 0 2361 548" svg:d="M79 27h2203c29 0 52 24 52 53v389c0 29-23 53-52 53h-2203c-29 0-53-24-53-53v-389c0-29 24-53 53-53zM79 0h2203c43 0 79 36 79 80v389c0 44-36 79-79 79h-2203c-44 0-79-35-79-79v-389c0-44 35-80 79-80z">
          <text:p/>
        </draw:path>
        <draw:frame draw:style-name="gr4" draw:text-style-name="P5" draw:layer="layout" svg:width="2.643cm" svg:height="0.615cm" svg:x="3.058cm" svg:y="20.767cm">
          <draw:text-box>
            <text:p text:style-name="P3"><text:span text:style-name="T3">destinatári</text:span><text:span text:style-name="T3">o (</text:span></text:p>
          </draw:text-box>
        </draw:frame>
        <draw:frame draw:style-name="gr12" draw:text-style-name="P13" draw:layer="layout" svg:width="1.611cm" svg:height="0.53cm" svg:x="5.879cm" svg:y="20.843cm">
          <draw:text-box>
            <text:p text:style-name="P3"><text:span text:style-name="T9">recipient</text:span></text:p>
          </draw:text-box>
        </draw:frame>
        <draw:path draw:style-name="gr10" draw:text-style-name="P11" draw:layer="layout" svg:width="0.498cm" svg:height="0.547cm" svg:x="11.26cm" svg:y="20.88cm" svg:viewBox="0 0 499 548" svg:d="M418 0c45 0 81 36 81 80v389c0 44-36 79-81 79h-338c-44 0-80-35-80-79v-389c0-44 36-80 80-80z">
          <text:p/>
        </draw:path>
        <draw:path draw:style-name="gr11" draw:text-style-name="P12" draw:layer="layout" svg:width="0.498cm" svg:height="0.547cm" svg:x="11.26cm" svg:y="20.88cm" svg:viewBox="0 0 499 548" svg:d="M80 27h338c31 0 54 24 54 53v389c0 29-23 53-54 53h-338c-29 0-53-24-53-53v-389c0-29 24-53 53-53zM80 0h338c45 0 81 36 81 80v389c0 44-36 79-81 79h-338c-44 0-80-35-80-79v-389c0-44 36-80 80-80z">
          <text:p/>
        </draw:path>
        <draw:frame draw:style-name="gr4" draw:text-style-name="P5" draw:layer="layout" svg:width="2.934cm" svg:height="0.615cm" svg:x="8.107cm" svg:y="20.767cm">
          <draw:text-box>
            <text:p text:style-name="P3"><text:span text:style-name="T3">) de </text:span><text:span text:style-name="T3">múltiplas (</text:span></text:p>
          </draw:text-box>
        </draw:frame>
        <draw:frame draw:style-name="gr12" draw:text-style-name="P13" draw:layer="layout" svg:width="0.387cm" svg:height="0.53cm" svg:x="11.393cm" svg:y="20.843cm">
          <draw:text-box>
            <text:p text:style-name="P3"><text:span text:style-name="T9">N</text:span></text:p>
          </draw:text-box>
        </draw:frame>
        <draw:path draw:style-name="gr10" draw:text-style-name="P11" draw:layer="layout" svg:width="2.127cm" svg:height="0.547cm" svg:x="12.07cm" svg:y="20.88cm" svg:viewBox="0 0 2128 548" svg:d="M2049 0c43 0 79 36 79 80v389c0 44-36 79-79 79h-1970c-44 0-79-35-79-79v-389c0-44 35-80 79-80z">
          <text:p/>
        </draw:path>
        <draw:path draw:style-name="gr11" draw:text-style-name="P12" draw:layer="layout" svg:width="2.127cm" svg:height="0.547cm" svg:x="12.07cm" svg:y="20.88cm" svg:viewBox="0 0 2128 548" svg:d="M79 27h1970c29 0 53 24 53 53v389c0 29-24 53-53 53h-1970c-29 0-53-24-53-53v-389c0-29 24-53 53-53zM79 0h1970c43 0 79 36 79 80v389c0 44-36 79-79 79h-1970c-44 0-79-35-79-79v-389c0-44 35-80 79-80z">
          <text:p/>
        </draw:path>
        <draw:frame draw:style-name="gr4" draw:text-style-name="P5" draw:layer="layout" svg:width="0.422cm" svg:height="0.615cm" svg:x="11.758cm" svg:y="20.767cm">
          <draw:text-box>
            <text:p text:style-name="P3"><text:span text:style-name="T3">) <text:s/></text:span></text:p>
          </draw:text-box>
        </draw:frame>
        <draw:frame draw:style-name="gr12" draw:text-style-name="P13" draw:layer="layout" svg:width="1.54cm" svg:height="0.53cm" svg:x="12.202cm" svg:y="20.843cm">
          <draw:text-box>
            <text:p text:style-name="P3"><text:span text:style-name="T9">Transfer</text:span></text:p>
          </draw:text-box>
        </draw:frame>
        <draw:path draw:style-name="gr10" draw:text-style-name="P11" draw:layer="layout" svg:width="2.128cm" svg:height="0.547cm" svg:x="15.859cm" svg:y="20.88cm" svg:viewBox="0 0 2129 548" svg:d="M2049 0c44 0 80 36 80 80v389c0 44-36 79-80 79h-1969c-44 0-80-35-80-79v-389c0-44 36-80 80-80z">
          <text:p/>
        </draw:path>
        <draw:path draw:style-name="gr11" draw:text-style-name="P12" draw:layer="layout" svg:width="2.128cm" svg:height="0.547cm" svg:x="15.859cm" svg:y="20.88cm" svg:viewBox="0 0 2129 548" svg:d="M80 27h1969c29 0 53 24 53 53v389c0 29-24 53-53 53h-1969c-29 0-53-24-53-53v-389c0-29 24-53 53-53zM80 0h1969c44 0 80 36 80 80v389c0 44-36 79-80 79h-1969c-44 0-80-35-80-79v-389c0-44 36-80 80-80z">
          <text:p/>
        </draw:path>
        <draw:frame draw:style-name="gr4" draw:text-style-name="P5" draw:layer="layout" svg:width="1.612cm" svg:height="0.615cm" svg:x="14.197cm" svg:y="20.767cm">
          <draw:text-box>
            <text:p text:style-name="P3"><text:span text:style-name="T3">s. Cada <text:s/></text:span></text:p>
          </draw:text-box>
        </draw:frame>
        <draw:frame draw:style-name="gr12" draw:text-style-name="P13" draw:layer="layout" svg:width="1.54cm" svg:height="0.53cm" svg:x="15.992cm" svg:y="20.843cm">
          <draw:text-box>
            <text:p text:style-name="P3"><text:span text:style-name="T9">Transfer</text:span></text:p>
          </draw:text-box>
        </draw:frame>
        <draw:frame draw:style-name="gr4" draw:text-style-name="P5" draw:layer="layout" svg:width="0.729cm" svg:height="0.615cm" svg:x="17.987cm" svg:y="20.767cm">
          <draw:text-box>
            <text:p text:style-name="P3"><text:span text:style-name="T3">, no</text:span></text:p>
          </draw:text-box>
        </draw:frame>
        <draw:frame draw:style-name="gr4" draw:text-style-name="P5" draw:layer="layout" svg:width="14.968cm" svg:height="0.615cm" svg:x="3.058cm" svg:y="21.497cm">
          <draw:text-box>
            <text:p text:style-name="P3"><text:span text:style-name="T3">entanto, </text:span><text:span text:style-name="T3">tem apenas </text:span><text:span text:style-name="T3">um </text:span><text:span text:style-name="T3">remetente </text:span><text:span text:style-name="T3">e um </text:span><text:span text:style-name="T3">destinatári</text:span><text:span text:style-name="T3">o. Isso é </text:span><text:span text:style-name="T3">modelado </text:span><text:span text:style-name="T3">com</text:span></text:p>
          </draw:text-box>
        </draw:frame>
        <draw:path draw:style-name="gr10" draw:text-style-name="P11" draw:layer="layout" svg:width="2.593cm" svg:height="0.547cm" svg:x="5.64cm" svg:y="22.288cm" svg:viewBox="0 0 2594 548" svg:d="M2515 0c43 0 79 36 79 80v389c0 43-36 79-79 79h-2436c-43 0-79-36-79-79v-389c0-44 36-80 79-80z">
          <text:p/>
        </draw:path>
        <draw:path draw:style-name="gr11" draw:text-style-name="P12" draw:layer="layout" svg:width="2.593cm" svg:height="0.547cm" svg:x="5.64cm" svg:y="22.288cm" svg:viewBox="0 0 2594 548" svg:d="M79 27h2436c29 0 52 24 52 53v389c0 29-23 53-52 53h-2436c-29 0-53-24-53-53v-389c0-29 24-53 53-53zM79 0h2436c43 0 79 36 79 80v389c0 43-36 79-79 79h-2436c-43 0-79-36-79-79v-389c0-44 36-80 79-80z">
          <text:p/>
        </draw:path>
        <draw:frame draw:style-name="gr4" draw:text-style-name="P5" draw:layer="layout" svg:width="2.589cm" svg:height="0.615cm" svg:x="3.058cm" svg:y="22.174cm">
          <draw:text-box>
            <text:p text:style-name="P3"><text:span text:style-name="T3">dois </text:span><text:span text:style-name="T3">campos </text:span></text:p>
          </draw:text-box>
        </draw:frame>
        <draw:frame draw:style-name="gr12" draw:text-style-name="P13" draw:layer="layout" svg:width="2.06cm" svg:height="0.53cm" svg:x="5.773cm" svg:y="22.251cm">
          <draw:text-box>
            <text:p text:style-name="P3"><text:span text:style-name="T9">ForeignKey</text:span></text:p>
          </draw:text-box>
        </draw:frame>
        <draw:path draw:style-name="gr10" draw:text-style-name="P11" draw:layer="layout" svg:width="2.127cm" svg:height="0.547cm" svg:x="10.555cm" svg:y="22.288cm" svg:viewBox="0 0 2128 548" svg:d="M2049 0c43 0 79 36 79 80v389c0 43-36 79-79 79h-1970c-44 0-79-36-79-79v-389c0-44 35-80 79-80z">
          <text:p/>
        </draw:path>
        <draw:path draw:style-name="gr11" draw:text-style-name="P12" draw:layer="layout" svg:width="2.127cm" svg:height="0.547cm" svg:x="10.555cm" svg:y="22.288cm" svg:viewBox="0 0 2128 548" svg:d="M79 27h1970c29 0 52 24 52 53v389c0 29-23 53-52 53h-1970c-29 0-53-24-53-53v-389c0-29 24-53 53-53zM79 0h1970c43 0 79 36 79 80v389c0 43-36 79-79 79h-1970c-44 0-79-36-79-79v-389c0-44 35-80 79-80z">
          <text:p/>
        </draw:path>
        <draw:frame draw:style-name="gr4" draw:text-style-name="P5" draw:layer="layout" svg:width="2.324cm" svg:height="0.615cm" svg:x="8.233cm" svg:y="22.174cm">
          <draw:text-box>
            <text:p text:style-name="P3"><text:span text:style-name="T3"><text:s/>no modelo </text:span></text:p>
          </draw:text-box>
        </draw:frame>
        <draw:frame draw:style-name="gr12" draw:text-style-name="P13" draw:layer="layout" svg:width="1.54cm" svg:height="0.53cm" svg:x="10.687cm" svg:y="22.251cm">
          <draw:text-box>
            <text:p text:style-name="P3"><text:span text:style-name="T9">Transfer</text:span></text:p>
          </draw:text-box>
        </draw:frame>
        <draw:frame draw:style-name="gr4" draw:text-style-name="P5" draw:layer="layout" svg:width="0.422cm" svg:height="0.615cm" svg:x="12.682cm" svg:y="22.174cm">
          <draw:text-box>
            <text:p text:style-name="P3"><text:span text:style-name="T3">.</text:span></text:p>
          </draw:text-box>
        </draw:frame>
        <draw:path draw:style-name="gr10" draw:text-style-name="P11" draw:layer="layout" svg:width="1.196cm" svg:height="0.547cm" svg:x="8.019cm" svg:y="23.23cm" svg:viewBox="0 0 1197 548" svg:d="M1117 0c44 0 80 36 80 80v388c0 43-36 80-80 80h-1038c-44 0-79-37-79-80v-388c0-44 35-80 79-80z">
          <text:p/>
        </draw:path>
        <draw:path draw:style-name="gr11" draw:text-style-name="P12" draw:layer="layout" svg:width="1.196cm" svg:height="0.547cm" svg:x="8.019cm" svg:y="23.23cm" svg:viewBox="0 0 1197 548" svg:d="M79 27h1038c29 0 53 24 53 53v388c0 29-24 54-53 54h-1038c-29 0-53-25-53-54v-388c0-29 24-53 53-53zM79 0h1038c44 0 80 36 80 80v388c0 43-36 80-80 80h-1038c-44 0-79-37-79-80v-388c0-44 35-80 79-80z">
          <text:p/>
        </draw:path>
        <draw:frame draw:style-name="gr4" draw:text-style-name="P5" draw:layer="layout" svg:width="4.937cm" svg:height="0.615cm" svg:x="3.058cm" svg:y="23.116cm">
          <draw:text-box>
            <text:p text:style-name="P3"><text:span text:style-name="T2">User ↔ </text:span><text:span text:style-name="T2">Trade </text:span><text:span text:style-name="T2">(1:N):</text:span><text:span text:style-name="T3"> Um </text:span></text:p>
          </draw:text-box>
        </draw:frame>
        <draw:frame draw:style-name="gr12" draw:text-style-name="P13" draw:layer="layout" svg:width="0.854cm" svg:height="0.53cm" svg:x="8.151cm" svg:y="23.193cm">
          <draw:text-box>
            <text:p text:style-name="P3"><text:span text:style-name="T9">User</text:span></text:p>
          </draw:text-box>
        </draw:frame>
        <draw:path draw:style-name="gr10" draw:text-style-name="P11" draw:layer="layout" svg:width="0.497cm" svg:height="0.547cm" svg:x="14.123cm" svg:y="23.23cm" svg:viewBox="0 0 498 548" svg:d="M419 0c43 0 79 36 79 80v388c0 43-36 80-79 80h-339c-45 0-80-37-80-80v-388c0-44 35-80 80-80z">
          <text:p/>
        </draw:path>
        <draw:path draw:style-name="gr11" draw:text-style-name="P12" draw:layer="layout" svg:width="0.497cm" svg:height="0.547cm" svg:x="14.123cm" svg:y="23.23cm" svg:viewBox="0 0 498 548" svg:d="M80 27h339c29 0 53 24 53 53v388c0 29-24 54-53 54h-339c-29 0-54-25-54-54v-388c0-29 25-53 54-53zM80 0h339c43 0 79 36 79 80v388c0 43-36 80-79 80h-339c-45 0-80-37-80-80v-388c0-44 35-80 80-80z">
          <text:p/>
        </draw:path>
        <draw:frame draw:style-name="gr4" draw:text-style-name="P5" draw:layer="layout" svg:width="4.882cm" svg:height="0.615cm" svg:x="9.215cm" svg:y="23.116cm">
          <draw:text-box>
            <text:p text:style-name="P3"><text:span text:style-name="T3"><text:s/>pode </text:span><text:span text:style-name="T3">realizar </text:span><text:span text:style-name="T3">múltiplas (</text:span></text:p>
          </draw:text-box>
        </draw:frame>
        <draw:frame draw:style-name="gr12" draw:text-style-name="P13" draw:layer="layout" svg:width="0.387cm" svg:height="0.53cm" svg:x="14.256cm" svg:y="23.193cm">
          <draw:text-box>
            <text:p text:style-name="P3"><text:span text:style-name="T9">N</text:span></text:p>
          </draw:text-box>
        </draw:frame>
        <draw:path draw:style-name="gr10" draw:text-style-name="P11" draw:layer="layout" svg:width="1.429cm" svg:height="0.547cm" svg:x="14.871cm" svg:y="23.23cm" svg:viewBox="0 0 1430 548" svg:d="M1350 0c44 0 80 36 80 80v388c0 43-36 80-80 80h-1271c-44 0-79-37-79-80v-388c0-44 35-80 79-80z">
          <text:p/>
        </draw:path>
        <draw:path draw:style-name="gr11" draw:text-style-name="P12" draw:layer="layout" svg:width="1.429cm" svg:height="0.547cm" svg:x="14.871cm" svg:y="23.23cm" svg:viewBox="0 0 1430 548" svg:d="M79 27h1271c29 0 53 24 53 53v388c0 29-24 54-53 54h-1271c-29 0-53-25-53-54v-388c0-29 24-53 53-53zM79 0h1271c44 0 80 36 80 80v388c0 43-36 80-80 80h-1271c-44 0-79-37-79-80v-388c0-44 35-80 79-80z">
          <text:p/>
        </draw:path>
        <draw:frame draw:style-name="gr4" draw:text-style-name="P5" draw:layer="layout" svg:width="0.422cm" svg:height="0.615cm" svg:x="14.621cm" svg:y="23.116cm">
          <draw:text-box>
            <text:p text:style-name="P3"><text:span text:style-name="T3">) </text:span></text:p>
          </draw:text-box>
        </draw:frame>
        <draw:frame draw:style-name="gr12" draw:text-style-name="P13" draw:layer="layout" svg:width="1.057cm" svg:height="0.53cm" svg:x="15.003cm" svg:y="23.193cm">
          <draw:text-box>
            <text:p text:style-name="P3"><text:span text:style-name="T9">Trade</text:span></text:p>
          </draw:text-box>
        </draw:frame>
        <draw:frame draw:style-name="gr4" draw:text-style-name="P5" draw:layer="layout" svg:width="2.499cm" svg:height="0.615cm" svg:x="16.3cm" svg:y="23.116cm">
          <draw:text-box>
            <text:p text:style-name="P3"><text:span text:style-name="T3">s </text:span><text:span text:style-name="T3">(operações</text:span></text:p>
          </draw:text-box>
        </draw:frame>
        <draw:path draw:style-name="gr10" draw:text-style-name="P11" draw:layer="layout" svg:width="1.428cm" svg:height="0.547cm" svg:x="7.996cm" svg:y="23.961cm" svg:viewBox="0 0 1429 548" svg:d="M1350 0c44 0 79 35 79 79v389c0 44-35 80-79 80h-1271c-44 0-79-36-79-80v-389c0-44 35-79 79-79z">
          <text:p/>
        </draw:path>
        <draw:path draw:style-name="gr11" draw:text-style-name="P12" draw:layer="layout" svg:width="1.428cm" svg:height="0.547cm" svg:x="7.996cm" svg:y="23.961cm" svg:viewBox="0 0 1429 548" svg:d="M79 26h1271c29 0 53 24 53 53v389c0 29-24 53-53 53h-1271c-29 0-53-24-53-53v-389c0-29 24-53 53-53zM79 0h1271c44 0 79 35 79 79v389c0 44-35 80-79 80h-1271c-44 0-79-36-79-80v-389c0-44 35-79 79-79z">
          <text:p/>
        </draw:path>
        <draw:frame draw:style-name="gr4" draw:text-style-name="P5" draw:layer="layout" svg:width="4.963cm" svg:height="0.615cm" svg:x="3.058cm" svg:y="23.847cm">
          <draw:text-box>
            <text:p text:style-name="P3"><text:span text:style-name="T3">de </text:span><text:span text:style-name="T3">compra/ve</text:span><text:span text:style-name="T3">nda). Cada </text:span></text:p>
          </draw:text-box>
        </draw:frame>
        <draw:frame draw:style-name="gr12" draw:text-style-name="P13" draw:layer="layout" svg:width="1.057cm" svg:height="0.53cm" svg:x="8.128cm" svg:y="23.923cm">
          <draw:text-box>
            <text:p text:style-name="P3"><text:span text:style-name="T9">Trade</text:span></text:p>
          </draw:text-box>
        </draw:frame>
        <draw:path draw:style-name="gr10" draw:text-style-name="P11" draw:layer="layout" svg:width="1.196cm" svg:height="0.547cm" svg:x="14.748cm" svg:y="23.961cm" svg:viewBox="0 0 1197 548" svg:d="M1118 0c44 0 79 35 79 79v389c0 44-35 80-79 80h-1038c-44 0-80-36-80-80v-389c0-44 36-79 80-79z">
          <text:p/>
        </draw:path>
        <draw:path draw:style-name="gr11" draw:text-style-name="P12" draw:layer="layout" svg:width="1.196cm" svg:height="0.547cm" svg:x="14.748cm" svg:y="23.961cm" svg:viewBox="0 0 1197 548" svg:d="M80 26h1038c29 0 53 24 53 53v389c0 29-24 53-53 53h-1038c-29 0-53-24-53-53v-389c0-29 24-53 53-53zM80 0h1038c44 0 79 35 79 79v389c0 44-35 80-79 80h-1038c-44 0-80-36-80-80v-389c0-44 36-79 80-79z">
          <text:p/>
        </draw:path>
        <draw:frame draw:style-name="gr4" draw:text-style-name="P5" draw:layer="layout" svg:width="5.355cm" svg:height="0.615cm" svg:x="9.425cm" svg:y="23.847cm">
          <draw:text-box>
            <text:p text:style-name="P3"><text:span text:style-name="T3"><text:s/>está </text:span><text:span text:style-name="T3">associada a </text:span><text:span text:style-name="T3">um único </text:span></text:p>
          </draw:text-box>
        </draw:frame>
        <draw:frame draw:style-name="gr12" draw:text-style-name="P13" draw:layer="layout" svg:width="0.854cm" svg:height="0.53cm" svg:x="14.881cm" svg:y="23.923cm">
          <draw:text-box>
            <text:p text:style-name="P3"><text:span text:style-name="T9">User</text:span></text:p>
          </draw:text-box>
        </draw:frame>
        <draw:frame draw:style-name="gr4" draw:text-style-name="P5" draw:layer="layout" svg:width="0.422cm" svg:height="0.615cm" svg:x="15.945cm" svg:y="23.847cm">
          <draw:text-box>
            <text:p text:style-name="P3"><text:span text:style-name="T3">.</text:span></text:p>
          </draw:text-box>
        </draw:frame>
        <draw:path draw:style-name="gr10" draw:text-style-name="P11" draw:layer="layout" svg:width="1.429cm" svg:height="0.547cm" svg:x="8.43cm" svg:y="24.903cm" svg:viewBox="0 0 1430 548" svg:d="M1350 0c44 0 80 36 80 79v388c0 45-36 81-80 81h-1271c-44 0-79-36-79-81v-388c0-43 35-79 79-79z">
          <text:p/>
        </draw:path>
        <draw:path draw:style-name="gr11" draw:text-style-name="P12" draw:layer="layout" svg:width="1.429cm" svg:height="0.547cm" svg:x="8.43cm" svg:y="24.903cm" svg:viewBox="0 0 1430 548" svg:d="M79 26h1271c29 0 53 24 53 53v388c0 30-24 54-53 54h-1271c-29 0-53-24-53-54v-388c0-29 24-53 53-53zM79 0h1271c44 0 80 36 80 79v388c0 45-36 81-80 81h-1271c-44 0-79-36-79-81v-388c0-43 35-79 79-79z">
          <text:p/>
        </draw:path>
        <draw:frame draw:style-name="gr4" draw:text-style-name="P5" draw:layer="layout" svg:width="5.405cm" svg:height="0.615cm" svg:x="3.058cm" svg:y="24.789cm">
          <draw:text-box>
            <text:p text:style-name="P3"><text:span text:style-name="T2">Stock ↔ </text:span><text:span text:style-name="T2">Trade </text:span><text:span text:style-name="T2">(1:N):</text:span><text:span text:style-name="T3"> Uma </text:span></text:p>
          </draw:text-box>
        </draw:frame>
        <draw:frame draw:style-name="gr12" draw:text-style-name="P13" draw:layer="layout" svg:width="0.987cm" svg:height="0.53cm" svg:x="8.563cm" svg:y="24.865cm">
          <draw:text-box>
            <text:p text:style-name="P3"><text:span text:style-name="T9">Stock</text:span></text:p>
          </draw:text-box>
        </draw:frame>
        <draw:path draw:style-name="gr10" draw:text-style-name="P11" draw:layer="layout" svg:width="0.498cm" svg:height="0.547cm" svg:x="18.147cm" svg:y="24.903cm" svg:viewBox="0 0 499 548" svg:d="M418 0c44 0 81 36 81 79v388c0 45-37 81-81 81h-338c-44 0-80-36-80-81v-388c0-43 36-79 80-79z">
          <text:p/>
        </draw:path>
        <draw:path draw:style-name="gr11" draw:text-style-name="P12" draw:layer="layout" svg:width="0.498cm" svg:height="0.547cm" svg:x="18.147cm" svg:y="24.903cm" svg:viewBox="0 0 499 548" svg:d="M80 26h338c29 0 53 24 53 53v388c0 30-24 54-53 54h-338c-29 0-53-24-53-54v-388c0-29 24-53 53-53zM80 0h338c44 0 81 36 81 79v388c0 45-37 81-81 81h-338c-44 0-80-36-80-81v-388c0-43 36-79 80-79z">
          <text:p/>
        </draw:path>
        <draw:frame draw:style-name="gr4" draw:text-style-name="P5" draw:layer="layout" svg:width="8.292cm" svg:height="0.615cm" svg:x="9.859cm" svg:y="24.789cm">
          <draw:text-box>
            <text:p text:style-name="P3"><text:span text:style-name="T3"><text:s/>(ação) </text:span><text:span text:style-name="T3">pode estar </text:span><text:span text:style-name="T3">presente </text:span><text:span text:style-name="T3">em </text:span><text:span text:style-name="T3">múltiplas (</text:span></text:p>
          </draw:text-box>
        </draw:frame>
        <draw:frame draw:style-name="gr12" draw:text-style-name="P13" draw:layer="layout" svg:width="0.387cm" svg:height="0.53cm" svg:x="18.28cm" svg:y="24.865cm">
          <draw:text-box>
            <text:p text:style-name="P3"><text:span text:style-name="T9">N</text:span></text:p>
          </draw:text-box>
        </draw:frame>
        <draw:path draw:style-name="gr10" draw:text-style-name="P11" draw:layer="layout" svg:width="1.429cm" svg:height="0.547cm" svg:x="3.058cm" svg:y="25.633cm" svg:viewBox="0 0 1430 548" svg:d="M1350 0c44 0 80 36 80 80v389c0 43-36 79-80 79h-1271c-43 0-79-36-79-79v-389c0-44 36-80 79-80z">
          <text:p/>
        </draw:path>
        <draw:path draw:style-name="gr11" draw:text-style-name="P12" draw:layer="layout" svg:width="1.429cm" svg:height="0.547cm" svg:x="3.058cm" svg:y="25.633cm" svg:viewBox="0 0 1430 548" svg:d="M79 27h1271c29 0 53 23 53 53v389c0 29-24 53-53 53h-1271c-29 0-53-24-53-53v-389c0-30 24-53 53-53zM79 0h1271c44 0 80 36 80 80v389c0 43-36 79-80 79h-1271c-43 0-79-36-79-79v-389c0-44 36-80 79-80z">
          <text:p/>
        </draw:path>
        <draw:frame draw:style-name="gr4" draw:text-style-name="P5" draw:layer="layout" svg:width="0.422cm" svg:height="0.615cm" svg:x="18.645cm" svg:y="24.789cm">
          <draw:text-box>
            <text:p text:style-name="P3"><text:span text:style-name="T3">)</text:span></text:p>
          </draw:text-box>
        </draw:frame>
        <draw:frame draw:style-name="gr12" draw:text-style-name="P13" draw:layer="layout" svg:width="1.057cm" svg:height="0.53cm" svg:x="3.191cm" svg:y="25.596cm">
          <draw:text-box>
            <text:p text:style-name="P3"><text:span text:style-name="T9">Trade</text:span></text:p>
          </draw:text-box>
        </draw:frame>
        <draw:path draw:style-name="gr10" draw:text-style-name="P11" draw:layer="layout" svg:width="1.429cm" svg:height="0.547cm" svg:x="6.001cm" svg:y="25.633cm" svg:viewBox="0 0 1430 548" svg:d="M1351 0c44 0 79 36 79 80v389c0 43-35 79-79 79h-1271c-44 0-80-36-80-79v-389c0-44 36-80 80-80z">
          <text:p/>
        </draw:path>
        <draw:path draw:style-name="gr11" draw:text-style-name="P12" draw:layer="layout" svg:width="1.429cm" svg:height="0.547cm" svg:x="6.001cm" svg:y="25.633cm" svg:viewBox="0 0 1430 548" svg:d="M80 27h1271c29 0 53 23 53 53v389c0 29-24 53-53 53h-1271c-29 0-53-24-53-53v-389c0-30 24-53 53-53zM80 0h1271c44 0 79 36 79 80v389c0 43-35 79-79 79h-1271c-44 0-80-36-80-79v-389c0-44 36-80 80-80z">
          <text:p/>
        </draw:path>
        <draw:frame draw:style-name="gr4" draw:text-style-name="P5" draw:layer="layout" svg:width="1.517cm" svg:height="0.615cm" svg:x="4.487cm" svg:y="25.519cm">
          <draw:text-box>
            <text:p text:style-name="P3"><text:span text:style-name="T3">s. Cada </text:span></text:p>
          </draw:text-box>
        </draw:frame>
        <draw:frame draw:style-name="gr12" draw:text-style-name="P13" draw:layer="layout" svg:width="1.057cm" svg:height="0.53cm" svg:x="6.134cm" svg:y="25.596cm">
          <draw:text-box>
            <text:p text:style-name="P3"><text:span text:style-name="T9">Trade</text:span></text:p>
          </draw:text-box>
        </draw:frame>
        <draw:path draw:style-name="gr10" draw:text-style-name="P11" draw:layer="layout" svg:width="1.429cm" svg:height="0.547cm" svg:x="11.851cm" svg:y="25.633cm" svg:viewBox="0 0 1430 548" svg:d="M1351 0c43 0 79 36 79 80v389c0 43-36 79-79 79h-1271c-44 0-80-36-80-79v-389c0-44 36-80 80-80z">
          <text:p/>
        </draw:path>
        <draw:path draw:style-name="gr11" draw:text-style-name="P12" draw:layer="layout" svg:width="1.429cm" svg:height="0.547cm" svg:x="11.851cm" svg:y="25.633cm" svg:viewBox="0 0 1430 548" svg:d="M80 27h1271c29 0 53 23 53 53v389c0 29-24 53-53 53h-1271c-30 0-53-24-53-53v-389c0-30 23-53 53-53zM80 0h1271c43 0 79 36 79 80v389c0 43-36 79-79 79h-1271c-44 0-80-36-80-79v-389c0-44 36-80 80-80z">
          <text:p/>
        </draw:path>
        <draw:frame draw:style-name="gr4" draw:text-style-name="P5" draw:layer="layout" svg:width="4.437cm" svg:height="0.615cm" svg:x="7.431cm" svg:y="25.519cm">
          <draw:text-box>
            <text:p text:style-name="P3"><text:span text:style-name="T3"><text:s/>refere-se a </text:span><text:span text:style-name="T3">uma única </text:span></text:p>
          </draw:text-box>
        </draw:frame>
        <draw:frame draw:style-name="gr12" draw:text-style-name="P13" draw:layer="layout" svg:width="0.987cm" svg:height="0.53cm" svg:x="11.984cm" svg:y="25.596cm">
          <draw:text-box>
            <text:p text:style-name="P3"><text:span text:style-name="T9">Stock</text:span></text:p>
          </draw:text-box>
        </draw:frame>
        <draw:frame draw:style-name="gr4" draw:text-style-name="P5" draw:layer="layout" svg:width="0.422cm" svg:height="0.615cm" svg:x="13.281cm" svg:y="25.519cm">
          <draw:text-box>
            <text:p text:style-name="P3"><text:span text:style-name="T3">.</text:span></text:p>
          </draw:text-box>
        </draw:frame>
        <draw:frame draw:style-name="gr4" draw:text-style-name="P5" draw:layer="layout" svg:width="0.52cm" svg:height="0.615cm" svg:x="2.54cm" svg:y="4.636cm">
          <draw:text-box>
            <text:p text:style-name="P3"><text:span text:style-name="T3">• </text:span></text:p>
          </draw:text-box>
        </draw:frame>
        <draw:frame draw:style-name="gr4" draw:text-style-name="P5" draw:layer="layout" svg:width="0.52cm" svg:height="0.615cm" svg:x="3.387cm" svg:y="5.525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6.467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7.409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8.351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9.293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10.235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11.854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12.797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2.54cm" svg:y="17.633cm">
          <draw:text-box>
            <text:p text:style-name="P3"><text:span text:style-name="T3">• </text:span></text:p>
          </draw:text-box>
        </draw:frame>
        <draw:frame draw:style-name="gr4" draw:text-style-name="P5" draw:layer="layout" svg:width="0.52cm" svg:height="0.615cm" svg:x="2.54cm" svg:y="20.036cm">
          <draw:text-box>
            <text:p text:style-name="P3"><text:span text:style-name="T3">• </text:span></text:p>
          </draw:text-box>
        </draw:frame>
        <draw:frame draw:style-name="gr4" draw:text-style-name="P5" draw:layer="layout" svg:width="0.52cm" svg:height="0.615cm" svg:x="2.54cm" svg:y="23.116cm">
          <draw:text-box>
            <text:p text:style-name="P3"><text:span text:style-name="T3">• </text:span></text:p>
          </draw:text-box>
        </draw:frame>
        <draw:frame draw:style-name="gr4" draw:text-style-name="P5" draw:layer="layout" svg:width="0.52cm" svg:height="0.615cm" svg:x="2.54cm" svg:y="24.789cm">
          <draw:text-box>
            <text:p text:style-name="P3"><text:span text:style-name="T3">• </text:span></text:p>
          </draw:text-box>
        </draw:frame>
        <draw:frame draw:style-name="gr7" draw:text-style-name="P8" draw:layer="layout" svg:width="0.687cm" svg:height="0.509cm" svg:x="10.156cm" svg:y="28.445cm">
          <draw:text-box>
            <text:p text:style-name="P3"><text:span text:style-name="T6">7 / 9</text:span></text:p>
          </draw:text-box>
        </draw:frame>
      </draw:page>
      <draw:page draw:name="page8" draw:style-name="dp1" draw:master-page-name="master-page38">
        <draw:path draw:style-name="gr10" draw:text-style-name="P11" draw:layer="layout" svg:width="1.196cm" svg:height="0.547cm" svg:x="9.642cm" svg:y="2.146cm" svg:viewBox="0 0 1197 548" svg:d="M1118 0c43 0 79 36 79 79v389c0 44-36 80-79 80h-1039c-43 0-79-36-79-80v-389c0-43 36-79 79-79z">
          <text:p/>
        </draw:path>
        <draw:path draw:style-name="gr11" draw:text-style-name="P12" draw:layer="layout" svg:width="1.196cm" svg:height="0.547cm" svg:x="9.642cm" svg:y="2.146cm" svg:viewBox="0 0 1197 548" svg:d="M79 27h1039c29 0 52 23 52 52v389c0 30-23 53-52 53h-1039c-29 0-53-23-53-53v-389c0-29 24-52 53-52zM79 0h1039c43 0 79 36 79 79v389c0 44-36 80-79 80h-1039c-43 0-79-36-79-80v-389c0-43 36-79 79-79z">
          <text:p/>
        </draw:path>
        <draw:frame draw:style-name="gr4" draw:text-style-name="P5" draw:layer="layout" svg:width="6.65cm" svg:height="0.615cm" svg:x="3.058cm" svg:y="2.032cm">
          <draw:text-box>
            <text:p text:style-name="P3"><text:span text:style-name="T2">User ↔ </text:span><text:span text:style-name="T2">FavoriteSt</text:span><text:span text:style-name="T2">ock (1:N):</text:span><text:span text:style-name="T3"> </text:span><text:span text:style-name="T3">Um </text:span></text:p>
          </draw:text-box>
        </draw:frame>
        <draw:frame draw:style-name="gr12" draw:text-style-name="P13" draw:layer="layout" svg:width="0.854cm" svg:height="0.53cm" svg:x="9.775cm" svg:y="2.108cm">
          <draw:text-box>
            <text:p text:style-name="P3"><text:span text:style-name="T9">User</text:span></text:p>
          </draw:text-box>
        </draw:frame>
        <draw:path draw:style-name="gr10" draw:text-style-name="P11" draw:layer="layout" svg:width="0.498cm" svg:height="0.547cm" svg:x="14.095cm" svg:y="2.146cm" svg:viewBox="0 0 499 548" svg:d="M419 0c44 0 80 36 80 79v389c0 44-36 80-80 80h-339c-44 0-80-36-80-80v-389c0-43 36-79 80-79z">
          <text:p/>
        </draw:path>
        <draw:path draw:style-name="gr11" draw:text-style-name="P12" draw:layer="layout" svg:width="0.498cm" svg:height="0.547cm" svg:x="14.095cm" svg:y="2.146cm" svg:viewBox="0 0 499 548" svg:d="M80 27h339c29 0 53 23 53 52v389c0 30-24 53-53 53h-339c-30 0-53-23-53-53v-389c0-29 23-52 53-52zM80 0h339c44 0 80 36 80 79v389c0 44-36 80-80 80h-339c-44 0-80-36-80-80v-389c0-43 36-79 80-79z">
          <text:p/>
        </draw:path>
        <draw:frame draw:style-name="gr4" draw:text-style-name="P5" draw:layer="layout" svg:width="3.275cm" svg:height="0.615cm" svg:x="10.838cm" svg:y="2.032cm">
          <draw:text-box>
            <text:p text:style-name="P3"><text:span text:style-name="T3"><text:s/>pode ter </text:span><text:span text:style-name="T3">várias (</text:span></text:p>
          </draw:text-box>
        </draw:frame>
        <draw:frame draw:style-name="gr12" draw:text-style-name="P13" draw:layer="layout" svg:width="0.387cm" svg:height="0.53cm" svg:x="14.228cm" svg:y="2.108cm">
          <draw:text-box>
            <text:p text:style-name="P3"><text:span text:style-name="T9">N</text:span></text:p>
          </draw:text-box>
        </draw:frame>
        <draw:path draw:style-name="gr10" draw:text-style-name="P11" draw:layer="layout" svg:width="3.292cm" svg:height="0.547cm" svg:x="14.83cm" svg:y="2.146cm" svg:viewBox="0 0 3293 548" svg:d="M3213 0c43 0 80 36 80 79v389c0 44-37 80-80 80h-3133c-44 0-80-36-80-80v-389c0-43 36-79 80-79z">
          <text:p/>
        </draw:path>
        <draw:path draw:style-name="gr11" draw:text-style-name="P12" draw:layer="layout" svg:width="3.292cm" svg:height="0.547cm" svg:x="14.83cm" svg:y="2.146cm" svg:viewBox="0 0 3293 548" svg:d="M80 27h3133c29 0 53 23 53 52v389c0 30-24 53-53 53h-3133c-29 0-53-23-53-53v-389c0-29 24-52 53-52zM80 0h3133c43 0 80 36 80 79v389c0 44-37 80-80 80h-3133c-44 0-80-36-80-80v-389c0-43 36-79 80-79z">
          <text:p/>
        </draw:path>
        <draw:frame draw:style-name="gr4" draw:text-style-name="P5" draw:layer="layout" svg:width="0.422cm" svg:height="0.615cm" svg:x="14.593cm" svg:y="2.032cm">
          <draw:text-box>
            <text:p text:style-name="P3"><text:span text:style-name="T3">) </text:span></text:p>
          </draw:text-box>
        </draw:frame>
        <draw:frame draw:style-name="gr12" draw:text-style-name="P13" draw:layer="layout" svg:width="2.463cm" svg:height="0.53cm" svg:x="14.963cm" svg:y="2.108cm">
          <draw:text-box>
            <text:p text:style-name="P3"><text:span text:style-name="T9">FavoriteStoc</text:span><text:span text:style-name="T9">k</text:span></text:p>
          </draw:text-box>
        </draw:frame>
        <draw:frame draw:style-name="gr4" draw:text-style-name="P5" draw:layer="layout" svg:width="0.422cm" svg:height="0.615cm" svg:x="18.123cm" svg:y="2.032cm">
          <draw:text-box>
            <text:p text:style-name="P3"><text:span text:style-name="T3">s.</text:span></text:p>
          </draw:text-box>
        </draw:frame>
        <draw:path draw:style-name="gr10" draw:text-style-name="P11" draw:layer="layout" svg:width="1.429cm" svg:height="0.547cm" svg:x="10.393cm" svg:y="3.088cm" svg:viewBox="0 0 1430 548" svg:d="M1351 0c44 0 79 36 79 80v389c0 43-35 79-79 79h-1271c-44 0-80-36-80-79v-389c0-44 36-80 80-80z">
          <text:p/>
        </draw:path>
        <draw:path draw:style-name="gr11" draw:text-style-name="P12" draw:layer="layout" svg:width="1.429cm" svg:height="0.547cm" svg:x="10.393cm" svg:y="3.088cm" svg:viewBox="0 0 1430 548" svg:d="M80 27h1271c29 0 53 23 53 53v389c0 29-24 52-53 52h-1271c-29 0-53-23-53-52v-389c0-30 24-53 53-53zM80 0h1271c44 0 79 36 79 80v389c0 43-35 79-79 79h-1271c-44 0-80-36-80-79v-389c0-44 36-80 80-80z">
          <text:p/>
        </draw:path>
        <draw:frame draw:style-name="gr4" draw:text-style-name="P5" draw:layer="layout" svg:width="7.307cm" svg:height="0.615cm" svg:x="3.058cm" svg:y="2.974cm">
          <draw:text-box>
            <text:p text:style-name="P3"><text:span text:style-name="T2">Stock ↔ </text:span><text:span text:style-name="T2">FavoriteSt</text:span><text:span text:style-name="T2">ock (1:N):</text:span><text:span text:style-name="T3"> <text:s/></text:span><text:span text:style-name="T3">Uma <text:s/></text:span></text:p>
          </draw:text-box>
        </draw:frame>
        <draw:frame draw:style-name="gr12" draw:text-style-name="P13" draw:layer="layout" svg:width="0.987cm" svg:height="0.53cm" svg:x="10.526cm" svg:y="3.05cm">
          <draw:text-box>
            <text:p text:style-name="P3"><text:span text:style-name="T9">Stock</text:span></text:p>
          </draw:text-box>
        </draw:frame>
        <draw:frame draw:style-name="gr4" draw:text-style-name="P5" draw:layer="layout" svg:width="6.782cm" svg:height="0.615cm" svg:x="11.823cm" svg:y="2.974cm">
          <draw:text-box>
            <text:p text:style-name="P3"><text:span text:style-name="T3"><text:s text:c="2"/>pode ser </text:span><text:span text:style-name="T3">favoritada </text:span><text:span text:style-name="T3">por </text:span><text:span text:style-name="T3">múltiplos</text:span></text:p>
          </draw:text-box>
        </draw:frame>
        <draw:path draw:style-name="gr10" draw:text-style-name="P11" draw:layer="layout" svg:width="0.497cm" svg:height="0.546cm" svg:x="3.201cm" svg:y="3.819cm" svg:viewBox="0 0 498 547" svg:d="M419 0c44 0 79 35 79 79v389c0 44-35 79-79 79h-339c-43 0-80-35-80-79v-389c0-44 37-79 80-79z">
          <text:p/>
        </draw:path>
        <draw:path draw:style-name="gr11" draw:text-style-name="P12" draw:layer="layout" svg:width="0.497cm" svg:height="0.546cm" svg:x="3.201cm" svg:y="3.819cm" svg:viewBox="0 0 498 547" svg:d="M80 26h339c29 0 53 24 53 53v389c0 29-24 53-53 53h-339c-29 0-54-24-54-53v-389c0-29 25-53 54-53zM80 0h339c44 0 79 35 79 79v389c0 44-35 79-79 79h-339c-43 0-80-35-80-79v-389c0-44 37-79 80-79z">
          <text:p/>
        </draw:path>
        <draw:frame draw:style-name="gr4" draw:text-style-name="P5" draw:layer="layout" svg:width="0.422cm" svg:height="0.615cm" svg:x="3.058cm" svg:y="3.705cm">
          <draw:text-box>
            <text:p text:style-name="P3"><text:span text:style-name="T3">(</text:span></text:p>
          </draw:text-box>
        </draw:frame>
        <draw:frame draw:style-name="gr12" draw:text-style-name="P13" draw:layer="layout" svg:width="0.387cm" svg:height="0.53cm" svg:x="3.334cm" svg:y="3.781cm">
          <draw:text-box>
            <text:p text:style-name="P3"><text:span text:style-name="T9">N</text:span></text:p>
          </draw:text-box>
        </draw:frame>
        <draw:frame draw:style-name="gr4" draw:text-style-name="P5" draw:layer="layout" svg:width="0.422cm" svg:height="0.615cm" svg:x="3.699cm" svg:y="3.705cm">
          <draw:text-box>
            <text:p text:style-name="P3"><text:span text:style-name="T3">)</text:span></text:p>
          </draw:text-box>
        </draw:frame>
        <draw:path draw:style-name="gr10" draw:text-style-name="P11" draw:layer="layout" svg:width="1.196cm" svg:height="0.546cm" svg:x="4.303cm" svg:y="3.819cm" svg:viewBox="0 0 1197 547" svg:d="M1117 0c44 0 80 35 80 79v389c0 44-36 79-80 79h-1038c-44 0-79-35-79-79v-389c0-44 35-79 79-79z">
          <text:p/>
        </draw:path>
        <draw:path draw:style-name="gr11" draw:text-style-name="P12" draw:layer="layout" svg:width="1.196cm" svg:height="0.546cm" svg:x="4.303cm" svg:y="3.819cm" svg:viewBox="0 0 1197 547" svg:d="M79 26h1038c29 0 53 24 53 53v389c0 29-24 53-53 53h-1038c-29 0-53-24-53-53v-389c0-29 24-53 53-53zM79 0h1038c44 0 80 35 80 79v389c0 44-36 79-80 79h-1038c-44 0-79-35-79-79v-389c0-44 35-79 79-79z">
          <text:p/>
        </draw:path>
        <draw:frame draw:style-name="gr4" draw:text-style-name="P5" draw:layer="layout" svg:width="0.422cm" svg:height="0.615cm" svg:x="4.217cm" svg:y="3.705cm">
          <draw:text-box>
            <text:p text:style-name="P3"><text:span text:style-name="T3"><text:s/></text:span></text:p>
          </draw:text-box>
        </draw:frame>
        <draw:frame draw:style-name="gr12" draw:text-style-name="P13" draw:layer="layout" svg:width="0.854cm" svg:height="0.53cm" svg:x="4.435cm" svg:y="3.781cm">
          <draw:text-box>
            <text:p text:style-name="P3"><text:span text:style-name="T9">User</text:span></text:p>
          </draw:text-box>
        </draw:frame>
        <draw:frame draw:style-name="gr4" draw:text-style-name="P5" draw:layer="layout" svg:width="0.422cm" svg:height="0.615cm" svg:x="5.499cm" svg:y="3.705cm">
          <draw:text-box>
            <text:p text:style-name="P3"><text:span text:style-name="T3">s.</text:span></text:p>
          </draw:text-box>
        </draw:frame>
        <draw:frame draw:style-name="gr4" draw:text-style-name="P5" draw:layer="layout" svg:width="0.422cm" svg:height="0.615cm" svg:x="6.003cm" svg:y="3.705cm">
          <draw:text-box>
            <text:p text:style-name="P3"><text:span text:style-name="T3"><text:s/></text:span></text:p>
          </draw:text-box>
        </draw:frame>
        <draw:frame draw:style-name="gr4" draw:text-style-name="P5" draw:layer="layout" svg:width="0.506cm" svg:height="0.615cm" svg:x="6.276cm" svg:y="3.705cm">
          <draw:text-box>
            <text:p text:style-name="P3"><text:span text:style-name="T3">O <text:s/></text:span></text:p>
          </draw:text-box>
        </draw:frame>
        <draw:frame draw:style-name="gr4" draw:text-style-name="P5" draw:layer="layout" svg:width="3.335cm" svg:height="0.615cm" svg:x="7.051cm" svg:y="3.705cm">
          <draw:text-box>
            <text:p text:style-name="P3"><text:span text:style-name="T3">relacionam</text:span><text:span text:style-name="T3">ento <text:s/></text:span></text:p>
          </draw:text-box>
        </draw:frame>
        <draw:frame draw:style-name="gr4" draw:text-style-name="P5" draw:layer="layout" svg:width="1.053cm" svg:height="0.615cm" svg:x="10.645cm" svg:y="3.705cm">
          <draw:text-box>
            <text:p text:style-name="P3"><text:span text:style-name="T3">entre</text:span></text:p>
          </draw:text-box>
        </draw:frame>
        <draw:path draw:style-name="gr10" draw:text-style-name="P11" draw:layer="layout" svg:width="1.196cm" svg:height="0.546cm" svg:x="12.152cm" svg:y="3.819cm" svg:viewBox="0 0 1197 547" svg:d="M1118 0c44 0 79 35 79 79v389c0 44-35 79-79 79h-1038c-44 0-80-35-80-79v-389c0-44 36-79 80-79z">
          <text:p/>
        </draw:path>
        <draw:path draw:style-name="gr11" draw:text-style-name="P12" draw:layer="layout" svg:width="1.196cm" svg:height="0.546cm" svg:x="12.152cm" svg:y="3.819cm" svg:viewBox="0 0 1197 547" svg:d="M80 26h1038c29 0 53 24 53 53v389c0 29-24 53-53 53h-1038c-29 0-53-24-53-53v-389c0-29 24-53 53-53zM80 0h1038c44 0 79 35 79 79v389c0 44-35 79-79 79h-1038c-44 0-80-35-80-79v-389c0-44 36-79 80-79z">
          <text:p/>
        </draw:path>
        <draw:frame draw:style-name="gr4" draw:text-style-name="P5" draw:layer="layout" svg:width="0.422cm" svg:height="0.615cm" svg:x="12.067cm" svg:y="3.705cm">
          <draw:text-box>
            <text:p text:style-name="P3"><text:span text:style-name="T3"><text:s/></text:span></text:p>
          </draw:text-box>
        </draw:frame>
        <draw:frame draw:style-name="gr12" draw:text-style-name="P13" draw:layer="layout" svg:width="0.854cm" svg:height="0.53cm" svg:x="12.285cm" svg:y="3.781cm">
          <draw:text-box>
            <text:p text:style-name="P3"><text:span text:style-name="T9">User</text:span></text:p>
          </draw:text-box>
        </draw:frame>
        <draw:frame draw:style-name="gr4" draw:text-style-name="P5" draw:layer="layout" svg:width="0.422cm" svg:height="0.615cm" svg:x="13.349cm" svg:y="3.705cm">
          <draw:text-box>
            <text:p text:style-name="P3"><text:span text:style-name="T3"><text:s/></text:span></text:p>
          </draw:text-box>
        </draw:frame>
        <draw:frame draw:style-name="gr4" draw:text-style-name="P5" draw:layer="layout" svg:width="0.422cm" svg:height="0.615cm" svg:x="13.81cm" svg:y="3.705cm">
          <draw:text-box>
            <text:p text:style-name="P3"><text:span text:style-name="T3">e</text:span></text:p>
          </draw:text-box>
        </draw:frame>
        <draw:path draw:style-name="gr10" draw:text-style-name="P11" draw:layer="layout" svg:width="1.429cm" svg:height="0.546cm" svg:x="14.505cm" svg:y="3.819cm" svg:viewBox="0 0 1430 547" svg:d="M1351 0c44 0 79 35 79 79v389c0 44-35 79-79 79h-1271c-44 0-80-35-80-79v-389c0-44 36-79 80-79z">
          <text:p/>
        </draw:path>
        <draw:path draw:style-name="gr11" draw:text-style-name="P12" draw:layer="layout" svg:width="1.429cm" svg:height="0.546cm" svg:x="14.505cm" svg:y="3.819cm" svg:viewBox="0 0 1430 547" svg:d="M80 26h1271c29 0 53 24 53 53v389c0 29-24 53-53 53h-1271c-29 0-53-24-53-53v-389c0-29 24-53 53-53zM80 0h1271c44 0 79 35 79 79v389c0 44-35 79-79 79h-1271c-44 0-80-35-80-79v-389c0-44 36-79 80-79z">
          <text:p/>
        </draw:path>
        <draw:frame draw:style-name="gr4" draw:text-style-name="P5" draw:layer="layout" svg:width="0.422cm" svg:height="0.615cm" svg:x="14.42cm" svg:y="3.705cm">
          <draw:text-box>
            <text:p text:style-name="P3"><text:span text:style-name="T3"><text:s/></text:span></text:p>
          </draw:text-box>
        </draw:frame>
        <draw:frame draw:style-name="gr12" draw:text-style-name="P13" draw:layer="layout" svg:width="0.987cm" svg:height="0.53cm" svg:x="14.638cm" svg:y="3.781cm">
          <draw:text-box>
            <text:p text:style-name="P3"><text:span text:style-name="T9">Stock</text:span></text:p>
          </draw:text-box>
        </draw:frame>
        <draw:frame draw:style-name="gr4" draw:text-style-name="P5" draw:layer="layout" svg:width="0.422cm" svg:height="0.615cm" svg:x="15.935cm" svg:y="3.705cm">
          <draw:text-box>
            <text:p text:style-name="P3"><text:span text:style-name="T3"><text:s/></text:span></text:p>
          </draw:text-box>
        </draw:frame>
        <draw:frame draw:style-name="gr4" draw:text-style-name="P5" draw:layer="layout" svg:width="1.645cm" svg:height="0.615cm" svg:x="16.396cm" svg:y="3.705cm">
          <draw:text-box>
            <text:p text:style-name="P3"><text:span text:style-name="T3">através <text:s/></text:span></text:p>
          </draw:text-box>
        </draw:frame>
        <draw:path draw:style-name="gr10" draw:text-style-name="P11" draw:layer="layout" svg:width="3.292cm" svg:height="0.547cm" svg:x="3.058cm" svg:y="4.549cm" svg:viewBox="0 0 3293 548" svg:d="M3213 0c44 0 80 36 80 79v389c0 44-36 80-80 80h-3134c-43 0-79-36-79-80v-389c0-43 36-79 79-79z">
          <text:p/>
        </draw:path>
        <draw:path draw:style-name="gr11" draw:text-style-name="P12" draw:layer="layout" svg:width="3.292cm" svg:height="0.547cm" svg:x="3.058cm" svg:y="4.549cm" svg:viewBox="0 0 3293 548" svg:d="M79 26h3134c29 0 53 24 53 53v389c0 29-24 53-53 53h-3134c-29 0-53-24-53-53v-389c0-29 24-53 53-53zM79 0h3134c44 0 80 36 80 79v389c0 44-36 80-80 80h-3134c-43 0-79-36-79-80v-389c0-43 36-79 79-79z">
          <text:p/>
        </draw:path>
        <draw:frame draw:style-name="gr4" draw:text-style-name="P5" draw:layer="layout" svg:width="0.499cm" svg:height="0.615cm" svg:x="18.291cm" svg:y="3.705cm">
          <draw:text-box>
            <text:p text:style-name="P3"><text:span text:style-name="T3">de</text:span></text:p>
          </draw:text-box>
        </draw:frame>
        <draw:frame draw:style-name="gr12" draw:text-style-name="P13" draw:layer="layout" svg:width="2.463cm" svg:height="0.53cm" svg:x="3.191cm" svg:y="4.511cm">
          <draw:text-box>
            <text:p text:style-name="P3"><text:span text:style-name="T9">FavoriteStoc</text:span><text:span text:style-name="T9">k</text:span></text:p>
          </draw:text-box>
        </draw:frame>
        <draw:frame draw:style-name="gr4" draw:text-style-name="P5" draw:layer="layout" svg:width="0.422cm" svg:height="0.615cm" svg:x="6.35cm" svg:y="4.435cm">
          <draw:text-box>
            <text:p text:style-name="P3"><text:span text:style-name="T3"><text:s/></text:span></text:p>
          </draw:text-box>
        </draw:frame>
        <draw:path draw:style-name="gr10" draw:text-style-name="P11" draw:layer="layout" svg:width="3.292cm" svg:height="0.547cm" svg:x="3.058cm" svg:y="5.279cm" svg:viewBox="0 0 3293 548" svg:d="M3213 0c44 0 80 36 80 80v389c0 43-36 79-80 79h-3134c-43 0-79-36-79-79v-389c0-44 36-80 79-80z">
          <text:p/>
        </draw:path>
        <draw:path draw:style-name="gr11" draw:text-style-name="P12" draw:layer="layout" svg:width="3.292cm" svg:height="0.547cm" svg:x="3.058cm" svg:y="5.279cm" svg:viewBox="0 0 3293 548" svg:d="M79 27h3134c29 0 53 24 53 53v389c0 29-24 53-53 53h-3134c-29 0-53-24-53-53v-389c0-29 24-53 53-53zM79 0h3134c44 0 80 36 80 80v389c0 43-36 79-80 79h-3134c-43 0-79-36-79-79v-389c0-44 36-80 79-80z">
          <text:p/>
        </draw:path>
        <draw:frame draw:style-name="gr4" draw:text-style-name="P5" draw:layer="layout" svg:width="12.103cm" svg:height="0.615cm" svg:x="6.649cm" svg:y="4.435cm">
          <draw:text-box>
            <text:p text:style-name="P3"><text:span text:style-name="T3">é, <text:s text:c="2"/></text:span><text:span text:style-name="T3">portanto, <text:s text:c="2"/></text:span><text:span text:style-name="T3">de <text:s text:c="2"/>Muitos-</text:span><text:span text:style-name="T3">para-</text:span><text:span text:style-name="T3">Muitos <text:s text:c="2"/></text:span><text:span text:style-name="T3">(N:M), <text:s text:c="2"/>com </text:span><text:span text:style-name="T3"><text:s text:c="2"/>a <text:s text:c="2"/>tabela</text:span></text:p>
          </draw:text-box>
        </draw:frame>
        <draw:frame draw:style-name="gr12" draw:text-style-name="P13" draw:layer="layout" svg:width="2.463cm" svg:height="0.53cm" svg:x="3.191cm" svg:y="5.242cm">
          <draw:text-box>
            <text:p text:style-name="P3"><text:span text:style-name="T9">FavoriteStoc</text:span><text:span text:style-name="T9">k</text:span></text:p>
          </draw:text-box>
        </draw:frame>
        <draw:frame draw:style-name="gr4" draw:text-style-name="P5" draw:layer="layout" svg:width="6.81cm" svg:height="0.615cm" svg:x="6.35cm" svg:y="5.165cm">
          <draw:text-box>
            <text:p text:style-name="P3"><text:span text:style-name="T3"><text:s/>atuando </text:span><text:span text:style-name="T3">como a </text:span><text:span text:style-name="T3">tabela de </text:span><text:span text:style-name="T3">junção.</text:span></text:p>
          </draw:text-box>
        </draw:frame>
        <draw:frame draw:style-name="gr5" draw:text-style-name="P6" draw:layer="layout" svg:width="8.493cm" svg:height="1.025cm" svg:x="2.212cm" svg:y="6.976cm">
          <draw:text-box>
            <text:p text:style-name="P3"><text:span text:style-name="T4">5 </text:span><text:span text:style-name="T4">PADR</text:span><text:span text:style-name="T4">ÕES </text:span><text:span text:style-name="T4">DE </text:span><text:span text:style-name="T4">PROJ</text:span><text:span text:style-name="T4">ETO</text:span></text:p>
          </draw:text-box>
        </draw:frame>
        <draw:frame draw:style-name="gr4" draw:text-style-name="P5" draw:layer="layout" svg:width="17.205cm" svg:height="0.615cm" svg:x="2.212cm" svg:y="8.436cm">
          <draw:text-box>
            <text:p text:style-name="P3"><text:span text:style-name="T3">A <text:s text:c="2"/></text:span><text:span text:style-name="T3">arquitetura </text:span><text:span text:style-name="T3"><text:s text:c="2"/>do <text:s text:c="2"/></text:span><text:span text:style-name="T3">sistema <text:s text:c="2"/></text:span><text:span text:style-name="T3">emprega <text:s text:c="2"/></text:span><text:span text:style-name="T3">diversos <text:s text:c="2"/></text:span><text:span text:style-name="T3">padrões <text:s text:c="2"/></text:span><text:span text:style-name="T3">de <text:s text:c="2"/></text:span><text:span text:style-name="T3">projeto, <text:s text:c="2"/></text:span><text:span text:style-name="T3">sendo <text:s text:c="2"/>o <text:s text:c="2"/></text:span><text:span text:style-name="T3">mais</text:span></text:p>
          </draw:text-box>
        </draw:frame>
        <draw:frame draw:style-name="gr4" draw:text-style-name="P5" draw:layer="layout" svg:width="16.183cm" svg:height="0.615cm" svg:x="2.212cm" svg:y="9.113cm">
          <draw:text-box>
            <text:p text:style-name="P3"><text:span text:style-name="T3">proeminen</text:span><text:span text:style-name="T3">te o <text:s/></text:span><text:span text:style-name="T2">Model-</text:span><text:span text:style-name="T2">View-</text:span><text:span text:style-name="T2">Controller </text:span><text:span text:style-name="T2">(MVC)</text:span><text:span text:style-name="T3">, que </text:span><text:span text:style-name="T3">é a base do </text:span><text:span text:style-name="T3">framework </text:span><text:span text:style-name="T3">Django</text:span></text:p>
          </draw:text-box>
        </draw:frame>
        <draw:frame draw:style-name="gr4" draw:text-style-name="P5" draw:layer="layout" svg:width="13.701cm" svg:height="0.615cm" svg:x="2.212cm" svg:y="9.791cm">
          <draw:text-box>
            <text:p text:style-name="P3"><text:span text:style-name="T3">(embora o </text:span><text:span text:style-name="T3">Django se </text:span><text:span text:style-name="T3">refira a ele </text:span><text:span text:style-name="T3">como </text:span><text:span text:style-name="T2">Model-</text:span><text:span text:style-name="T2">View-</text:span><text:span text:style-name="T2">Template </text:span><text:span text:style-name="T2">(MVT)</text:span><text:span text:style-name="T3">).</text:span></text:p>
          </draw:text-box>
        </draw:frame>
        <draw:frame draw:style-name="gr4" draw:text-style-name="P5" draw:layer="layout" svg:width="7.241cm" svg:height="0.615cm" svg:x="3.058cm" svg:y="10.68cm">
          <draw:text-box>
            <text:p text:style-name="P3"><text:span text:style-name="T2">Model-</text:span><text:span text:style-name="T2">View-</text:span><text:span text:style-name="T2">Controller </text:span><text:span text:style-name="T2">(MVC/MVT)</text:span><text:span text:style-name="T2">:</text:span></text:p>
          </draw:text-box>
        </draw:frame>
        <draw:path draw:style-name="gr10" draw:text-style-name="P11" draw:layer="layout" svg:width="1.895cm" svg:height="0.547cm" svg:x="9.641cm" svg:y="11.682cm" svg:viewBox="0 0 1896 548" svg:d="M1816 0c44 0 80 36 80 81v388c0 44-36 79-80 79h-1737c-43 0-79-35-79-79v-388c0-45 36-81 79-81z">
          <text:p/>
        </draw:path>
        <draw:path draw:style-name="gr11" draw:text-style-name="P12" draw:layer="layout" svg:width="1.895cm" svg:height="0.547cm" svg:x="9.641cm" svg:y="11.682cm" svg:viewBox="0 0 1896 548" svg:d="M79 27h1737c29 0 53 24 53 54v388c0 29-24 53-53 53h-1737c-29 0-52-24-52-53v-388c0-30 23-54 52-54zM79 0h1737c44 0 80 36 80 81v388c0 44-36 79-80 79h-1737c-43 0-79-35-79-79v-388c0-45 36-81 79-81z">
          <text:p/>
        </draw:path>
        <draw:frame draw:style-name="gr4" draw:text-style-name="P5" draw:layer="layout" svg:width="5.729cm" svg:height="0.615cm" svg:x="3.905cm" svg:y="11.569cm">
          <draw:text-box>
            <text:p text:style-name="P3"><text:span text:style-name="T2">Model </text:span><text:span text:style-name="T2">(Modelos):</text:span><text:span text:style-name="T3"> </text:span><text:span text:style-name="T3">As classes </text:span></text:p>
          </draw:text-box>
        </draw:frame>
        <draw:frame draw:style-name="gr12" draw:text-style-name="P13" draw:layer="layout" svg:width="1.482cm" svg:height="0.53cm" svg:x="9.774cm" svg:y="11.645cm">
          <draw:text-box>
            <text:p text:style-name="P3"><text:span text:style-name="T9">Account</text:span></text:p>
          </draw:text-box>
        </draw:frame>
        <draw:path draw:style-name="gr10" draw:text-style-name="P11" draw:layer="layout" svg:width="2.128cm" svg:height="0.547cm" svg:x="11.748cm" svg:y="11.682cm" svg:viewBox="0 0 2129 548" svg:d="M2048 0c45 0 81 36 81 81v388c0 44-36 79-81 79h-1968c-44 0-80-35-80-79v-388c0-45 36-81 80-81z">
          <text:p/>
        </draw:path>
        <draw:path draw:style-name="gr11" draw:text-style-name="P12" draw:layer="layout" svg:width="2.128cm" svg:height="0.547cm" svg:x="11.748cm" svg:y="11.682cm" svg:viewBox="0 0 2129 548" svg:d="M80 27h1968c29 0 54 24 54 54v388c0 29-25 53-54 53h-1968c-30 0-53-24-53-53v-388c0-30 23-54 53-54zM80 0h1968c45 0 81 36 81 81v388c0 44-36 79-81 79h-1968c-44 0-80-35-80-79v-388c0-45 36-81 80-81z">
          <text:p/>
        </draw:path>
        <draw:frame draw:style-name="gr4" draw:text-style-name="P5" draw:layer="layout" svg:width="0.422cm" svg:height="0.615cm" svg:x="11.536cm" svg:y="11.569cm">
          <draw:text-box>
            <text:p text:style-name="P3"><text:span text:style-name="T3">, </text:span></text:p>
          </draw:text-box>
        </draw:frame>
        <draw:frame draw:style-name="gr12" draw:text-style-name="P13" draw:layer="layout" svg:width="1.54cm" svg:height="0.53cm" svg:x="11.881cm" svg:y="11.645cm">
          <draw:text-box>
            <text:p text:style-name="P3"><text:span text:style-name="T9">Transfer</text:span></text:p>
          </draw:text-box>
        </draw:frame>
        <draw:path draw:style-name="gr10" draw:text-style-name="P11" draw:layer="layout" svg:width="1.429cm" svg:height="0.547cm" svg:x="14.088cm" svg:y="11.682cm" svg:viewBox="0 0 1430 548" svg:d="M1351 0c43 0 79 36 79 81v388c0 44-36 79-79 79h-1272c-43 0-79-35-79-79v-388c0-45 36-81 79-81z">
          <text:p/>
        </draw:path>
        <draw:path draw:style-name="gr11" draw:text-style-name="P12" draw:layer="layout" svg:width="1.429cm" svg:height="0.547cm" svg:x="14.088cm" svg:y="11.682cm" svg:viewBox="0 0 1430 548" svg:d="M79 27h1272c29 0 52 24 52 54v388c0 29-23 53-52 53h-1272c-29 0-52-24-52-53v-388c0-30 23-54 52-54zM79 0h1272c43 0 79 36 79 81v388c0 44-36 79-79 79h-1272c-43 0-79-35-79-79v-388c0-45 36-81 79-81z">
          <text:p/>
        </draw:path>
        <draw:frame draw:style-name="gr4" draw:text-style-name="P5" draw:layer="layout" svg:width="0.422cm" svg:height="0.615cm" svg:x="13.876cm" svg:y="11.569cm">
          <draw:text-box>
            <text:p text:style-name="P3"><text:span text:style-name="T3">, </text:span></text:p>
          </draw:text-box>
        </draw:frame>
        <draw:frame draw:style-name="gr12" draw:text-style-name="P13" draw:layer="layout" svg:width="0.987cm" svg:height="0.53cm" svg:x="14.221cm" svg:y="11.645cm">
          <draw:text-box>
            <text:p text:style-name="P3"><text:span text:style-name="T9">Stock</text:span></text:p>
          </draw:text-box>
        </draw:frame>
        <draw:path draw:style-name="gr10" draw:text-style-name="P11" draw:layer="layout" svg:width="1.429cm" svg:height="0.547cm" svg:x="15.729cm" svg:y="11.682cm" svg:viewBox="0 0 1430 548" svg:d="M1351 0c44 0 79 36 79 81v388c0 44-35 79-79 79h-1271c-44 0-80-35-80-79v-388c0-45 36-81 80-81z">
          <text:p/>
        </draw:path>
        <draw:path draw:style-name="gr11" draw:text-style-name="P12" draw:layer="layout" svg:width="1.429cm" svg:height="0.547cm" svg:x="15.729cm" svg:y="11.682cm" svg:viewBox="0 0 1430 548" svg:d="M80 27h1271c29 0 53 24 53 54v388c0 29-24 53-53 53h-1271c-29 0-53-24-53-53v-388c0-30 24-54 53-54zM80 0h1271c44 0 79 36 79 81v388c0 44-35 79-79 79h-1271c-44 0-80-35-80-79v-388c0-45 36-81 80-81z">
          <text:p/>
        </draw:path>
        <draw:frame draw:style-name="gr4" draw:text-style-name="P5" draw:layer="layout" svg:width="0.422cm" svg:height="0.615cm" svg:x="15.517cm" svg:y="11.569cm">
          <draw:text-box>
            <text:p text:style-name="P3"><text:span text:style-name="T3">, </text:span></text:p>
          </draw:text-box>
        </draw:frame>
        <draw:frame draw:style-name="gr12" draw:text-style-name="P13" draw:layer="layout" svg:width="1.057cm" svg:height="0.53cm" svg:x="15.862cm" svg:y="11.645cm">
          <draw:text-box>
            <text:p text:style-name="P3"><text:span text:style-name="T9">Trade</text:span></text:p>
          </draw:text-box>
        </draw:frame>
        <draw:path draw:style-name="gr10" draw:text-style-name="P11" draw:layer="layout" svg:width="3.292cm" svg:height="0.547cm" svg:x="3.904cm" svg:y="12.413cm" svg:viewBox="0 0 3293 548" svg:d="M3214 0c43 0 79 36 79 79v389c0 44-36 80-79 80h-3134c-44 0-80-36-80-80v-389c0-43 36-79 80-79z">
          <text:p/>
        </draw:path>
        <draw:path draw:style-name="gr11" draw:text-style-name="P12" draw:layer="layout" svg:width="3.292cm" svg:height="0.547cm" svg:x="3.904cm" svg:y="12.413cm" svg:viewBox="0 0 3293 548" svg:d="M80 26h3134c29 0 53 24 53 53v389c0 29-24 53-53 53h-3134c-29 0-53-24-53-53v-389c0-29 24-53 53-53zM80 0h3134c43 0 79 36 79 79v389c0 44-36 80-79 80h-3134c-44 0-80-36-80-80v-389c0-43 36-79 80-79z">
          <text:p/>
        </draw:path>
        <draw:frame draw:style-name="gr4" draw:text-style-name="P5" draw:layer="layout" svg:width="0.426cm" svg:height="0.615cm" svg:x="17.159cm" svg:y="11.569cm">
          <draw:text-box>
            <text:p text:style-name="P3"><text:span text:style-name="T3"><text:s/>e </text:span></text:p>
          </draw:text-box>
        </draw:frame>
        <draw:frame draw:style-name="gr12" draw:text-style-name="P13" draw:layer="layout" svg:width="2.463cm" svg:height="0.53cm" svg:x="4.037cm" svg:y="12.375cm">
          <draw:text-box>
            <text:p text:style-name="P3"><text:span text:style-name="T9">FavoriteStoc</text:span><text:span text:style-name="T9">k</text:span></text:p>
          </draw:text-box>
        </draw:frame>
        <draw:frame draw:style-name="gr4" draw:text-style-name="P5" draw:layer="layout" svg:width="10.547cm" svg:height="0.615cm" svg:x="7.197cm" svg:y="12.299cm">
          <draw:text-box>
            <text:p text:style-name="P3"><text:span text:style-name="T3"><text:s/></text:span><text:span text:style-name="T3">representa</text:span><text:span text:style-name="T3">m a </text:span><text:span text:style-name="T3">camada de </text:span><text:span text:style-name="T3">dados e </text:span><text:span text:style-name="T3">lógica de </text:span><text:span text:style-name="T3">negócio.</text:span></text:p>
          </draw:text-box>
        </draw:frame>
        <draw:path draw:style-name="gr10" draw:text-style-name="P11" draw:layer="layout" svg:width="5.387cm" svg:height="0.547cm" svg:x="12.649cm" svg:y="13.355cm" svg:viewBox="0 0 5388 548" svg:d="M5309 0c43 0 79 37 79 80v388c0 44-36 80-79 80h-5230c-44 0-79-36-79-80v-388c0-43 35-80 79-80z">
          <text:p/>
        </draw:path>
        <draw:path draw:style-name="gr11" draw:text-style-name="P12" draw:layer="layout" svg:width="5.387cm" svg:height="0.547cm" svg:x="12.649cm" svg:y="13.355cm" svg:viewBox="0 0 5388 548" svg:d="M79 27h5230c29 0 52 24 52 53v388c0 29-23 53-52 53h-5230c-29 0-53-24-53-53v-388c0-29 24-53 53-53zM79 0h5230c43 0 79 37 79 80v388c0 44-36 80-79 80h-5230c-44 0-79-36-79-80v-388c0-43 35-80 79-80z">
          <text:p/>
        </draw:path>
        <draw:frame draw:style-name="gr4" draw:text-style-name="P5" draw:layer="layout" svg:width="8.745cm" svg:height="0.615cm" svg:x="3.905cm" svg:y="13.241cm">
          <draw:text-box>
            <text:p text:style-name="P3"><text:span text:style-name="T2">View </text:span><text:span text:style-name="T2">(Visões):</text:span><text:span text:style-name="T3"> </text:span><text:span text:style-name="T3">As funções </text:span><text:span text:style-name="T3">e classes </text:span><text:span text:style-name="T3">de view (</text:span></text:p>
          </draw:text-box>
        </draw:frame>
        <draw:frame draw:style-name="gr12" draw:text-style-name="P13" draw:layer="layout" svg:width="4.834cm" svg:height="0.53cm" svg:x="12.781cm" svg:y="13.317cm">
          <draw:text-box>
            <text:p text:style-name="P3"><text:span text:style-name="T9">AdminPass</text:span><text:span text:style-name="T9">wordResetV</text:span><text:span text:style-name="T9">iew</text:span></text:p>
          </draw:text-box>
        </draw:frame>
        <draw:path draw:style-name="gr10" draw:text-style-name="P11" draw:layer="layout" svg:width="2.361cm" svg:height="0.547cm" svg:x="3.904cm" svg:y="14.085cm" svg:viewBox="0 0 2362 548" svg:d="M2282 0c44 0 80 36 80 80v389c0 43-36 79-80 79h-2202c-44 0-80-36-80-79v-389c0-44 36-80 80-80z">
          <text:p/>
        </draw:path>
        <draw:path draw:style-name="gr11" draw:text-style-name="P12" draw:layer="layout" svg:width="2.361cm" svg:height="0.547cm" svg:x="3.904cm" svg:y="14.085cm" svg:viewBox="0 0 2362 548" svg:d="M80 27h2202c29 0 53 24 53 53v389c0 29-24 53-53 53h-2202c-29 0-53-24-53-53v-389c0-29 24-53 53-53zM80 0h2202c44 0 80 36 80 80v389c0 43-36 79-80 79h-2202c-44 0-80-36-80-79v-389c0-44 36-80 80-80z">
          <text:p/>
        </draw:path>
        <draw:frame draw:style-name="gr4" draw:text-style-name="P5" draw:layer="layout" svg:width="0.422cm" svg:height="0.615cm" svg:x="18.036cm" svg:y="13.241cm">
          <draw:text-box>
            <text:p text:style-name="P3"><text:span text:style-name="T3">, </text:span></text:p>
          </draw:text-box>
        </draw:frame>
        <draw:frame draw:style-name="gr12" draw:text-style-name="P13" draw:layer="layout" svg:width="1.981cm" svg:height="0.53cm" svg:x="4.037cm" svg:y="14.048cm">
          <draw:text-box>
            <text:p text:style-name="P3"><text:span text:style-name="T9">dashboard</text:span></text:p>
          </draw:text-box>
        </draw:frame>
        <draw:frame draw:style-name="gr4" draw:text-style-name="P5" draw:layer="layout" svg:width="12.172cm" svg:height="0.615cm" svg:x="6.265cm" svg:y="13.971cm">
          <draw:text-box>
            <text:p text:style-name="P3"><text:span text:style-name="T3">, etc.) </text:span><text:span text:style-name="T3">atuam </text:span><text:span text:style-name="T3">como o </text:span><text:span text:style-name="T3">"Controller</text:span><text:span text:style-name="T3">", </text:span><text:span text:style-name="T3">processand</text:span><text:span text:style-name="T3">o as </text:span><text:span text:style-name="T3">requisições</text:span></text:p>
          </draw:text-box>
        </draw:frame>
        <draw:frame draw:style-name="gr4" draw:text-style-name="P5" draw:layer="layout" svg:width="13.887cm" svg:height="0.615cm" svg:x="3.905cm" svg:y="14.702cm">
          <draw:text-box>
            <text:p text:style-name="P3"><text:span text:style-name="T3">do usuário, </text:span><text:span text:style-name="T3">interagindo </text:span><text:span text:style-name="T3">com os </text:span><text:span text:style-name="T3">modelos e </text:span><text:span text:style-name="T3">selecionan</text:span><text:span text:style-name="T3">do qual </text:span><text:span text:style-name="T3">template</text:span></text:p>
          </draw:text-box>
        </draw:frame>
        <draw:frame draw:style-name="gr4" draw:text-style-name="P5" draw:layer="layout" svg:width="2.158cm" svg:height="0.615cm" svg:x="3.905cm" svg:y="15.379cm">
          <draw:text-box>
            <text:p text:style-name="P3"><text:span text:style-name="T3">renderizar.</text:span></text:p>
          </draw:text-box>
        </draw:frame>
        <draw:frame draw:style-name="gr4" draw:text-style-name="P5" draw:layer="layout" svg:width="14.562cm" svg:height="0.615cm" svg:x="3.905cm" svg:y="16.268cm">
          <draw:text-box>
            <text:p text:style-name="P3"><text:span text:style-name="T2">Template </text:span><text:span text:style-name="T2">(Template</text:span><text:span text:style-name="T2">s HTML):</text:span><text:span text:style-name="T3"> </text:span><text:span text:style-name="T3">Embora </text:span><text:span text:style-name="T3">não </text:span><text:span text:style-name="T3">detalhados </text:span><text:span text:style-name="T3">neste </text:span><text:span text:style-name="T3">documento</text:span><text:span text:style-name="T3">,</text:span></text:p>
          </draw:text-box>
        </draw:frame>
        <draw:frame draw:style-name="gr4" draw:text-style-name="P5" draw:layer="layout" svg:width="13.977cm" svg:height="0.615cm" svg:x="3.905cm" svg:y="16.946cm">
          <draw:text-box>
            <text:p text:style-name="P3"><text:span text:style-name="T3">os </text:span><text:span text:style-name="T3">templates </text:span><text:span text:style-name="T3">HTML </text:span><text:span text:style-name="T3">correspond</text:span><text:span text:style-name="T3">em à </text:span><text:span text:style-name="T3">"View" no </text:span><text:span text:style-name="T3">padrão </text:span><text:span text:style-name="T3">MVC </text:span><text:span text:style-name="T3">tradicional,</text:span></text:p>
          </draw:text-box>
        </draw:frame>
        <draw:frame draw:style-name="gr4" draw:text-style-name="P5" draw:layer="layout" svg:width="9.874cm" svg:height="0.615cm" svg:x="3.905cm" svg:y="17.623cm">
          <draw:text-box>
            <text:p text:style-name="P3"><text:span text:style-name="T3">sendo </text:span><text:span text:style-name="T3">responsáve</text:span><text:span text:style-name="T3">is pela </text:span><text:span text:style-name="T3">apresentaç</text:span><text:span text:style-name="T3">ão dos </text:span><text:span text:style-name="T3">dados.</text:span></text:p>
          </draw:text-box>
        </draw:frame>
        <draw:frame draw:style-name="gr4" draw:text-style-name="P5" draw:layer="layout" svg:width="1.362cm" svg:height="0.615cm" svg:x="3.058cm" svg:y="18.512cm">
          <draw:text-box>
            <text:p text:style-name="P3"><text:span text:style-name="T2">Mixin:</text:span><text:span text:style-name="T3"> </text:span></text:p>
          </draw:text-box>
        </draw:frame>
        <draw:frame draw:style-name="gr4" draw:text-style-name="P5" draw:layer="layout" svg:width="0.506cm" svg:height="0.615cm" svg:x="4.684cm" svg:y="18.512cm">
          <draw:text-box>
            <text:p text:style-name="P3"><text:span text:style-name="T3">O <text:s/></text:span></text:p>
          </draw:text-box>
        </draw:frame>
        <draw:frame draw:style-name="gr4" draw:text-style-name="P5" draw:layer="layout" svg:width="1.614cm" svg:height="0.615cm" svg:x="5.357cm" svg:y="18.512cm">
          <draw:text-box>
            <text:p text:style-name="P3"><text:span text:style-name="T3">padrão <text:s/></text:span></text:p>
          </draw:text-box>
        </draw:frame>
        <draw:frame draw:style-name="gr4" draw:text-style-name="P5" draw:layer="layout" svg:width="1.237cm" svg:height="0.615cm" svg:x="7.122cm" svg:y="18.512cm">
          <draw:text-box>
            <text:p text:style-name="P3"><text:span text:style-name="T3">Mixin <text:s/></text:span></text:p>
          </draw:text-box>
        </draw:frame>
        <draw:frame draw:style-name="gr4" draw:text-style-name="P5" draw:layer="layout" svg:width="0.426cm" svg:height="0.615cm" svg:x="8.528cm" svg:y="18.512cm">
          <draw:text-box>
            <text:p text:style-name="P3"><text:span text:style-name="T3">é <text:s/></text:span></text:p>
          </draw:text-box>
        </draw:frame>
        <draw:frame draw:style-name="gr4" draw:text-style-name="P5" draw:layer="layout" svg:width="1.92cm" svg:height="0.615cm" svg:x="9.122cm" svg:y="18.512cm">
          <draw:text-box>
            <text:p text:style-name="P3"><text:span text:style-name="T3">utilizado <text:s/></text:span></text:p>
          </draw:text-box>
        </draw:frame>
        <draw:path draw:style-name="gr10" draw:text-style-name="P11" draw:layer="layout" svg:width="5.387cm" svg:height="0.547cm" svg:x="12.186cm" svg:y="18.626cm" svg:viewBox="0 0 5388 548" svg:d="M5309 0c44 0 79 35 79 79v389c0 44-35 80-79 80h-5230c-43 0-79-36-79-80v-389c0-44 36-79 79-79z">
          <text:p/>
        </draw:path>
        <draw:path draw:style-name="gr11" draw:text-style-name="P12" draw:layer="layout" svg:width="5.387cm" svg:height="0.547cm" svg:x="12.186cm" svg:y="18.626cm" svg:viewBox="0 0 5388 548" svg:d="M79 26h5230c29 0 53 24 53 53v389c0 29-24 53-53 53h-5230c-29 0-52-24-52-53v-389c0-29 23-53 52-53zM79 0h5230c44 0 79 35 79 79v389c0 44-35 80-79 80h-5230c-43 0-79-36-79-80v-389c0-44 36-79 79-79z">
          <text:p/>
        </draw:path>
        <draw:frame draw:style-name="gr4" draw:text-style-name="P5" draw:layer="layout" svg:width="0.818cm" svg:height="0.615cm" svg:x="11.199cm" svg:y="18.512cm">
          <draw:text-box>
            <text:p text:style-name="P3"><text:span text:style-name="T3">em <text:s/></text:span></text:p>
          </draw:text-box>
        </draw:frame>
        <draw:frame draw:style-name="gr12" draw:text-style-name="P13" draw:layer="layout" svg:width="4.834cm" svg:height="0.53cm" svg:x="12.319cm" svg:y="18.588cm">
          <draw:text-box>
            <text:p text:style-name="P3"><text:span text:style-name="T9">AdminPass</text:span><text:span text:style-name="T9">wordResetV</text:span><text:span text:style-name="T9">iew</text:span></text:p>
          </draw:text-box>
        </draw:frame>
        <draw:frame draw:style-name="gr4" draw:text-style-name="P5" draw:layer="layout" svg:width="0.422cm" svg:height="0.615cm" svg:x="17.574cm" svg:y="18.512cm">
          <draw:text-box>
            <text:p text:style-name="P3"><text:span text:style-name="T3"><text:s/></text:span></text:p>
          </draw:text-box>
        </draw:frame>
        <draw:path draw:style-name="gr10" draw:text-style-name="P11" draw:layer="layout" svg:width="4.456cm" svg:height="0.547cm" svg:x="3.058cm" svg:y="19.356cm" svg:viewBox="0 0 4457 548" svg:d="M4377 0c44 0 80 37 80 81v388c0 43-36 79-80 79h-4298c-43 0-79-36-79-79v-388c0-44 36-81 79-81z">
          <text:p/>
        </draw:path>
        <draw:path draw:style-name="gr11" draw:text-style-name="P12" draw:layer="layout" svg:width="4.456cm" svg:height="0.547cm" svg:x="3.058cm" svg:y="19.356cm" svg:viewBox="0 0 4457 548" svg:d="M79 28h4298c30 0 53 23 53 53v388c0 29-23 53-53 53h-4298c-29 0-53-24-53-53v-388c0-30 24-53 53-53zM79 0h4298c44 0 80 37 80 81v388c0 43-36 79-80 79h-4298c-43 0-79-36-79-79v-388c0-44 36-81 79-81z">
          <text:p/>
        </draw:path>
        <draw:frame draw:style-name="gr4" draw:text-style-name="P5" draw:layer="layout" svg:width="0.866cm" svg:height="0.615cm" svg:x="17.934cm" svg:y="18.512cm">
          <draw:text-box>
            <text:p text:style-name="P3"><text:span text:style-name="T3">com</text:span></text:p>
          </draw:text-box>
        </draw:frame>
        <draw:frame draw:style-name="gr12" draw:text-style-name="P13" draw:layer="layout" svg:width="3.686cm" svg:height="0.53cm" svg:x="3.191cm" svg:y="19.319cm">
          <draw:text-box>
            <text:p text:style-name="P3"><text:span text:style-name="T9">LoginRequir</text:span><text:span text:style-name="T9">edMixin</text:span></text:p>
          </draw:text-box>
        </draw:frame>
        <draw:frame draw:style-name="gr4" draw:text-style-name="P5" draw:layer="layout" svg:width="0.422cm" svg:height="0.615cm" svg:x="7.514cm" svg:y="19.242cm">
          <draw:text-box>
            <text:p text:style-name="P3"><text:span text:style-name="T3"><text:s/></text:span></text:p>
          </draw:text-box>
        </draw:frame>
        <draw:frame draw:style-name="gr4" draw:text-style-name="P5" draw:layer="layout" svg:width="0.422cm" svg:height="0.615cm" svg:x="8.414cm" svg:y="19.242cm">
          <draw:text-box>
            <text:p text:style-name="P3"><text:span text:style-name="T3">e</text:span></text:p>
          </draw:text-box>
        </draw:frame>
        <draw:path draw:style-name="gr10" draw:text-style-name="P11" draw:layer="layout" svg:width="4.688cm" svg:height="0.547cm" svg:x="9.548cm" svg:y="19.356cm" svg:viewBox="0 0 4689 548" svg:d="M4610 0c44 0 79 37 79 81v388c0 43-35 79-79 79h-4531c-44 0-79-36-79-79v-388c0-44 35-81 79-81z">
          <text:p/>
        </draw:path>
        <draw:path draw:style-name="gr11" draw:text-style-name="P12" draw:layer="layout" svg:width="4.688cm" svg:height="0.547cm" svg:x="9.548cm" svg:y="19.356cm" svg:viewBox="0 0 4689 548" svg:d="M79 28h4531c29 0 53 23 53 53v388c0 29-24 53-53 53h-4531c-29 0-53-24-53-53v-388c0-30 24-53 53-53zM79 0h4531c44 0 79 37 79 81v388c0 43-35 79-79 79h-4531c-44 0-79-36-79-79v-388c0-44 35-81 79-81z">
          <text:p/>
        </draw:path>
        <draw:frame draw:style-name="gr4" draw:text-style-name="P5" draw:layer="layout" svg:width="0.422cm" svg:height="0.615cm" svg:x="9.473cm" svg:y="19.242cm">
          <draw:text-box>
            <text:p text:style-name="P3"><text:span text:style-name="T3"><text:s/></text:span></text:p>
          </draw:text-box>
        </draw:frame>
        <draw:frame draw:style-name="gr12" draw:text-style-name="P13" draw:layer="layout" svg:width="3.851cm" svg:height="0.53cm" svg:x="9.68cm" svg:y="19.319cm">
          <draw:text-box>
            <text:p text:style-name="P3"><text:span text:style-name="T9">UserPasses</text:span><text:span text:style-name="T9">TestMixin</text:span></text:p>
          </draw:text-box>
        </draw:frame>
        <draw:frame draw:style-name="gr4" draw:text-style-name="P5" draw:layer="layout" svg:width="0.422cm" svg:height="0.615cm" svg:x="14.237cm" svg:y="19.242cm">
          <draw:text-box>
            <text:p text:style-name="P3"><text:span text:style-name="T3"><text:s/></text:span></text:p>
          </draw:text-box>
        </draw:frame>
        <draw:frame draw:style-name="gr4" draw:text-style-name="P5" draw:layer="layout" svg:width="0.905cm" svg:height="0.615cm" svg:x="15.137cm" svg:y="19.242cm">
          <draw:text-box>
            <text:p text:style-name="P3"><text:span text:style-name="T3">para</text:span></text:p>
          </draw:text-box>
        </draw:frame>
        <draw:frame draw:style-name="gr4" draw:text-style-name="P5" draw:layer="layout" svg:width="0.422cm" svg:height="0.615cm" svg:x="16.435cm" svg:y="19.242cm">
          <draw:text-box>
            <text:p text:style-name="P3"><text:span text:style-name="T3"><text:s/></text:span></text:p>
          </draw:text-box>
        </draw:frame>
        <draw:frame draw:style-name="gr4" draw:text-style-name="P5" draw:layer="layout" svg:width="1.869cm" svg:height="0.615cm" svg:x="16.922cm" svg:y="19.242cm">
          <draw:text-box>
            <text:p text:style-name="P3"><text:span text:style-name="T3">adicionar</text:span></text:p>
          </draw:text-box>
        </draw:frame>
        <draw:frame draw:style-name="gr4" draw:text-style-name="P5" draw:layer="layout" svg:width="14.776cm" svg:height="0.615cm" svg:x="3.058cm" svg:y="19.973cm">
          <draw:text-box>
            <text:p text:style-name="P3"><text:span text:style-name="T3">funcionalid</text:span><text:span text:style-name="T3">ades de </text:span><text:span text:style-name="T3">controle de </text:span><text:span text:style-name="T3">acesso de </text:span><text:span text:style-name="T3">forma </text:span><text:span text:style-name="T3">reutilizável </text:span><text:span text:style-name="T3">e </text:span><text:span text:style-name="T3">desacoplad</text:span><text:span text:style-name="T3">a.</text:span></text:p>
          </draw:text-box>
        </draw:frame>
        <draw:path draw:style-name="gr10" draw:text-style-name="P11" draw:layer="layout" svg:width="1.429cm" svg:height="0.546cm" svg:x="8.652cm" svg:y="20.976cm" svg:viewBox="0 0 1430 547" svg:d="M1350 0c44 0 80 35 80 80v388c0 44-36 79-80 79h-1271c-43 0-79-35-79-79v-388c0-45 36-80 79-80z">
          <text:p/>
        </draw:path>
        <draw:path draw:style-name="gr11" draw:text-style-name="P12" draw:layer="layout" svg:width="1.429cm" svg:height="0.546cm" svg:x="8.652cm" svg:y="20.976cm" svg:viewBox="0 0 1430 547" svg:d="M79 26h1271c30 0 53 25 53 54v388c0 29-23 53-53 53h-1271c-29 0-53-24-53-53v-388c0-29 24-54 53-54zM79 0h1271c44 0 80 35 80 80v388c0 44-36 79-80 79h-1271c-43 0-79-35-79-79v-388c0-45 36-80 79-80z">
          <text:p/>
        </draw:path>
        <draw:frame draw:style-name="gr4" draw:text-style-name="P5" draw:layer="layout" svg:width="5.451cm" svg:height="0.615cm" svg:x="3.058cm" svg:y="20.862cm">
          <draw:text-box>
            <text:p text:style-name="P3"><text:span text:style-name="T2">Form </text:span><text:span text:style-name="T2">Object:</text:span><text:span text:style-name="T3"> As </text:span><text:span text:style-name="T3">classes de </text:span></text:p>
          </draw:text-box>
        </draw:frame>
        <draw:frame draw:style-name="gr12" draw:text-style-name="P13" draw:layer="layout" svg:width="1.151cm" svg:height="0.53cm" svg:x="8.785cm" svg:y="20.938cm">
          <draw:text-box>
            <text:p text:style-name="P3"><text:span text:style-name="T9">Forms</text:span></text:p>
          </draw:text-box>
        </draw:frame>
        <draw:path draw:style-name="gr10" draw:text-style-name="P11" draw:layer="layout" svg:width="3.059cm" svg:height="0.546cm" svg:x="10.347cm" svg:y="20.976cm" svg:viewBox="0 0 3060 547" svg:d="M2981 0c44 0 79 35 79 80v388c0 44-35 79-79 79h-2901c-44 0-80-35-80-79v-388c0-45 36-80 80-80z">
          <text:p/>
        </draw:path>
        <draw:path draw:style-name="gr11" draw:text-style-name="P12" draw:layer="layout" svg:width="3.059cm" svg:height="0.546cm" svg:x="10.347cm" svg:y="20.976cm" svg:viewBox="0 0 3060 547" svg:d="M80 26h2901c29 0 53 25 53 54v388c0 29-24 53-53 53h-2901c-29 0-53-24-53-53v-388c0-29 24-54 53-54zM80 0h2901c44 0 79 35 79 80v388c0 44-35 79-79 79h-2901c-44 0-80-35-80-79v-388c0-45 36-80 80-80z">
          <text:p/>
        </draw:path>
        <draw:frame draw:style-name="gr4" draw:text-style-name="P5" draw:layer="layout" svg:width="0.422cm" svg:height="0.615cm" svg:x="10.081cm" svg:y="20.862cm">
          <draw:text-box>
            <text:p text:style-name="P3"><text:span text:style-name="T3"><text:s/>(</text:span></text:p>
          </draw:text-box>
        </draw:frame>
        <draw:frame draw:style-name="gr12" draw:text-style-name="P13" draw:layer="layout" svg:width="2.502cm" svg:height="0.53cm" svg:x="10.48cm" svg:y="20.938cm">
          <draw:text-box>
            <text:p text:style-name="P3"><text:span text:style-name="T9">TransferFor</text:span><text:span text:style-name="T9">m</text:span></text:p>
          </draw:text-box>
        </draw:frame>
        <draw:path draw:style-name="gr10" draw:text-style-name="P11" draw:layer="layout" svg:width="2.36cm" svg:height="0.546cm" svg:x="13.648cm" svg:y="20.976cm" svg:viewBox="0 0 2361 547" svg:d="M2281 0c44 0 80 35 80 80v388c0 44-36 79-80 79h-2202c-44 0-79-35-79-79v-388c0-45 35-80 79-80z">
          <text:p/>
        </draw:path>
        <draw:path draw:style-name="gr11" draw:text-style-name="P12" draw:layer="layout" svg:width="2.36cm" svg:height="0.546cm" svg:x="13.648cm" svg:y="20.976cm" svg:viewBox="0 0 2361 547" svg:d="M79 26h2202c30 0 53 25 53 54v388c0 29-23 53-53 53h-2202c-29 0-53-24-53-53v-388c0-29 24-54 53-54zM79 0h2202c44 0 80 35 80 80v388c0 44-36 79-80 79h-2202c-44 0-79-35-79-79v-388c0-45 35-80 79-80z">
          <text:p/>
        </draw:path>
        <draw:frame draw:style-name="gr4" draw:text-style-name="P5" draw:layer="layout" svg:width="0.422cm" svg:height="0.615cm" svg:x="13.407cm" svg:y="20.862cm">
          <draw:text-box>
            <text:p text:style-name="P3"><text:span text:style-name="T3">, </text:span></text:p>
          </draw:text-box>
        </draw:frame>
        <draw:frame draw:style-name="gr12" draw:text-style-name="P13" draw:layer="layout" svg:width="2.02cm" svg:height="0.53cm" svg:x="13.78cm" svg:y="20.938cm">
          <draw:text-box>
            <text:p text:style-name="P3"><text:span text:style-name="T9">TradeForm</text:span></text:p>
          </draw:text-box>
        </draw:frame>
        <draw:frame draw:style-name="gr4" draw:text-style-name="P5" draw:layer="layout" svg:width="2.741cm" svg:height="0.615cm" svg:x="16.008cm" svg:y="20.862cm">
          <draw:text-box>
            <text:p text:style-name="P3"><text:span text:style-name="T3">) atuam </text:span><text:span text:style-name="T3">como</text:span></text:p>
          </draw:text-box>
        </draw:frame>
        <draw:frame draw:style-name="gr4" draw:text-style-name="P5" draw:layer="layout" svg:width="15.617cm" svg:height="0.615cm" svg:x="3.058cm" svg:y="21.592cm">
          <draw:text-box>
            <text:p text:style-name="P3"><text:span text:style-name="T3">objetos de </text:span><text:span text:style-name="T3">formulário, </text:span><text:span text:style-name="T3">encapsulan</text:span><text:span text:style-name="T3">do a </text:span><text:span text:style-name="T3">complexida</text:span><text:span text:style-name="T3">de da </text:span><text:span text:style-name="T3">validação </text:span><text:span text:style-name="T3">de dados </text:span><text:span text:style-name="T3">de</text:span></text:p>
          </draw:text-box>
        </draw:frame>
        <draw:frame draw:style-name="gr4" draw:text-style-name="P5" draw:layer="layout" svg:width="10.791cm" svg:height="0.615cm" svg:x="3.058cm" svg:y="22.269cm">
          <draw:text-box>
            <text:p text:style-name="P3"><text:span text:style-name="T3">entrada </text:span><text:span text:style-name="T3">antes que </text:span><text:span text:style-name="T3">eles afetem </text:span><text:span text:style-name="T3">os modelos </text:span><text:span text:style-name="T3">de </text:span><text:span text:style-name="T3">domínio.</text:span></text:p>
          </draw:text-box>
        </draw:frame>
        <draw:frame draw:style-name="gr4" draw:text-style-name="P5" draw:layer="layout" svg:width="0.52cm" svg:height="0.615cm" svg:x="2.54cm" svg:y="2.032cm">
          <draw:text-box>
            <text:p text:style-name="P3"><text:span text:style-name="T3">• </text:span></text:p>
          </draw:text-box>
        </draw:frame>
        <draw:frame draw:style-name="gr4" draw:text-style-name="P5" draw:layer="layout" svg:width="0.52cm" svg:height="0.615cm" svg:x="2.54cm" svg:y="2.974cm">
          <draw:text-box>
            <text:p text:style-name="P3"><text:span text:style-name="T3">• </text:span></text:p>
          </draw:text-box>
        </draw:frame>
        <draw:frame draw:style-name="gr4" draw:text-style-name="P5" draw:layer="layout" svg:width="0.52cm" svg:height="0.615cm" svg:x="2.54cm" svg:y="10.68cm">
          <draw:text-box>
            <text:p text:style-name="P3"><text:span text:style-name="T3">• </text:span></text:p>
          </draw:text-box>
        </draw:frame>
        <draw:frame draw:style-name="gr4" draw:text-style-name="P5" draw:layer="layout" svg:width="0.52cm" svg:height="0.615cm" svg:x="3.387cm" svg:y="11.569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13.241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3.387cm" svg:y="16.268cm">
          <draw:text-box>
            <text:p text:style-name="P3"><text:span text:style-name="T3">◦ </text:span></text:p>
          </draw:text-box>
        </draw:frame>
        <draw:frame draw:style-name="gr4" draw:text-style-name="P5" draw:layer="layout" svg:width="0.52cm" svg:height="0.615cm" svg:x="2.54cm" svg:y="18.512cm">
          <draw:text-box>
            <text:p text:style-name="P3"><text:span text:style-name="T3">• </text:span></text:p>
          </draw:text-box>
        </draw:frame>
        <draw:frame draw:style-name="gr4" draw:text-style-name="P5" draw:layer="layout" svg:width="0.52cm" svg:height="0.615cm" svg:x="2.54cm" svg:y="20.862cm">
          <draw:text-box>
            <text:p text:style-name="P3"><text:span text:style-name="T3">• </text:span></text:p>
          </draw:text-box>
        </draw:frame>
        <draw:frame draw:style-name="gr7" draw:text-style-name="P8" draw:layer="layout" svg:width="0.687cm" svg:height="0.509cm" svg:x="10.156cm" svg:y="28.445cm">
          <draw:text-box>
            <text:p text:style-name="P3"><text:span text:style-name="T6">8 / 9</text:span></text:p>
          </draw:text-box>
        </draw:frame>
      </draw:page>
      <draw:page draw:name="page9" draw:style-name="dp1" draw:master-page-name="master-page38">
        <draw:frame draw:style-name="gr5" draw:text-style-name="P6" draw:layer="layout" svg:width="4.957cm" svg:height="1.025cm" svg:x="2.212cm" svg:y="2.054cm">
          <draw:text-box>
            <text:p text:style-name="P3"><text:span text:style-name="T4">6 </text:span><text:span text:style-name="T4">CONC</text:span><text:span text:style-name="T4">LUSÃ</text:span><text:span text:style-name="T4">O</text:span></text:p>
          </draw:text-box>
        </draw:frame>
        <draw:frame draw:style-name="gr4" draw:text-style-name="P5" draw:layer="layout" svg:width="17.292cm" svg:height="0.615cm" svg:x="2.212cm" svg:y="3.514cm">
          <draw:text-box>
            <text:p text:style-name="P3"><text:span text:style-name="T3">A <text:s text:c="2"/></text:span><text:span text:style-name="T3">arquitetura </text:span><text:span text:style-name="T3"><text:s text:c="2"/>do <text:s text:c="2"/></text:span><text:span text:style-name="T3">sistema <text:s text:c="2"/>de </text:span><text:span text:style-name="T3"><text:s text:c="2"/>controle <text:s text:c="2"/></text:span><text:span text:style-name="T3">de <text:s text:c="2"/>ações <text:s text:c="2"/></text:span><text:span text:style-name="T3">financeiras, </text:span><text:span text:style-name="T3"><text:s text:c="2"/>construída </text:span><text:span text:style-name="T3"><text:s text:c="2"/>sobre <text:s text:c="2"/>o</text:span></text:p>
          </draw:text-box>
        </draw:frame>
        <draw:frame draw:style-name="gr4" draw:text-style-name="P5" draw:layer="layout" svg:width="16.135cm" svg:height="0.615cm" svg:x="2.212cm" svg:y="4.191cm">
          <draw:text-box>
            <text:p text:style-name="P3"><text:span text:style-name="T3">framework </text:span><text:span text:style-name="T3">Django, </text:span><text:span text:style-name="T3">demonstra </text:span><text:span text:style-name="T3">uma </text:span><text:span text:style-name="T3">estrutura </text:span><text:span text:style-name="T3">robusta e </text:span><text:span text:style-name="T3">bem </text:span><text:span text:style-name="T3">organizada</text:span><text:span text:style-name="T3">, alinhada</text:span></text:p>
          </draw:text-box>
        </draw:frame>
        <draw:frame draw:style-name="gr4" draw:text-style-name="P5" draw:layer="layout" svg:width="16.25cm" svg:height="0.615cm" svg:x="2.212cm" svg:y="4.868cm">
          <draw:text-box>
            <text:p text:style-name="P3"><text:span text:style-name="T3">com <text:s text:c="2"/>as <text:s text:c="2"/></text:span><text:span text:style-name="T3">melhores <text:s text:c="2"/></text:span><text:span text:style-name="T3">práticas <text:s text:c="2"/></text:span><text:span text:style-name="T3">de <text:s text:c="2"/></text:span><text:span text:style-name="T3">desenvolvi</text:span><text:span text:style-name="T3">mento <text:s text:c="2"/></text:span><text:span text:style-name="T3">web. <text:s text:c="2"/>A <text:s text:c="2"/></text:span><text:span text:style-name="T3">clara <text:s text:c="2"/></text:span><text:span text:style-name="T3">separação <text:s text:c="2"/></text:span><text:span text:style-name="T3">de</text:span></text:p>
          </draw:text-box>
        </draw:frame>
        <draw:frame draw:style-name="gr4" draw:text-style-name="P5" draw:layer="layout" svg:width="17.672cm" svg:height="0.615cm" svg:x="2.212cm" svg:y="5.546cm">
          <draw:text-box>
            <text:p text:style-name="P3"><text:span text:style-name="T3">responsabil</text:span><text:span text:style-name="T3">idades, <text:s text:c="2"/></text:span><text:span text:style-name="T3">imposta <text:s text:c="2"/></text:span><text:span text:style-name="T3">pelo <text:s text:c="2"/></text:span><text:span text:style-name="T3">padrão <text:s text:c="2"/></text:span><text:span text:style-name="T3">MVT, <text:s text:c="2"/></text:span><text:span text:style-name="T3">facilita <text:s text:c="2"/>a <text:s text:c="2"/></text:span><text:span text:style-name="T3">manutençã</text:span><text:span text:style-name="T3">o, <text:s text:c="2"/>o <text:s text:c="2"/>teste <text:s/></text:span><text:span text:style-name="T3"><text:s/>e <text:s text:c="2"/>a</text:span></text:p>
          </draw:text-box>
        </draw:frame>
        <draw:frame draw:style-name="gr4" draw:text-style-name="P5" draw:layer="layout" svg:width="4.165cm" svg:height="0.615cm" svg:x="2.212cm" svg:y="6.223cm">
          <draw:text-box>
            <text:p text:style-name="P3"><text:span text:style-name="T3">evolução </text:span><text:span text:style-name="T3">do sistema.</text:span></text:p>
          </draw:text-box>
        </draw:frame>
        <draw:frame draw:style-name="gr4" draw:text-style-name="P5" draw:layer="layout" svg:width="17.028cm" svg:height="0.615cm" svg:x="2.212cm" svg:y="7.112cm">
          <draw:text-box>
            <text:p text:style-name="P3"><text:span text:style-name="T3">Os <text:s text:c="2"/></text:span><text:span text:style-name="T3">modelos <text:s text:c="2"/></text:span><text:span text:style-name="T3">de <text:s text:c="2"/>dados <text:s text:c="2"/></text:span><text:span text:style-name="T3">representa</text:span><text:span text:style-name="T3">m <text:s text:c="2"/>de <text:s text:c="2"/></text:span><text:span text:style-name="T3">forma <text:s text:c="2"/></text:span><text:span text:style-name="T3">eficaz <text:s text:c="2"/>as <text:s text:c="2"/></text:span><text:span text:style-name="T3">entidades <text:s text:c="2"/></text:span><text:span text:style-name="T3">do <text:s text:c="2"/></text:span><text:span text:style-name="T3">domínio</text:span></text:p>
          </draw:text-box>
        </draw:frame>
        <draw:frame draw:style-name="gr4" draw:text-style-name="P5" draw:layer="layout" svg:width="17.636cm" svg:height="0.615cm" svg:x="2.212cm" svg:y="7.789cm">
          <draw:text-box>
            <text:p text:style-name="P3"><text:span text:style-name="T3">financeiro, <text:s text:c="2"/></text:span><text:span text:style-name="T3">e <text:s text:c="2"/>os <text:s text:c="2"/></text:span><text:span text:style-name="T3">relacionam</text:span><text:span text:style-name="T3">entos <text:s text:c="2"/></text:span><text:span text:style-name="T3">entre <text:s text:c="2"/>eles <text:s text:c="2"/></text:span><text:span text:style-name="T3">são <text:s text:c="2"/></text:span><text:span text:style-name="T3">consistente</text:span><text:span text:style-name="T3">s <text:s text:c="2"/>e <text:s text:c="2"/>bem <text:s text:c="2"/></text:span><text:span text:style-name="T3">definidos. <text:s text:c="2"/></text:span><text:span text:style-name="T3">A</text:span></text:p>
          </draw:text-box>
        </draw:frame>
        <draw:frame draw:style-name="gr4" draw:text-style-name="P5" draw:layer="layout" svg:width="16.573cm" svg:height="0.615cm" svg:x="2.212cm" svg:y="8.467cm">
          <draw:text-box>
            <text:p text:style-name="P3"><text:span text:style-name="T3">camada de </text:span><text:span text:style-name="T3">formulários </text:span><text:span text:style-name="T3">adiciona </text:span><text:span text:style-name="T3">um nível </text:span><text:span text:style-name="T3">crucial de </text:span><text:span text:style-name="T3">segurança </text:span><text:span text:style-name="T3">e </text:span><text:span text:style-name="T3">integridade </text:span><text:span text:style-name="T3">através</text:span></text:p>
          </draw:text-box>
        </draw:frame>
        <draw:frame draw:style-name="gr4" draw:text-style-name="P5" draw:layer="layout" svg:width="16.199cm" svg:height="0.615cm" svg:x="2.212cm" svg:y="9.144cm">
          <draw:text-box>
            <text:p text:style-name="P3"><text:span text:style-name="T3">de <text:s/></text:span><text:span text:style-name="T3">validações <text:s/></text:span><text:span text:style-name="T3">de negócio <text:s/></text:span><text:span text:style-name="T3">detalhadas</text:span><text:span text:style-name="T3">, como a <text:s/></text:span><text:span text:style-name="T3">verificação <text:s/></text:span><text:span text:style-name="T3">de <text:s/>saldo e <text:s/></text:span><text:span text:style-name="T3">a <text:s/>posse de</text:span></text:p>
          </draw:text-box>
        </draw:frame>
        <draw:frame draw:style-name="gr4" draw:text-style-name="P5" draw:layer="layout" svg:width="15.949cm" svg:height="0.615cm" svg:x="2.212cm" svg:y="9.821cm">
          <draw:text-box>
            <text:p text:style-name="P3"><text:span text:style-name="T3">ativos </text:span><text:span text:style-name="T3">antes de </text:span><text:span text:style-name="T3">permitir </text:span><text:span text:style-name="T3">transações. </text:span><text:span text:style-name="T3">As visões </text:span><text:span text:style-name="T3">orquestra</text:span><text:span text:style-name="T3">m o fluxo </text:span><text:span text:style-name="T3">de </text:span><text:span text:style-name="T3">interação </text:span><text:span text:style-name="T3">do</text:span></text:p>
          </draw:text-box>
        </draw:frame>
        <draw:frame draw:style-name="gr4" draw:text-style-name="P5" draw:layer="layout" svg:width="7.349cm" svg:height="0.615cm" svg:x="2.212cm" svg:y="10.499cm">
          <draw:text-box>
            <text:p text:style-name="P3"><text:span text:style-name="T3">usuário de </text:span><text:span text:style-name="T3">maneira </text:span><text:span text:style-name="T3">lógica e </text:span><text:span text:style-name="T3">eficiente.</text:span></text:p>
          </draw:text-box>
        </draw:frame>
        <draw:frame draw:style-name="gr4" draw:text-style-name="P5" draw:layer="layout" svg:width="0.449cm" svg:height="0.615cm" svg:x="2.212cm" svg:y="11.388cm">
          <draw:text-box>
            <text:p text:style-name="P3"><text:span text:style-name="T3">A <text:s/></text:span></text:p>
          </draw:text-box>
        </draw:frame>
        <draw:frame draw:style-name="gr4" draw:text-style-name="P5" draw:layer="layout" svg:width="2.111cm" svg:height="0.615cm" svg:x="2.883cm" svg:y="11.388cm">
          <draw:text-box>
            <text:p text:style-name="P3"><text:span text:style-name="T3">utilização <text:s/></text:span></text:p>
          </draw:text-box>
        </draw:frame>
        <draw:frame draw:style-name="gr4" draw:text-style-name="P5" draw:layer="layout" svg:width="0.689cm" svg:height="0.615cm" svg:x="5.202cm" svg:y="11.388cm">
          <draw:text-box>
            <text:p text:style-name="P3"><text:span text:style-name="T3">de <text:s/></text:span></text:p>
          </draw:text-box>
        </draw:frame>
        <draw:frame draw:style-name="gr4" draw:text-style-name="P5" draw:layer="layout" svg:width="1.808cm" svg:height="0.615cm" svg:x="6.114cm" svg:y="11.388cm">
          <draw:text-box>
            <text:p text:style-name="P3"><text:span text:style-name="T3">padrões <text:s/></text:span></text:p>
          </draw:text-box>
        </draw:frame>
        <draw:frame draw:style-name="gr4" draw:text-style-name="P5" draw:layer="layout" svg:width="0.689cm" svg:height="0.615cm" svg:x="8.134cm" svg:y="11.388cm">
          <draw:text-box>
            <text:p text:style-name="P3"><text:span text:style-name="T3">de <text:s/></text:span></text:p>
          </draw:text-box>
        </draw:frame>
        <draw:frame draw:style-name="gr4" draw:text-style-name="P5" draw:layer="layout" svg:width="1.642cm" svg:height="0.615cm" svg:x="9.045cm" svg:y="11.388cm">
          <draw:text-box>
            <text:p text:style-name="P3"><text:span text:style-name="T3">projeto <text:s/></text:span></text:p>
          </draw:text-box>
        </draw:frame>
        <draw:frame draw:style-name="gr4" draw:text-style-name="P5" draw:layer="layout" svg:width="2.717cm" svg:height="0.615cm" svg:x="10.895cm" svg:y="11.388cm">
          <draw:text-box>
            <text:p text:style-name="P3"><text:span text:style-name="T3">consagrad</text:span><text:span text:style-name="T3">os <text:s/></text:span></text:p>
          </draw:text-box>
        </draw:frame>
        <draw:frame draw:style-name="gr4" draw:text-style-name="P5" draw:layer="layout" svg:width="1.693cm" svg:height="0.615cm" svg:x="13.814cm" svg:y="11.388cm">
          <draw:text-box>
            <text:p text:style-name="P3"><text:span text:style-name="T3">confere <text:s/></text:span></text:p>
          </draw:text-box>
        </draw:frame>
        <draw:frame draw:style-name="gr4" draw:text-style-name="P5" draw:layer="layout" svg:width="2.624cm" svg:height="0.615cm" svg:x="15.712cm" svg:y="11.388cm">
          <draw:text-box>
            <text:p text:style-name="P3"><text:span text:style-name="T3">flexibilidad</text:span><text:span text:style-name="T3">e <text:s/></text:span></text:p>
          </draw:text-box>
        </draw:frame>
        <draw:frame draw:style-name="gr4" draw:text-style-name="P5" draw:layer="layout" svg:width="0.422cm" svg:height="0.615cm" svg:x="18.556cm" svg:y="11.388cm">
          <draw:text-box>
            <text:p text:style-name="P3"><text:span text:style-name="T3">e</text:span></text:p>
          </draw:text-box>
        </draw:frame>
        <draw:frame draw:style-name="gr4" draw:text-style-name="P5" draw:layer="layout" svg:width="17.431cm" svg:height="0.615cm" svg:x="2.212cm" svg:y="12.065cm">
          <draw:text-box>
            <text:p text:style-name="P3"><text:span text:style-name="T3">escalabilid</text:span><text:span text:style-name="T3">ade <text:s text:c="2"/>à <text:s text:c="2"/></text:span><text:span text:style-name="T3">aplicação. <text:s text:c="2"/></text:span><text:span text:style-name="T3">Conclui-se <text:s text:c="2"/></text:span><text:span text:style-name="T3">que <text:s text:c="2"/>a <text:s text:c="2"/></text:span><text:span text:style-name="T3">arquitetura </text:span><text:span text:style-name="T3"><text:s text:c="2"/></text:span><text:span text:style-name="T3">apresentad</text:span><text:span text:style-name="T3">a <text:s text:c="2"/>é <text:s text:c="2"/>sólida </text:span><text:span text:style-name="T3"><text:s text:c="2"/>e</text:span></text:p>
          </draw:text-box>
        </draw:frame>
        <draw:frame draw:style-name="gr4" draw:text-style-name="P5" draw:layer="layout" svg:width="16.413cm" svg:height="0.615cm" svg:x="2.212cm" svg:y="12.742cm">
          <draw:text-box>
            <text:p text:style-name="P3"><text:span text:style-name="T3">adequada </text:span><text:span text:style-name="T3">para os </text:span><text:span text:style-name="T3">requisitos </text:span><text:span text:style-name="T3">de uma </text:span><text:span text:style-name="T3">plataforma </text:span><text:span text:style-name="T3">de controle </text:span><text:span text:style-name="T3">financeiro, </text:span><text:span text:style-name="T3">fornecendo</text:span></text:p>
          </draw:text-box>
        </draw:frame>
        <draw:frame draw:style-name="gr4" draw:text-style-name="P5" draw:layer="layout" svg:width="12.375cm" svg:height="0.615cm" svg:x="2.212cm" svg:y="13.42cm">
          <draw:text-box>
            <text:p text:style-name="P3"><text:span text:style-name="T3">uma base </text:span><text:span text:style-name="T3">confiável </text:span><text:span text:style-name="T3">para </text:span><text:span text:style-name="T3">futuras </text:span><text:span text:style-name="T3">expansões </text:span><text:span text:style-name="T3">e </text:span><text:span text:style-name="T3">aprimoram</text:span><text:span text:style-name="T3">entos.</text:span></text:p>
          </draw:text-box>
        </draw:frame>
        <draw:frame draw:style-name="gr5" draw:text-style-name="P6" draw:layer="layout" svg:width="5.383cm" svg:height="1.025cm" svg:x="2.212cm" svg:y="15.177cm">
          <draw:text-box>
            <text:p text:style-name="P3"><text:span text:style-name="T4">7 </text:span><text:span text:style-name="T4">REFER</text:span><text:span text:style-name="T4">ÊNCIA</text:span><text:span text:style-name="T4">S</text:span></text:p>
          </draw:text-box>
        </draw:frame>
        <draw:frame draw:style-name="gr4" draw:text-style-name="P5" draw:layer="layout" svg:width="16.152cm" svg:height="0.615cm" svg:x="3.058cm" svg:y="16.637cm">
          <draw:text-box>
            <text:p text:style-name="P3"><text:span text:style-name="T3">ASSOCIAÇÃ</text:span><text:span text:style-name="T3">O <text:s text:c="2"/></text:span><text:span text:style-name="T3">BRASILEIRA </text:span><text:span text:style-name="T3"><text:s text:c="2"/>DE <text:s text:c="2"/></text:span><text:span text:style-name="T3">NORMAS <text:s text:c="2"/></text:span><text:span text:style-name="T3">TÉCNICAS. <text:s/></text:span><text:span text:style-name="T2">NBR <text:s text:c="2"/></text:span><text:span text:style-name="T2">14724:</text:span><text:span text:style-name="T3"> <text:s/></text:span><text:span text:style-name="T3">Informação </text:span><text:span text:style-name="T3"><text:s text:c="2"/>e</text:span></text:p>
          </draw:text-box>
        </draw:frame>
        <draw:frame draw:style-name="gr4" draw:text-style-name="P5" draw:layer="layout" svg:width="15.599cm" svg:height="0.615cm" svg:x="3.058cm" svg:y="17.314cm">
          <draw:text-box>
            <text:p text:style-name="P3"><text:span text:style-name="T3">documenta</text:span><text:span text:style-name="T3">ção — </text:span><text:span text:style-name="T3">Trabalhos </text:span><text:span text:style-name="T3">acadêmico</text:span><text:span text:style-name="T3">s — </text:span><text:span text:style-name="T3">Apresentaç</text:span><text:span text:style-name="T3">ão. Rio de </text:span><text:span text:style-name="T3">Janeiro, </text:span><text:span text:style-name="T3">2011.</text:span></text:p>
          </draw:text-box>
        </draw:frame>
        <draw:frame draw:style-name="gr4" draw:text-style-name="P5" draw:layer="layout" svg:width="15.995cm" svg:height="0.615cm" svg:x="3.058cm" svg:y="18.203cm">
          <draw:text-box>
            <text:p text:style-name="P3"><text:span text:style-name="T3">DJANGO <text:s text:c="2"/></text:span><text:span text:style-name="T3">SOFTWARE <text:s/></text:span><text:span text:style-name="T3"><text:s/></text:span><text:span text:style-name="T3">FOUNDATI</text:span><text:span text:style-name="T3">ON. <text:s/></text:span><text:span text:style-name="T2">Django <text:s text:c="2"/></text:span><text:span text:style-name="T2">Document</text:span><text:span text:style-name="T2">ation</text:span><text:span text:style-name="T3">. <text:s text:c="2"/></text:span><text:span text:style-name="T3">Disponível <text:s text:c="2"/></text:span><text:span text:style-name="T3">em:</text:span></text:p>
          </draw:text-box>
        </draw:frame>
        <draw:frame draw:style-name="gr4" draw:text-style-name="P5" draw:layer="layout" svg:width="13.478cm" svg:height="0.615cm" svg:x="3.058cm" svg:y="18.881cm">
          <draw:text-box>
            <text:p text:style-name="P3"><text:span text:style-name="T3">https://</text:span><text:span text:style-name="T3">docs.djang</text:span><text:span text:style-name="T3">oproject.co</text:span><text:span text:style-name="T3">m/en/</text:span><text:span text:style-name="T3">stable/. </text:span><text:span text:style-name="T3">Acesso em: </text:span><text:span text:style-name="T3">24 jun. </text:span><text:span text:style-name="T3">2025.</text:span></text:p>
          </draw:text-box>
        </draw:frame>
        <draw:frame draw:style-name="gr13" draw:text-style-name="P14" draw:layer="layout" svg:width="16.406cm" svg:height="1.229cm" svg:x="3.058cm" svg:y="19.77cm">
          <draw:text-box>
            <text:p text:style-name="P3"><text:span text:style-name="T3">BOOCH, <text:s text:c="2"/></text:span><text:span text:style-name="T3">Grady; <text:s text:c="2"/></text:span><text:span text:style-name="T3">RUMBAUG</text:span><text:span text:style-name="T3">H, <text:s text:c="2"/>James; <text:s text:c="2"/></text:span><text:span text:style-name="T3">JACOBSON</text:span><text:span text:style-name="T3">, <text:s text:c="2"/>Ivar. <text:s/></text:span><text:span text:style-name="T2">The </text:span><text:span text:style-name="T2"><text:s text:c="2"/>Unified <text:s text:c="2"/></text:span><text:span text:style-name="T2">Modeling</text:span></text:p>
          </draw:text-box>
        </draw:frame>
        <draw:frame draw:style-name="gr4" draw:text-style-name="P5" draw:layer="layout" svg:width="10.187cm" svg:height="0.615cm" svg:x="3.058cm" svg:y="20.447cm">
          <draw:text-box>
            <text:p text:style-name="P3"><text:span text:style-name="T2">Language </text:span><text:span text:style-name="T2">User </text:span><text:span text:style-name="T2">Guide</text:span><text:span text:style-name="T3">. 2. </text:span><text:span text:style-name="T3">ed. </text:span><text:span text:style-name="T3">Addison-</text:span><text:span text:style-name="T3">Wesley, </text:span><text:span text:style-name="T3">2005.</text:span></text:p>
          </draw:text-box>
        </draw:frame>
        <draw:frame draw:style-name="gr4" draw:text-style-name="P5" draw:layer="layout" svg:width="0.449cm" svg:height="0.615cm" svg:x="2.611cm" svg:y="16.637cm">
          <draw:text-box>
            <text:p text:style-name="P3"><text:span text:style-name="T3">1. </text:span></text:p>
          </draw:text-box>
        </draw:frame>
        <draw:frame draw:style-name="gr4" draw:text-style-name="P5" draw:layer="layout" svg:width="0.449cm" svg:height="0.615cm" svg:x="2.611cm" svg:y="18.203cm">
          <draw:text-box>
            <text:p text:style-name="P3"><text:span text:style-name="T3">2. </text:span></text:p>
          </draw:text-box>
        </draw:frame>
        <draw:frame draw:style-name="gr14" draw:text-style-name="P14" draw:layer="layout" svg:width="0.449cm" svg:height="0.615cm" svg:x="2.611cm" svg:y="19.77cm">
          <draw:text-box>
            <text:p text:style-name="P3"><text:span text:style-name="T3">3. </text:span></text:p>
          </draw:text-box>
        </draw:frame>
        <draw:frame draw:style-name="gr7" draw:text-style-name="P8" draw:layer="layout" svg:width="0.687cm" svg:height="0.509cm" svg:x="10.156cm" svg:y="28.445cm">
          <draw:text-box>
            <text:p text:style-name="P3"><text:span text:style-name="T6">9 / 9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-Mono" svg:font-family="Liberation-Mono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-Sans-CJK-SC" svg:font-family="Noto-Sans-CJK-SC"/>
    <style:font-face style:name="NotoSansCJKSC" svg:font-family="NotoSansCJKSC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3cm" fo:margin-bottom="1cm" fo:margin-left="2.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24T01:55:36.172904753</dc:date>
    <meta:editing-duration>PT6M37S</meta:editing-duration>
    <meta:editing-cycles>1</meta:editing-cycles>
    <meta:generator>LibreOffice/25.2.4.3$Linux_X86_64 LibreOffice_project/520$Build-3</meta:generator>
    <meta:document-statistic meta:object-count="731"/>
  </office:meta>
</office:document-meta>
</file>